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59cm"/>
    </style:style>
    <style:style style:name="co2" style:family="table-column">
      <style:table-column-properties fo:break-before="auto" style:column-width="2.604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1.418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24.007cm"/>
    </style:style>
    <style:style style:name="co7" style:family="table-column">
      <style:table-column-properties fo:break-before="auto" style:column-width="1.9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6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PageStyle_5f_1957">
      <style:table-properties table:display="true" style:writing-mode="lr-tb"/>
    </style:style>
    <number:date-style style:name="N8036" number:language="es" number:country="GT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" style:family="table-cell" style:parent-style-name="Excel_20_Built-in_20_Normal">
      <style:table-cell-properties fo:background-color="#66ff66"/>
    </style:style>
    <style:style style:name="ce3" style:family="table-cell" style:parent-style-name="Excel_20_Built-in_20_Normal">
      <style:table-cell-properties fo:background-color="transparent"/>
    </style:style>
    <style:style style:name="ce4" style:family="table-cell" style:parent-style-name="Excel_20_Built-in_20_Normal" style:data-style-name="N8036"/>
    <style:style style:name="ce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6" style:family="table-cell" style:parent-style-name="Excel_20_Built-in_20_Normal">
      <style:table-cell-properties fo:background-color="#66ff66" style:diagonal-bl-tr="none" style:diagonal-tl-br="none" style:rotation-align="none"/>
    </style:style>
    <style:style style:name="ce7" style:family="table-cell" style:parent-style-name="Excel_20_Built-in_20_Normal">
      <style:table-cell-properties fo:background-color="transparent"/>
      <style:text-properties style:use-window-font-color="tru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957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7" table:default-cell-style-name="Excel_20_Built-in_20_Normal"/>
        <table:table-row table:style-name="ro1">
          <table:table-cell office:value-type="string">
            <text:p><text:s/></text:p>
          </table:table-cell>
          <table:table-cell office:value-type="string">
            <text:p>tournament</text:p>
          </table:table-cell>
          <table:table-cell office:value-type="string">
            <text:p>group_code</text:p>
          </table:table-cell>
          <table:table-cell office:value-type="string">
            <text:p>squad</text:p>
          </table:table-cell>
          <table:table-cell table:number-columns-repeated="2"/>
          <table:table-cell office:value-type="string">
            <text:p>insert into group_stage (id, tournament, group_code, squad) values (id, tournament, 'group_code', squad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2006">
            <text:p>2006</text:p>
          </table:table-cell>
          <table:table-cell office:value-type="string">
            <text:p>A</text:p>
          </table:table-cell>
          <table:table-cell office:value-type="float" office:value="86">
            <text:p>86</text:p>
          </table:table-cell>
          <table:table-cell table:number-columns-repeated="2"/>
          <table:table-cell table:formula="of:=&quot;insert into group_stage (id, tournament, group_code, squad) values (&quot; &amp; [.A2] &amp; &quot;, &quot; &amp; [.B2] &amp; &quot;, '&quot; &amp; [.C2] &amp; &quot;', &quot; &amp; [.D2] &amp;  &quot;);&quot;" office:value-type="string" office:string-value="insert into group_stage (id, tournament, group_code, squad) values (1, 2006, 'A', 86);">
            <text:p>insert into group_stage (id, tournament, group_code, squad) values (1, 2006, 'A', 86);</text:p>
          </table:table-cell>
          <table:table-cell table:number-columns-repeated="1017"/>
        </table:table-row>
        <table:table-row table:style-name="ro2">
          <table:table-cell table:formula="of:=[.A2]+1" office:value-type="float" office:value="2">
            <text:p>2</text:p>
          </table:table-cell>
          <table:table-cell table:formula="of:=[.B2]" office:value-type="float" office:value="2006">
            <text:p>2006</text:p>
          </table:table-cell>
          <table:table-cell office:value-type="string">
            <text:p>A</text:p>
          </table:table-cell>
          <table:table-cell office:value-type="float" office:value="886">
            <text:p>886</text:p>
          </table:table-cell>
          <table:table-cell table:number-columns-repeated="2"/>
          <table:table-cell table:formula="of:=&quot;insert into group_stage (id, tournament, group_code, squad) values (&quot; &amp; [.A3] &amp; &quot;, &quot; &amp; [.B3] &amp; &quot;, '&quot; &amp; [.C3] &amp; &quot;', &quot; &amp; [.D3] &amp;  &quot;);&quot;" office:value-type="string" office:string-value="insert into group_stage (id, tournament, group_code, squad) values (2, 2006, 'A', 886);">
            <text:p>insert into group_stage (id, tournament, group_code, squad) values (2, 2006, 'A', 886);</text:p>
          </table:table-cell>
          <table:table-cell table:number-columns-repeated="1017"/>
        </table:table-row>
        <table:table-row table:style-name="ro2">
          <table:table-cell table:formula="of:=[.A3]+1" office:value-type="float" office:value="3">
            <text:p>3</text:p>
          </table:table-cell>
          <table:table-cell table:formula="of:=[.B3]" office:value-type="float" office:value="2006">
            <text:p>2006</text:p>
          </table:table-cell>
          <table:table-cell office:value-type="string">
            <text:p>A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&quot;insert into group_stage (id, tournament, group_code, squad) values (&quot; &amp; [.A4] &amp; &quot;, &quot; &amp; [.B4] &amp; &quot;, '&quot; &amp; [.C4] &amp; &quot;', &quot; &amp; [.D4] &amp;  &quot;);&quot;" office:value-type="string" office:string-value="insert into group_stage (id, tournament, group_code, squad) values (3, 2006, 'A', 81);">
            <text:p>insert into group_stage (id, tournament, group_code, squad) values (3, 2006, 'A', 81);</text:p>
          </table:table-cell>
          <table:table-cell table:number-columns-repeated="1017"/>
        </table:table-row>
        <table:table-row table:style-name="ro2">
          <table:table-cell table:formula="of:=[.A4]+1" office:value-type="float" office:value="4">
            <text:p>4</text:p>
          </table:table-cell>
          <table:table-cell table:formula="of:=[.B4]" office:value-type="float" office:value="2006">
            <text:p>2006</text:p>
          </table:table-cell>
          <table:table-cell office:value-type="string">
            <text:p>A</text:p>
          </table:table-cell>
          <table:table-cell office:value-type="float" office:value="82">
            <text:p>82</text:p>
          </table:table-cell>
          <table:table-cell table:number-columns-repeated="2"/>
          <table:table-cell table:formula="of:=&quot;insert into group_stage (id, tournament, group_code, squad) values (&quot; &amp; [.A5] &amp; &quot;, &quot; &amp; [.B5] &amp; &quot;, '&quot; &amp; [.C5] &amp; &quot;', &quot; &amp; [.D5] &amp;  &quot;);&quot;" office:value-type="string" office:string-value="insert into group_stage (id, tournament, group_code, squad) values (4, 2006, 'A', 82);">
            <text:p>insert into group_stage (id, tournament, group_code, squad) values (4, 2006, 'A', 82);</text:p>
          </table:table-cell>
          <table:table-cell table:number-columns-repeated="1017"/>
        </table:table-row>
        <table:table-row table:style-name="ro2">
          <table:table-cell table:formula="of:=[.A5]+1" office:value-type="float" office:value="5">
            <text:p>5</text:p>
          </table:table-cell>
          <table:table-cell table:formula="of:=[.B5]" office:value-type="float" office:value="2006">
            <text:p>2006</text:p>
          </table:table-cell>
          <table:table-cell office:value-type="string">
            <text:p>B</text:p>
          </table:table-cell>
          <table:table-cell office:value-type="float" office:value="52">
            <text:p>52</text:p>
          </table:table-cell>
          <table:table-cell table:number-columns-repeated="2"/>
          <table:table-cell table:formula="of:=&quot;insert into group_stage (id, tournament, group_code, squad) values (&quot; &amp; [.A6] &amp; &quot;, &quot; &amp; [.B6] &amp; &quot;, '&quot; &amp; [.C6] &amp; &quot;', &quot; &amp; [.D6] &amp;  &quot;);&quot;" office:value-type="string" office:string-value="insert into group_stage (id, tournament, group_code, squad) values (5, 2006, 'B', 52);">
            <text:p>insert into group_stage (id, tournament, group_code, squad) values (5, 2006, 'B', 52);</text:p>
          </table:table-cell>
          <table:table-cell table:number-columns-repeated="1017"/>
        </table:table-row>
        <table:table-row table:style-name="ro2">
          <table:table-cell table:formula="of:=[.A6]+1" office:value-type="float" office:value="6">
            <text:p>6</text:p>
          </table:table-cell>
          <table:table-cell table:formula="of:=[.B6]" office:value-type="float" office:value="2006">
            <text:p>2006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roup_stage (id, tournament, group_code, squad) values (&quot; &amp; [.A7] &amp; &quot;, &quot; &amp; [.B7] &amp; &quot;, '&quot; &amp; [.C7] &amp; &quot;', &quot; &amp; [.D7] &amp;  &quot;);&quot;" office:value-type="string" office:string-value="insert into group_stage (id, tournament, group_code, squad) values (6, 2006, 'B', 1);">
            <text:p>insert into group_stage (id, tournament, group_code, squad) values (6, 2006, 'B', 1);</text:p>
          </table:table-cell>
          <table:table-cell table:number-columns-repeated="1017"/>
        </table:table-row>
        <table:table-row table:style-name="ro2">
          <table:table-cell table:formula="of:=[.A7]+1" office:value-type="float" office:value="7">
            <text:p>7</text:p>
          </table:table-cell>
          <table:table-cell table:formula="of:=[.B7]" office:value-type="float" office:value="2006">
            <text:p>2006</text:p>
          </table:table-cell>
          <table:table-cell office:value-type="string">
            <text:p>B</text:p>
          </table:table-cell>
          <table:table-cell office:value-type="float" office:value="1613">
            <text:p>1613</text:p>
          </table:table-cell>
          <table:table-cell table:number-columns-repeated="2"/>
          <table:table-cell table:formula="of:=&quot;insert into group_stage (id, tournament, group_code, squad) values (&quot; &amp; [.A8] &amp; &quot;, &quot; &amp; [.B8] &amp; &quot;, '&quot; &amp; [.C8] &amp; &quot;', &quot; &amp; [.D8] &amp;  &quot;);&quot;" office:value-type="string" office:string-value="insert into group_stage (id, tournament, group_code, squad) values (7, 2006, 'B', 1613);">
            <text:p>insert into group_stage (id, tournament, group_code, squad) values (7, 2006, 'B', 1613);</text:p>
          </table:table-cell>
          <table:table-cell table:number-columns-repeated="1017"/>
        </table:table-row>
        <table:table-row table:style-name="ro2">
          <table:table-cell table:formula="of:=[.A8]+1" office:value-type="float" office:value="8">
            <text:p>8</text:p>
          </table:table-cell>
          <table:table-cell table:formula="of:=[.B8]" office:value-type="float" office:value="2006">
            <text:p>2006</text:p>
          </table:table-cell>
          <table:table-cell office:value-type="string">
            <text:p>B</text:p>
          </table:table-cell>
          <table:table-cell office:value-type="float" office:value="27">
            <text:p>27</text:p>
          </table:table-cell>
          <table:table-cell table:number-columns-repeated="2"/>
          <table:table-cell table:formula="of:=&quot;insert into group_stage (id, tournament, group_code, squad) values (&quot; &amp; [.A9] &amp; &quot;, &quot; &amp; [.B9] &amp; &quot;, '&quot; &amp; [.C9] &amp; &quot;', &quot; &amp; [.D9] &amp;  &quot;);&quot;" office:value-type="string" office:string-value="insert into group_stage (id, tournament, group_code, squad) values (8, 2006, 'B', 27);">
            <text:p>insert into group_stage (id, tournament, group_code, squad) values (8, 2006, 'B', 27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matchid</text:p>
          </table:table-cell>
          <table:table-cell office:value-type="string">
            <text:p>matchdate</text:p>
          </table:table-cell>
          <table:table-cell office:value-type="string">
            <text:p>game_type</text:p>
          </table:table-cell>
          <table:table-cell office:value-type="string">
            <text:p>country</text:p>
          </table:table-cell>
          <table:table-cell table:number-columns-repeated="2"/>
          <table:table-cell table:formula="of:=&quot;insert into game (matchid, matchdate, game_type, country) values (&quot; &amp; [.A11] &amp; &quot;, '&quot; &amp; [.B11] &amp; &quot;', &quot; &amp; [.C11] &amp; &quot;, &quot; &amp; [.D11] &amp;  &quot;);&quot;" office:value-type="string" office:string-value="insert into game (matchid, matchdate, game_type, country) values (matchid, 'matchdate', game_type, country);">
            <text:p>insert into game (matchid, matchdate, game_type, country) values (matchid, 'matchdate', game_type, country);</text:p>
          </table:table-cell>
          <table:table-cell table:number-columns-repeated="1017"/>
        </table:table-row>
        <table:table-row table:style-name="ro2">
          <table:table-cell office:value-type="float" office:value="1">
            <text:p>1</text:p>
          </table:table-cell>
          <table:table-cell table:formula="of:=&quot;2006-03-06&quot;" office:value-type="string" office:string-value="2006-03-06">
            <text:p>2006-03-06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2] &amp; &quot;, '&quot; &amp; [.B12] &amp; &quot;', &quot; &amp; [.C12] &amp; &quot;, &quot; &amp; [.D12] &amp;  &quot;);&quot;" office:value-type="string" office:string-value="insert into game (matchid, matchdate, game_type, country) values (1, '2006-03-06', 8, 81);">
            <text:p>insert into game (matchid, matchdate, game_type, country) values (1, '2006-03-06', 8, 81);</text:p>
          </table:table-cell>
          <table:table-cell table:number-columns-repeated="1017"/>
        </table:table-row>
        <table:table-row table:style-name="ro2">
          <table:table-cell table:formula="of:=[.A12]+1" office:value-type="float" office:value="2">
            <text:p>2</text:p>
          </table:table-cell>
          <table:table-cell table:formula="of:=&quot;2006-03-06&quot;" office:value-type="string" office:string-value="2006-03-06">
            <text:p>2006-03-06</text:p>
          </table:table-cell>
          <table:table-cell office:value-type="float" office:value="8">
            <text:p>8</text:p>
          </table:table-cell>
          <table:table-cell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3] &amp; &quot;, '&quot; &amp; [.B13] &amp; &quot;', &quot; &amp; [.C13] &amp; &quot;, &quot; &amp; [.D13] &amp;  &quot;);&quot;" office:value-type="string" office:string-value="insert into game (matchid, matchdate, game_type, country) values (2, '2006-03-06', 8, 81);">
            <text:p>insert into game (matchid, matchdate, game_type, country) values (2, '2006-03-06', 8, 81);</text:p>
          </table:table-cell>
          <table:table-cell table:number-columns-repeated="1017"/>
        </table:table-row>
        <table:table-row table:style-name="ro2">
          <table:table-cell table:formula="of:=[.A13]+1" office:value-type="float" office:value="3">
            <text:p>3</text:p>
          </table:table-cell>
          <table:table-cell table:formula="of:=&quot;2006-04-06&quot;" office:value-type="string" office:string-value="2006-04-06">
            <text:p>2006-04-06</text:p>
          </table:table-cell>
          <table:table-cell office:value-type="float" office:value="8">
            <text:p>8</text:p>
          </table:table-cell>
          <table:table-cell table:formula="of:=[.D13]"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4] &amp; &quot;, '&quot; &amp; [.B14] &amp; &quot;', &quot; &amp; [.C14] &amp; &quot;, &quot; &amp; [.D14] &amp;  &quot;);&quot;" office:value-type="string" office:string-value="insert into game (matchid, matchdate, game_type, country) values (3, '2006-04-06', 8, 81);">
            <text:p>insert into game (matchid, matchdate, game_type, country) values (3, '2006-04-06', 8, 81);</text:p>
          </table:table-cell>
          <table:table-cell table:number-columns-repeated="1017"/>
        </table:table-row>
        <table:table-row table:style-name="ro2">
          <table:table-cell table:formula="of:=[.A14]+1" office:value-type="float" office:value="4">
            <text:p>4</text:p>
          </table:table-cell>
          <table:table-cell table:formula="of:=&quot;2006-04-06&quot;" office:value-type="string" office:string-value="2006-04-06">
            <text:p>2006-04-06</text:p>
          </table:table-cell>
          <table:table-cell office:value-type="float" office:value="8">
            <text:p>8</text:p>
          </table:table-cell>
          <table:table-cell table:formula="of:=[.D14]"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5] &amp; &quot;, '&quot; &amp; [.B15] &amp; &quot;', &quot; &amp; [.C15] &amp; &quot;, &quot; &amp; [.D15] &amp;  &quot;);&quot;" office:value-type="string" office:string-value="insert into game (matchid, matchdate, game_type, country) values (4, '2006-04-06', 8, 81);">
            <text:p>insert into game (matchid, matchdate, game_type, country) values (4, '2006-04-06', 8, 81);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5">
            <text:p>5</text:p>
          </table:table-cell>
          <table:table-cell table:formula="of:=&quot;2006-05-06&quot;" office:value-type="string" office:string-value="2006-05-06">
            <text:p>2006-05-06</text:p>
          </table:table-cell>
          <table:table-cell office:value-type="float" office:value="8">
            <text:p>8</text:p>
          </table:table-cell>
          <table:table-cell table:formula="of:=[.D15]"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6] &amp; &quot;, '&quot; &amp; [.B16] &amp; &quot;', &quot; &amp; [.C16] &amp; &quot;, &quot; &amp; [.D16] &amp;  &quot;);&quot;" office:value-type="string" office:string-value="insert into game (matchid, matchdate, game_type, country) values (5, '2006-05-06', 8, 81);">
            <text:p>insert into game (matchid, matchdate, game_type, country) values (5, '2006-05-06', 8, 81);</text:p>
          </table:table-cell>
          <table:table-cell table:number-columns-repeated="1017"/>
        </table:table-row>
        <table:table-row table:style-name="ro2">
          <table:table-cell table:formula="of:=[.A16]+1" office:value-type="float" office:value="6">
            <text:p>6</text:p>
          </table:table-cell>
          <table:table-cell table:style-name="ce4" table:formula="of:=&quot;2006-05-06&quot;" office:value-type="string" office:string-value="2006-05-06">
            <text:p>2006-05-06</text:p>
          </table:table-cell>
          <table:table-cell office:value-type="float" office:value="8">
            <text:p>8</text:p>
          </table:table-cell>
          <table:table-cell table:formula="of:=[.D16]" office:value-type="float" office:value="81">
            <text:p>81</text:p>
          </table:table-cell>
          <table:table-cell table:number-columns-repeated="2"/>
          <table:table-cell table:formula="of:=&quot;insert into game (matchid, matchdate, game_type, country) values (&quot; &amp; [.A17] &amp; &quot;, '&quot; &amp; [.B17] &amp; &quot;', &quot; &amp; [.C17] &amp; &quot;, &quot; &amp; [.D17] &amp;  &quot;);&quot;" office:value-type="string" office:string-value="insert into game (matchid, matchdate, game_type, country) values (6, '2006-05-06', 8, 81);">
            <text:p>insert into game (matchid, matchdate, game_type, country) values (6, '2006-05-06', 8, 81);</text:p>
          </table:table-cell>
          <table:table-cell table:number-columns-repeated="1017"/>
        </table:table-row>
        <table:table-row table:style-name="ro2">
          <table:table-cell table:formula="of:=[.A17]+1" office:value-type="float" office:value="7">
            <text:p>7</text:p>
          </table:table-cell>
          <table:table-cell table:formula="of:=&quot;2006-07-06&quot;" office:value-type="string" office:string-value="2006-07-06">
            <text:p>2006-07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8] &amp; &quot;, '&quot; &amp; [.B18] &amp; &quot;', &quot; &amp; [.C18] &amp; &quot;, &quot; &amp; [.D18] &amp;  &quot;);&quot;" office:value-type="string" office:string-value="insert into game (matchid, matchdate, game_type, country) values (7, '2006-07-06', 8, 1);">
            <text:p>insert into game (matchid, matchdate, game_type, country) values (7, '2006-07-06', 8, 1);</text:p>
          </table:table-cell>
          <table:table-cell table:number-columns-repeated="1017"/>
        </table:table-row>
        <table:table-row table:style-name="ro2">
          <table:table-cell table:formula="of:=[.A18]+1" office:value-type="float" office:value="8">
            <text:p>8</text:p>
          </table:table-cell>
          <table:table-cell table:formula="of:=&quot;2006-07-06&quot;" office:value-type="string" office:string-value="2006-07-06">
            <text:p>2006-07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19] &amp; &quot;, '&quot; &amp; [.B19] &amp; &quot;', &quot; &amp; [.C19] &amp; &quot;, &quot; &amp; [.D19] &amp;  &quot;);&quot;" office:value-type="string" office:string-value="insert into game (matchid, matchdate, game_type, country) values (8, '2006-07-06', 8, 1);">
            <text:p>insert into game (matchid, matchdate, game_type, country) values (8, '2006-07-06', 8, 1);</text:p>
          </table:table-cell>
          <table:table-cell table:number-columns-repeated="1017"/>
        </table:table-row>
        <table:table-row table:style-name="ro2">
          <table:table-cell table:formula="of:=[.A19]+1" office:value-type="float" office:value="9">
            <text:p>9</text:p>
          </table:table-cell>
          <table:table-cell table:formula="of:=&quot;2006-08-06&quot;" office:value-type="string" office:string-value="2006-08-06">
            <text:p>2006-08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0] &amp; &quot;, '&quot; &amp; [.B20] &amp; &quot;', &quot; &amp; [.C20] &amp; &quot;, &quot; &amp; [.D20] &amp;  &quot;);&quot;" office:value-type="string" office:string-value="insert into game (matchid, matchdate, game_type, country) values (9, '2006-08-06', 8, 1);">
            <text:p>insert into game (matchid, matchdate, game_type, country) values (9, '2006-08-06', 8, 1);</text:p>
          </table:table-cell>
          <table:table-cell table:number-columns-repeated="1017"/>
        </table:table-row>
        <table:table-row table:style-name="ro2">
          <table:table-cell table:formula="of:=[.A20]+1" office:value-type="float" office:value="10">
            <text:p>10</text:p>
          </table:table-cell>
          <table:table-cell table:formula="of:=&quot;2006-08-06&quot;" office:value-type="string" office:string-value="2006-08-06">
            <text:p>2006-08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1] &amp; &quot;, '&quot; &amp; [.B21] &amp; &quot;', &quot; &amp; [.C21] &amp; &quot;, &quot; &amp; [.D21] &amp;  &quot;);&quot;" office:value-type="string" office:string-value="insert into game (matchid, matchdate, game_type, country) values (10, '2006-08-06', 8, 1);">
            <text:p>insert into game (matchid, matchdate, game_type, country) values (10, '2006-08-06', 8, 1);</text:p>
          </table:table-cell>
          <table:table-cell table:number-columns-repeated="1017"/>
        </table:table-row>
        <table:table-row table:style-name="ro2">
          <table:table-cell table:formula="of:=[.A21]+1" office:value-type="float" office:value="11">
            <text:p>11</text:p>
          </table:table-cell>
          <table:table-cell table:formula="of:=&quot;2006-09-06&quot;" office:value-type="string" office:string-value="2006-09-06">
            <text:p>2006-09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2] &amp; &quot;, '&quot; &amp; [.B22] &amp; &quot;', &quot; &amp; [.C22] &amp; &quot;, &quot; &amp; [.D22] &amp;  &quot;);&quot;" office:value-type="string" office:string-value="insert into game (matchid, matchdate, game_type, country) values (11, '2006-09-06', 8, 1);">
            <text:p>insert into game (matchid, matchdate, game_type, country) values (11, '2006-09-06', 8, 1);</text:p>
          </table:table-cell>
          <table:table-cell table:number-columns-repeated="1017"/>
        </table:table-row>
        <table:table-row table:style-name="ro2">
          <table:table-cell table:formula="of:=[.A22]+1" office:value-type="float" office:value="12">
            <text:p>12</text:p>
          </table:table-cell>
          <table:table-cell table:formula="of:=&quot;2006-09-06&quot;" office:value-type="string" office:string-value="2006-09-06">
            <text:p>2006-09-0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&quot;insert into game (matchid, matchdate, game_type, country) values (&quot; &amp; [.A23] &amp; &quot;, '&quot; &amp; [.B23] &amp; &quot;', &quot; &amp; [.C23] &amp; &quot;, &quot; &amp; [.D23] &amp;  &quot;);&quot;" office:value-type="string" office:string-value="insert into game (matchid, matchdate, game_type, country) values (12, '2006-09-06', 8, 1);">
            <text:p>insert into game (matchid, matchdate, game_type, country) values (12, '2006-09-06', 8, 1);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3">
          <table:table-cell table:style-name="ce1" office:value-type="string">
            <text:p>id</text:p>
          </table:table-cell>
          <table:table-cell table:style-name="ce1" office:value-type="string">
            <text:p>matchid</text:p>
          </table:table-cell>
          <table:table-cell table:style-name="ce1" office:value-type="string">
            <text:p>squad</text:p>
          </table:table-cell>
          <table:table-cell table:style-name="ce1" office:value-type="string">
            <text:p>goals</text:p>
          </table:table-cell>
          <table:table-cell table:style-name="ce1" office:value-type="string">
            <text:p>points</text:p>
          </table:table-cell>
          <table:table-cell table:style-name="ce1" office:value-type="string">
            <text:p>time_type</text:p>
          </table:table-cell>
          <table:table-cell table:formula="of:=&quot;insert into game_score (id, matchid, squad, goals, points, time_type) values (&quot; &amp; [.A25] &amp; &quot;, &quot; &amp; [.B25] &amp; &quot;, &quot; &amp; [.C25] &amp; &quot;, &quot; &amp; [.D25] &amp; &quot;, &quot; &amp; [.E25] &amp; &quot;, &quot; &amp; [.F25] &amp; &quot;);&quot;" office:value-type="string" office:string-value="insert into game_score (id, matchid, squad, goals, points, time_type) values (id, matchid, squad, goals, points, time_type);">
            <text:p>insert into game_score (id, matchid, squad, goals, points, time_type) values (id, matchid, squad, goals, points, time_type);</text:p>
          </table:table-cell>
          <table:table-cell table:number-columns-repeated="1017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formula="of:=[.A12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] &amp; &quot;, &quot; &amp; [.B26] &amp; &quot;, &quot; &amp; [.C26] &amp; &quot;, &quot; &amp; [.D26] &amp; &quot;, &quot; &amp; [.E26] &amp; &quot;, &quot; &amp; [.F26] &amp; &quot;);&quot;" office:value-type="string" office:string-value="insert into game_score (id, matchid, squad, goals, points, time_type) values (1, 1, 82, 0, 0, 1);">
            <text:p>insert into game_score (id, matchid, squad, goals, points, time_type) values (1, 1, 82, 0, 0, 1);</text:p>
          </table:table-cell>
          <table:table-cell table:number-columns-repeated="1017"/>
        </table:table-row>
        <table:table-row table:style-name="ro2">
          <table:table-cell table:style-name="ce2" table:formula="of:=[.A26]+1" office:value-type="float" office:value="2">
            <text:p>2</text:p>
          </table:table-cell>
          <table:table-cell table:style-name="ce2" table:formula="of:=[.B26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7] &amp; &quot;, &quot; &amp; [.B27] &amp; &quot;, &quot; &amp; [.C27] &amp; &quot;, &quot; &amp; [.D27] &amp; &quot;, &quot; &amp; [.E27] &amp; &quot;, &quot; &amp; [.F27] &amp; &quot;);&quot;" office:value-type="string" office:string-value="insert into game_score (id, matchid, squad, goals, points, time_type) values (2, 1, 886, 0, 0, 1);">
            <text:p>insert into game_score (id, matchid, squad, goals, points, time_type) values (2, 1, 886, 0, 0, 1);</text:p>
          </table:table-cell>
          <table:table-cell table:number-columns-repeated="1017"/>
        </table:table-row>
        <table:table-row table:style-name="ro2">
          <table:table-cell table:style-name="ce2" table:formula="of:=[.A27]+1" office:value-type="float" office:value="3">
            <text:p>3</text:p>
          </table:table-cell>
          <table:table-cell table:style-name="ce2" table:formula="of:=[.B26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8] &amp; &quot;, &quot; &amp; [.B28] &amp; &quot;, &quot; &amp; [.C28] &amp; &quot;, &quot; &amp; [.D28] &amp; &quot;, &quot; &amp; [.E28] &amp; &quot;, &quot; &amp; [.F28] &amp; &quot;);&quot;" office:value-type="string" office:string-value="insert into game_score (id, matchid, squad, goals, points, time_type) values (3, 1, 82, 0, 0, 2);">
            <text:p>insert into game_score (id, matchid, squad, goals, points, time_type) values (3, 1, 82, 0, 0, 2);</text:p>
          </table:table-cell>
          <table:table-cell table:number-columns-repeated="1017"/>
        </table:table-row>
        <table:table-row table:style-name="ro2">
          <table:table-cell table:style-name="ce2" table:formula="of:=[.A28]+1" office:value-type="float" office:value="4">
            <text:p>4</text:p>
          </table:table-cell>
          <table:table-cell table:style-name="ce2" table:formula="of:=[.B26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9] &amp; &quot;, &quot; &amp; [.B29] &amp; &quot;, &quot; &amp; [.C29] &amp; &quot;, &quot; &amp; [.D29] &amp; &quot;, &quot; &amp; [.E29] &amp; &quot;, &quot; &amp; [.F29] &amp; &quot;);&quot;" office:value-type="string" office:string-value="insert into game_score (id, matchid, squad, goals, points, time_type) values (4, 1, 886, 0, 0, 2);">
            <text:p>insert into game_score (id, matchid, squad, goals, points, time_type) values (4, 1, 886, 0, 0, 2);</text:p>
          </table:table-cell>
          <table:table-cell table:number-columns-repeated="1017"/>
        </table:table-row>
        <table:table-row table:style-name="ro2">
          <table:table-cell table:style-name="ce2" table:formula="of:=[.A29]+1" office:value-type="float" office:value="5">
            <text:p>5</text:p>
          </table:table-cell>
          <table:table-cell table:style-name="ce2" table:formula="of:=[.B27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30] &amp; &quot;, &quot; &amp; [.B30] &amp; &quot;, &quot; &amp; [.C30] &amp; &quot;, &quot; &amp; [.D30] &amp; &quot;, &quot; &amp; [.E30] &amp; &quot;, &quot; &amp; [.F30] &amp; &quot;);&quot;" office:value-type="string" office:string-value="insert into game_score (id, matchid, squad, goals, points, time_type) values (5, 1, 82, 0, 0, 3);">
            <text:p>insert into game_score (id, matchid, squad, goals, points, time_type) values (5, 1, 82, 0, 0, 3);</text:p>
          </table:table-cell>
          <table:table-cell table:number-columns-repeated="1017"/>
        </table:table-row>
        <table:table-row table:style-name="ro2">
          <table:table-cell table:style-name="ce2" table:formula="of:=[.A30]+1" office:value-type="float" office:value="6">
            <text:p>6</text:p>
          </table:table-cell>
          <table:table-cell table:style-name="ce2" table:formula="of:=[.B28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31] &amp; &quot;, &quot; &amp; [.B31] &amp; &quot;, &quot; &amp; [.C31] &amp; &quot;, &quot; &amp; [.D31] &amp; &quot;, &quot; &amp; [.E31] &amp; &quot;, &quot; &amp; [.F31] &amp; &quot;);&quot;" office:value-type="string" office:string-value="insert into game_score (id, matchid, squad, goals, points, time_type) values (6, 1, 886, 0, 0, 3);">
            <text:p>insert into game_score (id, matchid, squad, goals, points, time_type) values (6, 1, 886, 0, 0, 3);</text:p>
          </table:table-cell>
          <table:table-cell table:number-columns-repeated="1017"/>
        </table:table-row>
        <table:table-row table:style-name="ro2">
          <table:table-cell table:style-name="ce2" table:formula="of:=[.A31]+1" office:value-type="float" office:value="7">
            <text:p>7</text:p>
          </table:table-cell>
          <table:table-cell table:style-name="ce2" table:formula="of:=[.B29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32] &amp; &quot;, &quot; &amp; [.B32] &amp; &quot;, &quot; &amp; [.C32] &amp; &quot;, &quot; &amp; [.D32] &amp; &quot;, &quot; &amp; [.E32] &amp; &quot;, &quot; &amp; [.F32] &amp; &quot;);&quot;" office:value-type="string" office:string-value="insert into game_score (id, matchid, squad, goals, points, time_type) values (7, 1, 82, 1, 0, 4);">
            <text:p>insert into game_score (id, matchid, squad, goals, points, time_type) values (7, 1, 82, 1, 0, 4);</text:p>
          </table:table-cell>
          <table:table-cell table:number-columns-repeated="1017"/>
        </table:table-row>
        <table:table-row table:style-name="ro2">
          <table:table-cell table:style-name="ce2" table:formula="of:=[.A32]+1" office:value-type="float" office:value="8">
            <text:p>8</text:p>
          </table:table-cell>
          <table:table-cell table:style-name="ce2" table:formula="of:=[.B30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33] &amp; &quot;, &quot; &amp; [.B33] &amp; &quot;, &quot; &amp; [.C33] &amp; &quot;, &quot; &amp; [.D33] &amp; &quot;, &quot; &amp; [.E33] &amp; &quot;, &quot; &amp; [.F33] &amp; &quot;);&quot;" office:value-type="string" office:string-value="insert into game_score (id, matchid, squad, goals, points, time_type) values (8, 1, 886, 0, 0, 4);">
            <text:p>insert into game_score (id, matchid, squad, goals, points, time_type) values (8, 1, 886, 0, 0, 4);</text:p>
          </table:table-cell>
          <table:table-cell table:number-columns-repeated="1017"/>
        </table:table-row>
        <table:table-row table:style-name="ro2">
          <table:table-cell table:style-name="ce2" table:formula="of:=[.A33]+1" office:value-type="float" office:value="9">
            <text:p>9</text:p>
          </table:table-cell>
          <table:table-cell table:style-name="ce2" table:formula="of:=[.B31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34] &amp; &quot;, &quot; &amp; [.B34] &amp; &quot;, &quot; &amp; [.C34] &amp; &quot;, &quot; &amp; [.D34] &amp; &quot;, &quot; &amp; [.E34] &amp; &quot;, &quot; &amp; [.F34] &amp; &quot;);&quot;" office:value-type="string" office:string-value="insert into game_score (id, matchid, squad, goals, points, time_type) values (9, 1, 82, 1, 0, 5);">
            <text:p>insert into game_score (id, matchid, squad, goals, points, time_type) values (9, 1, 82, 1, 0, 5);</text:p>
          </table:table-cell>
          <table:table-cell table:number-columns-repeated="1017"/>
        </table:table-row>
        <table:table-row table:style-name="ro2">
          <table:table-cell table:style-name="ce2" table:formula="of:=[.A34]+1" office:value-type="float" office:value="10">
            <text:p>10</text:p>
          </table:table-cell>
          <table:table-cell table:style-name="ce2" table:formula="of:=[.B32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35] &amp; &quot;, &quot; &amp; [.B35] &amp; &quot;, &quot; &amp; [.C35] &amp; &quot;, &quot; &amp; [.D35] &amp; &quot;, &quot; &amp; [.E35] &amp; &quot;, &quot; &amp; [.F35] &amp; &quot;);&quot;" office:value-type="string" office:string-value="insert into game_score (id, matchid, squad, goals, points, time_type) values (10, 1, 886, 0, 0, 5);">
            <text:p>insert into game_score (id, matchid, squad, goals, points, time_type) values (10, 1, 886, 0, 0, 5);</text:p>
          </table:table-cell>
          <table:table-cell table:number-columns-repeated="1017"/>
        </table:table-row>
        <table:table-row table:style-name="ro2">
          <table:table-cell table:style-name="ce2" table:formula="of:=[.A35]+1" office:value-type="float" office:value="11">
            <text:p>11</text:p>
          </table:table-cell>
          <table:table-cell table:style-name="ce2" table:formula="of:=[.B33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36] &amp; &quot;, &quot; &amp; [.B36] &amp; &quot;, &quot; &amp; [.C36] &amp; &quot;, &quot; &amp; [.D36] &amp; &quot;, &quot; &amp; [.E36] &amp; &quot;, &quot; &amp; [.F36] &amp; &quot;);&quot;" office:value-type="string" office:string-value="insert into game_score (id, matchid, squad, goals, points, time_type) values (11, 1, 82, 0, 0, 6);">
            <text:p>insert into game_score (id, matchid, squad, goals, points, time_type) values (11, 1, 82, 0, 0, 6);</text:p>
          </table:table-cell>
          <table:table-cell table:number-columns-repeated="1017"/>
        </table:table-row>
        <table:table-row table:style-name="ro2">
          <table:table-cell table:style-name="ce2" table:formula="of:=[.A36]+1" office:value-type="float" office:value="12">
            <text:p>12</text:p>
          </table:table-cell>
          <table:table-cell table:style-name="ce2" table:formula="of:=[.B34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37] &amp; &quot;, &quot; &amp; [.B37] &amp; &quot;, &quot; &amp; [.C37] &amp; &quot;, &quot; &amp; [.D37] &amp; &quot;, &quot; &amp; [.E37] &amp; &quot;, &quot; &amp; [.F37] &amp; &quot;);&quot;" office:value-type="string" office:string-value="insert into game_score (id, matchid, squad, goals, points, time_type) values (12, 1, 886, 0, 0, 6);">
            <text:p>insert into game_score (id, matchid, squad, goals, points, time_type) values (12, 1, 886, 0, 0, 6);</text:p>
          </table:table-cell>
          <table:table-cell table:number-columns-repeated="1017"/>
        </table:table-row>
        <table:table-row table:style-name="ro2">
          <table:table-cell table:style-name="ce2" table:formula="of:=[.A37]+1" office:value-type="float" office:value="13">
            <text:p>13</text:p>
          </table:table-cell>
          <table:table-cell table:style-name="ce2" table:formula="of:=[.B35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38] &amp; &quot;, &quot; &amp; [.B38] &amp; &quot;, &quot; &amp; [.C38] &amp; &quot;, &quot; &amp; [.D38] &amp; &quot;, &quot; &amp; [.E38] &amp; &quot;, &quot; &amp; [.F38] &amp; &quot;);&quot;" office:value-type="string" office:string-value="insert into game_score (id, matchid, squad, goals, points, time_type) values (13, 1, 82, 0, 0, 7);">
            <text:p>insert into game_score (id, matchid, squad, goals, points, time_type) values (13, 1, 82, 0, 0, 7);</text:p>
          </table:table-cell>
          <table:table-cell table:number-columns-repeated="1017"/>
        </table:table-row>
        <table:table-row table:style-name="ro2">
          <table:table-cell table:style-name="ce2" table:formula="of:=[.A38]+1" office:value-type="float" office:value="14">
            <text:p>14</text:p>
          </table:table-cell>
          <table:table-cell table:style-name="ce2" table:formula="of:=[.B36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39] &amp; &quot;, &quot; &amp; [.B39] &amp; &quot;, &quot; &amp; [.C39] &amp; &quot;, &quot; &amp; [.D39] &amp; &quot;, &quot; &amp; [.E39] &amp; &quot;, &quot; &amp; [.F39] &amp; &quot;);&quot;" office:value-type="string" office:string-value="insert into game_score (id, matchid, squad, goals, points, time_type) values (14, 1, 886, 0, 0, 7);">
            <text:p>insert into game_score (id, matchid, squad, goals, points, time_type) values (14, 1, 886, 0, 0, 7);</text:p>
          </table:table-cell>
          <table:table-cell table:number-columns-repeated="1017"/>
        </table:table-row>
        <table:table-row table:style-name="ro2">
          <table:table-cell table:style-name="ce2" table:formula="of:=[.A39]+1" office:value-type="float" office:value="15">
            <text:p>15</text:p>
          </table:table-cell>
          <table:table-cell table:style-name="ce2" table:formula="of:=[.B37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40] &amp; &quot;, &quot; &amp; [.B40] &amp; &quot;, &quot; &amp; [.C40] &amp; &quot;, &quot; &amp; [.D40] &amp; &quot;, &quot; &amp; [.E40] &amp; &quot;, &quot; &amp; [.F40] &amp; &quot;);&quot;" office:value-type="string" office:string-value="insert into game_score (id, matchid, squad, goals, points, time_type) values (15, 1, 82, 0, 0, 8);">
            <text:p>insert into game_score (id, matchid, squad, goals, points, time_type) values (15, 1, 82, 0, 0, 8);</text:p>
          </table:table-cell>
          <table:table-cell table:number-columns-repeated="1017"/>
        </table:table-row>
        <table:table-row table:style-name="ro2">
          <table:table-cell table:style-name="ce2" table:formula="of:=[.A40]+1" office:value-type="float" office:value="16">
            <text:p>16</text:p>
          </table:table-cell>
          <table:table-cell table:style-name="ce2" table:formula="of:=[.B38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41] &amp; &quot;, &quot; &amp; [.B41] &amp; &quot;, &quot; &amp; [.C41] &amp; &quot;, &quot; &amp; [.D41] &amp; &quot;, &quot; &amp; [.E41] &amp; &quot;, &quot; &amp; [.F41] &amp; &quot;);&quot;" office:value-type="string" office:string-value="insert into game_score (id, matchid, squad, goals, points, time_type) values (16, 1, 886, 0, 0, 8);">
            <text:p>insert into game_score (id, matchid, squad, goals, points, time_type) values (16, 1, 886, 0, 0, 8);</text:p>
          </table:table-cell>
          <table:table-cell table:number-columns-repeated="1017"/>
        </table:table-row>
        <table:table-row table:style-name="ro2">
          <table:table-cell table:style-name="ce2" table:formula="of:=[.A41]+1" office:value-type="float" office:value="17">
            <text:p>17</text:p>
          </table:table-cell>
          <table:table-cell table:style-name="ce2" table:formula="of:=[.B39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42] &amp; &quot;, &quot; &amp; [.B42] &amp; &quot;, &quot; &amp; [.C42] &amp; &quot;, &quot; &amp; [.D42] &amp; &quot;, &quot; &amp; [.E42] &amp; &quot;, &quot; &amp; [.F42] &amp; &quot;);&quot;" office:value-type="string" office:string-value="insert into game_score (id, matchid, squad, goals, points, time_type) values (17, 1, 82, 0, 0, 9);">
            <text:p>insert into game_score (id, matchid, squad, goals, points, time_type) values (17, 1, 82, 0, 0, 9);</text:p>
          </table:table-cell>
          <table:table-cell table:number-columns-repeated="1017"/>
        </table:table-row>
        <table:table-row table:style-name="ro2">
          <table:table-cell table:style-name="ce2" table:formula="of:=[.A42]+1" office:value-type="float" office:value="18">
            <text:p>18</text:p>
          </table:table-cell>
          <table:table-cell table:style-name="ce2" table:formula="of:=[.B40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43] &amp; &quot;, &quot; &amp; [.B43] &amp; &quot;, &quot; &amp; [.C43] &amp; &quot;, &quot; &amp; [.D43] &amp; &quot;, &quot; &amp; [.E43] &amp; &quot;, &quot; &amp; [.F43] &amp; &quot;);&quot;" office:value-type="string" office:string-value="insert into game_score (id, matchid, squad, goals, points, time_type) values (18, 1, 886, 0, 0, 9);">
            <text:p>insert into game_score (id, matchid, squad, goals, points, time_type) values (18, 1, 886, 0, 0, 9);</text:p>
          </table:table-cell>
          <table:table-cell table:number-columns-repeated="1017"/>
        </table:table-row>
        <table:table-row table:style-name="ro2">
          <table:table-cell table:style-name="ce2" table:formula="of:=[.A43]+1" office:value-type="float" office:value="19">
            <text:p>19</text:p>
          </table:table-cell>
          <table:table-cell table:style-name="ce2" table:formula="of:=[.B41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44] &amp; &quot;, &quot; &amp; [.B44] &amp; &quot;, &quot; &amp; [.C44] &amp; &quot;, &quot; &amp; [.D44] &amp; &quot;, &quot; &amp; [.E44] &amp; &quot;, &quot; &amp; [.F44] &amp; &quot;);&quot;" office:value-type="string" office:string-value="insert into game_score (id, matchid, squad, goals, points, time_type) values (19, 1, 82, 2, 0, 9000);">
            <text:p>insert into game_score (id, matchid, squad, goals, points, time_type) values (19, 1, 82, 2, 0, 9000);</text:p>
          </table:table-cell>
          <table:table-cell table:number-columns-repeated="1017"/>
        </table:table-row>
        <table:table-row table:style-name="ro2">
          <table:table-cell table:style-name="ce2" table:formula="of:=[.A44]+1" office:value-type="float" office:value="20">
            <text:p>20</text:p>
          </table:table-cell>
          <table:table-cell table:style-name="ce2" table:formula="of:=[.B42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45] &amp; &quot;, &quot; &amp; [.B45] &amp; &quot;, &quot; &amp; [.C45] &amp; &quot;, &quot; &amp; [.D45] &amp; &quot;, &quot; &amp; [.E45] &amp; &quot;, &quot; &amp; [.F45] &amp; &quot;);&quot;" office:value-type="string" office:string-value="insert into game_score (id, matchid, squad, goals, points, time_type) values (20, 1, 886, 0, 0, 9000);">
            <text:p>insert into game_score (id, matchid, squad, goals, points, time_type) values (20, 1, 886, 0, 0, 9000);</text:p>
          </table:table-cell>
          <table:table-cell table:number-columns-repeated="1017"/>
        </table:table-row>
        <table:table-row table:style-name="ro2">
          <table:table-cell table:style-name="ce2" table:formula="of:=[.A45]+1" office:value-type="float" office:value="21">
            <text:p>21</text:p>
          </table:table-cell>
          <table:table-cell table:style-name="ce2" table:formula="of:=[.B43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46] &amp; &quot;, &quot; &amp; [.B46] &amp; &quot;, &quot; &amp; [.C46] &amp; &quot;, &quot; &amp; [.D46] &amp; &quot;, &quot; &amp; [.E46] &amp; &quot;, &quot; &amp; [.F46] &amp; &quot;);&quot;" office:value-type="string" office:string-value="insert into game_score (id, matchid, squad, goals, points, time_type) values (21, 1, 82, 8, 0, 9001);">
            <text:p>insert into game_score (id, matchid, squad, goals, points, time_type) values (21, 1, 82, 8, 0, 9001);</text:p>
          </table:table-cell>
          <table:table-cell table:number-columns-repeated="1017"/>
        </table:table-row>
        <table:table-row table:style-name="ro2">
          <table:table-cell table:style-name="ce2" table:formula="of:=[.A46]+1" office:value-type="float" office:value="22">
            <text:p>22</text:p>
          </table:table-cell>
          <table:table-cell table:style-name="ce2" table:formula="of:=[.B44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47] &amp; &quot;, &quot; &amp; [.B47] &amp; &quot;, &quot; &amp; [.C47] &amp; &quot;, &quot; &amp; [.D47] &amp; &quot;, &quot; &amp; [.E47] &amp; &quot;, &quot; &amp; [.F47] &amp; &quot;);&quot;" office:value-type="string" office:string-value="insert into game_score (id, matchid, squad, goals, points, time_type) values (22, 1, 886, 5, 0, 9001);">
            <text:p>insert into game_score (id, matchid, squad, goals, points, time_type) values (22, 1, 886, 5, 0, 9001);</text:p>
          </table:table-cell>
          <table:table-cell table:number-columns-repeated="1017"/>
        </table:table-row>
        <table:table-row table:style-name="ro2">
          <table:table-cell table:style-name="ce2" table:formula="of:=[.A47]+1" office:value-type="float" office:value="23">
            <text:p>23</text:p>
          </table:table-cell>
          <table:table-cell table:style-name="ce2" table:formula="of:=[.B45]" office:value-type="float" office:value="1">
            <text:p>1</text:p>
          </table:table-cell>
          <table:table-cell table:style-name="ce2" office:value-type="float" office:value="82">
            <text:p>82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48] &amp; &quot;, &quot; &amp; [.B48] &amp; &quot;, &quot; &amp; [.C48] &amp; &quot;, &quot; &amp; [.D48] &amp; &quot;, &quot; &amp; [.E48] &amp; &quot;, &quot; &amp; [.F48] &amp; &quot;);&quot;" office:value-type="string" office:string-value="insert into game_score (id, matchid, squad, goals, points, time_type) values (23, 1, 82, 0, 0, 9002);">
            <text:p>insert into game_score (id, matchid, squad, goals, points, time_type) values (23, 1, 82, 0, 0, 9002);</text:p>
          </table:table-cell>
          <table:table-cell table:number-columns-repeated="1017"/>
        </table:table-row>
        <table:table-row table:style-name="ro2">
          <table:table-cell table:style-name="ce2" table:formula="of:=[.A48]+1" office:value-type="float" office:value="24">
            <text:p>24</text:p>
          </table:table-cell>
          <table:table-cell table:style-name="ce2" table:formula="of:=[.B46]" office:value-type="float" office:value="1">
            <text:p>1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49] &amp; &quot;, &quot; &amp; [.B49] &amp; &quot;, &quot; &amp; [.C49] &amp; &quot;, &quot; &amp; [.D49] &amp; &quot;, &quot; &amp; [.E49] &amp; &quot;, &quot; &amp; [.F49] &amp; &quot;);&quot;" office:value-type="string" office:string-value="insert into game_score (id, matchid, squad, goals, points, time_type) values (24, 1, 886, 1, 0, 9002);">
            <text:p>insert into game_score (id, matchid, squad, goals, points, time_type) values (24, 1, 886, 1, 0, 9002);</text:p>
          </table:table-cell>
          <table:table-cell table:number-columns-repeated="1017"/>
        </table:table-row>
        <table:table-row table:style-name="ro2">
          <table:table-cell table:style-name="ce3" table:formula="of:=[.A49]+1" office:value-type="float" office:value="25">
            <text:p>25</text:p>
          </table:table-cell>
          <table:table-cell table:style-name="ce3" table:formula="of:=[.B26]+1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7" table:formula="of:=&quot;insert into game_score (id, matchid, squad, goals, points, time_type) values (&quot; &amp; [.A50] &amp; &quot;, &quot; &amp; [.B50] &amp; &quot;, &quot; &amp; [.C50] &amp; &quot;, &quot; &amp; [.D50] &amp; &quot;, &quot; &amp; [.E50] &amp; &quot;, &quot; &amp; [.F50] &amp; &quot;);&quot;" office:value-type="string" office:string-value="insert into game_score (id, matchid, squad, goals, points, time_type) values (25, 2, 81, 0, 0, 1);">
            <text:p>insert into game_score (id, matchid, squad, goals, points, time_type) values (25, 2, 81, 0, 0, 1);</text:p>
          </table:table-cell>
          <table:table-cell table:number-columns-repeated="1017"/>
        </table:table-row>
        <table:table-row table:style-name="ro2">
          <table:table-cell table:style-name="ce3" table:formula="of:=[.A50]+1" office:value-type="float" office:value="26">
            <text:p>26</text:p>
          </table:table-cell>
          <table:table-cell table:formula="of:=[.B50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7" table:formula="of:=&quot;insert into game_score (id, matchid, squad, goals, points, time_type) values (&quot; &amp; [.A51] &amp; &quot;, &quot; &amp; [.B51] &amp; &quot;, &quot; &amp; [.C51] &amp; &quot;, &quot; &amp; [.D51] &amp; &quot;, &quot; &amp; [.E51] &amp; &quot;, &quot; &amp; [.F51] &amp; &quot;);&quot;" office:value-type="string" office:string-value="insert into game_score (id, matchid, squad, goals, points, time_type) values (26, 2, 86, 0, 0, 1);">
            <text:p>insert into game_score (id, matchid, squad, goals, points, time_type) values (26, 2, 86, 0, 0, 1);</text:p>
          </table:table-cell>
          <table:table-cell table:number-columns-repeated="1017"/>
        </table:table-row>
        <table:table-row table:style-name="ro2">
          <table:table-cell table:style-name="ce3" table:formula="of:=[.A51]+1" office:value-type="float" office:value="27">
            <text:p>27</text:p>
          </table:table-cell>
          <table:table-cell table:formula="of:=[.B51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7" table:formula="of:=&quot;insert into game_score (id, matchid, squad, goals, points, time_type) values (&quot; &amp; [.A52] &amp; &quot;, &quot; &amp; [.B52] &amp; &quot;, &quot; &amp; [.C52] &amp; &quot;, &quot; &amp; [.D52] &amp; &quot;, &quot; &amp; [.E52] &amp; &quot;, &quot; &amp; [.F52] &amp; &quot;);&quot;" office:value-type="string" office:string-value="insert into game_score (id, matchid, squad, goals, points, time_type) values (27, 2, 81, 1, 0, 2);">
            <text:p>insert into game_score (id, matchid, squad, goals, points, time_type) values (27, 2, 81, 1, 0, 2);</text:p>
          </table:table-cell>
          <table:table-cell table:number-columns-repeated="1017"/>
        </table:table-row>
        <table:table-row table:style-name="ro2">
          <table:table-cell table:style-name="ce3" table:formula="of:=[.A52]+1" office:value-type="float" office:value="28">
            <text:p>28</text:p>
          </table:table-cell>
          <table:table-cell table:style-name="ce3" table:formula="of:=[.B26]+1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7" table:formula="of:=&quot;insert into game_score (id, matchid, squad, goals, points, time_type) values (&quot; &amp; [.A53] &amp; &quot;, &quot; &amp; [.B53] &amp; &quot;, &quot; &amp; [.C53] &amp; &quot;, &quot; &amp; [.D53] &amp; &quot;, &quot; &amp; [.E53] &amp; &quot;, &quot; &amp; [.F53] &amp; &quot;);&quot;" office:value-type="string" office:string-value="insert into game_score (id, matchid, squad, goals, points, time_type) values (28, 2, 86, 0, 0, 2);">
            <text:p>insert into game_score (id, matchid, squad, goals, points, time_type) values (28, 2, 86, 0, 0, 2);</text:p>
          </table:table-cell>
          <table:table-cell table:number-columns-repeated="1017"/>
        </table:table-row>
        <table:table-row table:style-name="ro2">
          <table:table-cell table:formula="of:=[.A53]+1" office:value-type="float" office:value="29">
            <text:p>29</text:p>
          </table:table-cell>
          <table:table-cell table:formula="of:=[.B53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7" table:formula="of:=&quot;insert into game_score (id, matchid, squad, goals, points, time_type) values (&quot; &amp; [.A54] &amp; &quot;, &quot; &amp; [.B54] &amp; &quot;, &quot; &amp; [.C54] &amp; &quot;, &quot; &amp; [.D54] &amp; &quot;, &quot; &amp; [.E54] &amp; &quot;, &quot; &amp; [.F54] &amp; &quot;);&quot;" office:value-type="string" office:string-value="insert into game_score (id, matchid, squad, goals, points, time_type) values (29, 2, 81, 1, 0, 3);">
            <text:p>insert into game_score (id, matchid, squad, goals, points, time_type) values (29, 2, 81, 1, 0, 3);</text:p>
          </table:table-cell>
          <table:table-cell table:number-columns-repeated="1017"/>
        </table:table-row>
        <table:table-row table:style-name="ro2">
          <table:table-cell table:formula="of:=[.A54]+1" office:value-type="float" office:value="30">
            <text:p>30</text:p>
          </table:table-cell>
          <table:table-cell table:formula="of:=[.B53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7" table:formula="of:=&quot;insert into game_score (id, matchid, squad, goals, points, time_type) values (&quot; &amp; [.A55] &amp; &quot;, &quot; &amp; [.B55] &amp; &quot;, &quot; &amp; [.C55] &amp; &quot;, &quot; &amp; [.D55] &amp; &quot;, &quot; &amp; [.E55] &amp; &quot;, &quot; &amp; [.F55] &amp; &quot;);&quot;" office:value-type="string" office:string-value="insert into game_score (id, matchid, squad, goals, points, time_type) values (30, 2, 86, 0, 0, 3);">
            <text:p>insert into game_score (id, matchid, squad, goals, points, time_type) values (30, 2, 86, 0, 0, 3);</text:p>
          </table:table-cell>
          <table:table-cell table:number-columns-repeated="1017"/>
        </table:table-row>
        <table:table-row table:style-name="ro2">
          <table:table-cell table:formula="of:=[.A55]+1" office:value-type="float" office:value="31">
            <text:p>31</text:p>
          </table:table-cell>
          <table:table-cell table:formula="of:=[.B53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7" table:formula="of:=&quot;insert into game_score (id, matchid, squad, goals, points, time_type) values (&quot; &amp; [.A56] &amp; &quot;, &quot; &amp; [.B56] &amp; &quot;, &quot; &amp; [.C56] &amp; &quot;, &quot; &amp; [.D56] &amp; &quot;, &quot; &amp; [.E56] &amp; &quot;, &quot; &amp; [.F56] &amp; &quot;);&quot;" office:value-type="string" office:string-value="insert into game_score (id, matchid, squad, goals, points, time_type) values (31, 2, 81, 0, 0, 4);">
            <text:p>insert into game_score (id, matchid, squad, goals, points, time_type) values (31, 2, 81, 0, 0, 4);</text:p>
          </table:table-cell>
          <table:table-cell table:number-columns-repeated="1017"/>
        </table:table-row>
        <table:table-row table:style-name="ro2">
          <table:table-cell table:formula="of:=[.A56]+1" office:value-type="float" office:value="32">
            <text:p>32</text:p>
          </table:table-cell>
          <table:table-cell table:formula="of:=[.B54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7" table:formula="of:=&quot;insert into game_score (id, matchid, squad, goals, points, time_type) values (&quot; &amp; [.A57] &amp; &quot;, &quot; &amp; [.B57] &amp; &quot;, &quot; &amp; [.C57] &amp; &quot;, &quot; &amp; [.D57] &amp; &quot;, &quot; &amp; [.E57] &amp; &quot;, &quot; &amp; [.F57] &amp; &quot;);&quot;" office:value-type="string" office:string-value="insert into game_score (id, matchid, squad, goals, points, time_type) values (32, 2, 86, 2, 0, 4);">
            <text:p>insert into game_score (id, matchid, squad, goals, points, time_type) values (32, 2, 86, 2, 0, 4);</text:p>
          </table:table-cell>
          <table:table-cell table:number-columns-repeated="1017"/>
        </table:table-row>
        <table:table-row table:style-name="ro2">
          <table:table-cell table:formula="of:=[.A57]+1" office:value-type="float" office:value="33">
            <text:p>33</text:p>
          </table:table-cell>
          <table:table-cell table:formula="of:=[.B55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7" table:formula="of:=&quot;insert into game_score (id, matchid, squad, goals, points, time_type) values (&quot; &amp; [.A58] &amp; &quot;, &quot; &amp; [.B58] &amp; &quot;, &quot; &amp; [.C58] &amp; &quot;, &quot; &amp; [.D58] &amp; &quot;, &quot; &amp; [.E58] &amp; &quot;, &quot; &amp; [.F58] &amp; &quot;);&quot;" office:value-type="string" office:string-value="insert into game_score (id, matchid, squad, goals, points, time_type) values (33, 2, 81, 4, 0, 5);">
            <text:p>insert into game_score (id, matchid, squad, goals, points, time_type) values (33, 2, 81, 4, 0, 5);</text:p>
          </table:table-cell>
          <table:table-cell table:number-columns-repeated="1017"/>
        </table:table-row>
        <table:table-row table:style-name="ro2">
          <table:table-cell table:formula="of:=[.A58]+1" office:value-type="float" office:value="34">
            <text:p>34</text:p>
          </table:table-cell>
          <table:table-cell table:formula="of:=[.B56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7" table:formula="of:=&quot;insert into game_score (id, matchid, squad, goals, points, time_type) values (&quot; &amp; [.A59] &amp; &quot;, &quot; &amp; [.B59] &amp; &quot;, &quot; &amp; [.C59] &amp; &quot;, &quot; &amp; [.D59] &amp; &quot;, &quot; &amp; [.E59] &amp; &quot;, &quot; &amp; [.F59] &amp; &quot;);&quot;" office:value-type="string" office:string-value="insert into game_score (id, matchid, squad, goals, points, time_type) values (34, 2, 86, 0, 0, 5);">
            <text:p>insert into game_score (id, matchid, squad, goals, points, time_type) values (34, 2, 86, 0, 0, 5);</text:p>
          </table:table-cell>
          <table:table-cell table:number-columns-repeated="1017"/>
        </table:table-row>
        <table:table-row table:style-name="ro2">
          <table:table-cell table:formula="of:=[.A59]+1" office:value-type="float" office:value="35">
            <text:p>35</text:p>
          </table:table-cell>
          <table:table-cell table:formula="of:=[.B57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7" table:formula="of:=&quot;insert into game_score (id, matchid, squad, goals, points, time_type) values (&quot; &amp; [.A60] &amp; &quot;, &quot; &amp; [.B60] &amp; &quot;, &quot; &amp; [.C60] &amp; &quot;, &quot; &amp; [.D60] &amp; &quot;, &quot; &amp; [.E60] &amp; &quot;, &quot; &amp; [.F60] &amp; &quot;);&quot;" office:value-type="string" office:string-value="insert into game_score (id, matchid, squad, goals, points, time_type) values (35, 2, 81, 3, 0, 6);">
            <text:p>insert into game_score (id, matchid, squad, goals, points, time_type) values (35, 2, 81, 3, 0, 6);</text:p>
          </table:table-cell>
          <table:table-cell table:number-columns-repeated="1017"/>
        </table:table-row>
        <table:table-row table:style-name="ro2">
          <table:table-cell table:formula="of:=[.A60]+1" office:value-type="float" office:value="36">
            <text:p>36</text:p>
          </table:table-cell>
          <table:table-cell table:formula="of:=[.B58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7" table:formula="of:=&quot;insert into game_score (id, matchid, squad, goals, points, time_type) values (&quot; &amp; [.A61] &amp; &quot;, &quot; &amp; [.B61] &amp; &quot;, &quot; &amp; [.C61] &amp; &quot;, &quot; &amp; [.D61] &amp; &quot;, &quot; &amp; [.E61] &amp; &quot;, &quot; &amp; [.F61] &amp; &quot;);&quot;" office:value-type="string" office:string-value="insert into game_score (id, matchid, squad, goals, points, time_type) values (36, 2, 86, 0, 0, 6);">
            <text:p>insert into game_score (id, matchid, squad, goals, points, time_type) values (36, 2, 86, 0, 0, 6);</text:p>
          </table:table-cell>
          <table:table-cell table:number-columns-repeated="1017"/>
        </table:table-row>
        <table:table-row table:style-name="ro2">
          <table:table-cell table:formula="of:=[.A61]+1" office:value-type="float" office:value="37">
            <text:p>37</text:p>
          </table:table-cell>
          <table:table-cell table:formula="of:=[.B59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7" table:formula="of:=&quot;insert into game_score (id, matchid, squad, goals, points, time_type) values (&quot; &amp; [.A62] &amp; &quot;, &quot; &amp; [.B62] &amp; &quot;, &quot; &amp; [.C62] &amp; &quot;, &quot; &amp; [.D62] &amp; &quot;, &quot; &amp; [.E62] &amp; &quot;, &quot; &amp; [.F62] &amp; &quot;);&quot;" office:value-type="string" office:string-value="insert into game_score (id, matchid, squad, goals, points, time_type) values (37, 2, 81, 2, 0, 7);">
            <text:p>insert into game_score (id, matchid, squad, goals, points, time_type) values (37, 2, 81, 2, 0, 7);</text:p>
          </table:table-cell>
          <table:table-cell table:number-columns-repeated="1017"/>
        </table:table-row>
        <table:table-row table:style-name="ro2">
          <table:table-cell table:formula="of:=[.A62]+1" office:value-type="float" office:value="38">
            <text:p>38</text:p>
          </table:table-cell>
          <table:table-cell table:formula="of:=[.B60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0">
            <text:p>0</text:p>
          </table:table-cell>
          <table:table-cell table:style-name="ce5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7" table:formula="of:=&quot;insert into game_score (id, matchid, squad, goals, points, time_type) values (&quot; &amp; [.A63] &amp; &quot;, &quot; &amp; [.B63] &amp; &quot;, &quot; &amp; [.C63] &amp; &quot;, &quot; &amp; [.D63] &amp; &quot;, &quot; &amp; [.E63] &amp; &quot;, &quot; &amp; [.F63] &amp; &quot;);&quot;" office:value-type="string" office:string-value="insert into game_score (id, matchid, squad, goals, points, time_type) values (38, 2, 86, 0, 0, 7);">
            <text:p>insert into game_score (id, matchid, squad, goals, points, time_type) values (38, 2, 86, 0, 0, 7);</text:p>
          </table:table-cell>
          <table:table-cell table:number-columns-repeated="1017"/>
        </table:table-row>
        <table:table-row table:style-name="ro2">
          <table:table-cell table:formula="of:=[.A63]+1" office:value-type="float" office:value="39">
            <text:p>39</text:p>
          </table:table-cell>
          <table:table-cell table:formula="of:=[.B61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7" table:formula="of:=&quot;insert into game_score (id, matchid, squad, goals, points, time_type) values (&quot; &amp; [.A64] &amp; &quot;, &quot; &amp; [.B64] &amp; &quot;, &quot; &amp; [.C64] &amp; &quot;, &quot; &amp; [.D64] &amp; &quot;, &quot; &amp; [.E64] &amp; &quot;, &quot; &amp; [.F64] &amp; &quot;);&quot;" office:value-type="string" office:string-value="insert into game_score (id, matchid, squad, goals, points, time_type) values (39, 2, 81, 7, 0, 8);">
            <text:p>insert into game_score (id, matchid, squad, goals, points, time_type) values (39, 2, 81, 7, 0, 8);</text:p>
          </table:table-cell>
          <table:table-cell table:number-columns-repeated="1017"/>
        </table:table-row>
        <table:table-row table:style-name="ro2">
          <table:table-cell table:formula="of:=[.A64]+1" office:value-type="float" office:value="40">
            <text:p>40</text:p>
          </table:table-cell>
          <table:table-cell table:formula="of:=[.B62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7" table:formula="of:=&quot;insert into game_score (id, matchid, squad, goals, points, time_type) values (&quot; &amp; [.A65] &amp; &quot;, &quot; &amp; [.B65] &amp; &quot;, &quot; &amp; [.C65] &amp; &quot;, &quot; &amp; [.D65] &amp; &quot;, &quot; &amp; [.E65] &amp; &quot;, &quot; &amp; [.F65] &amp; &quot;);&quot;" office:value-type="string" office:string-value="insert into game_score (id, matchid, squad, goals, points, time_type) values (40, 2, 86, 0, 0, 8);">
            <text:p>insert into game_score (id, matchid, squad, goals, points, time_type) values (40, 2, 86, 0, 0, 8);</text:p>
          </table:table-cell>
          <table:table-cell table:number-columns-repeated="1017"/>
        </table:table-row>
        <table:table-row table:style-name="ro3">
          <table:table-cell table:formula="of:=[.A65]+1" office:value-type="float" office:value="41">
            <text:p>41</text:p>
          </table:table-cell>
          <table:table-cell table:formula="of:=[.B63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7" table:formula="of:=&quot;insert into game_score (id, matchid, squad, goals, points, time_type) values (&quot; &amp; [.A66] &amp; &quot;, &quot; &amp; [.B66] &amp; &quot;, &quot; &amp; [.C66] &amp; &quot;, &quot; &amp; [.D66] &amp; &quot;, &quot; &amp; [.E66] &amp; &quot;, &quot; &amp; [.F66] &amp; &quot;);&quot;" office:value-type="string" office:string-value="insert into game_score (id, matchid, squad, goals, points, time_type) values (41, 2, 81, null, 0, 9);">
            <text:p>insert into game_score (id, matchid, squad, goals, points, time_type) values (41, 2, 81, null, 0, 9);</text:p>
          </table:table-cell>
          <table:table-cell table:number-columns-repeated="1017"/>
        </table:table-row>
        <table:table-row table:style-name="ro3">
          <table:table-cell table:formula="of:=[.A66]+1" office:value-type="float" office:value="42">
            <text:p>42</text:p>
          </table:table-cell>
          <table:table-cell table:formula="of:=[.B64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string">
            <text:p>null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7" table:formula="of:=&quot;insert into game_score (id, matchid, squad, goals, points, time_type) values (&quot; &amp; [.A67] &amp; &quot;, &quot; &amp; [.B67] &amp; &quot;, &quot; &amp; [.C67] &amp; &quot;, &quot; &amp; [.D67] &amp; &quot;, &quot; &amp; [.E67] &amp; &quot;, &quot; &amp; [.F67] &amp; &quot;);&quot;" office:value-type="string" office:string-value="insert into game_score (id, matchid, squad, goals, points, time_type) values (42, 2, 86, null, 0, 9);">
            <text:p>insert into game_score (id, matchid, squad, goals, points, time_type) values (42, 2, 86, null, 0, 9);</text:p>
          </table:table-cell>
          <table:table-cell table:number-columns-repeated="1017"/>
        </table:table-row>
        <table:table-row table:style-name="ro2">
          <table:table-cell table:formula="of:=[.A67]+1" office:value-type="float" office:value="43">
            <text:p>43</text:p>
          </table:table-cell>
          <table:table-cell table:formula="of:=[.B65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8">
            <text:p>18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7" table:formula="of:=&quot;insert into game_score (id, matchid, squad, goals, points, time_type) values (&quot; &amp; [.A68] &amp; &quot;, &quot; &amp; [.B68] &amp; &quot;, &quot; &amp; [.C68] &amp; &quot;, &quot; &amp; [.D68] &amp; &quot;, &quot; &amp; [.E68] &amp; &quot;, &quot; &amp; [.F68] &amp; &quot;);&quot;" office:value-type="string" office:string-value="insert into game_score (id, matchid, squad, goals, points, time_type) values (43, 2, 81, 18, 0, 9000);">
            <text:p>insert into game_score (id, matchid, squad, goals, points, time_type) values (43, 2, 81, 18, 0, 9000);</text:p>
          </table:table-cell>
          <table:table-cell table:number-columns-repeated="1017"/>
        </table:table-row>
        <table:table-row table:style-name="ro2">
          <table:table-cell table:formula="of:=[.A68]+1" office:value-type="float" office:value="44">
            <text:p>44</text:p>
          </table:table-cell>
          <table:table-cell table:formula="of:=[.B66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7" table:formula="of:=&quot;insert into game_score (id, matchid, squad, goals, points, time_type) values (&quot; &amp; [.A69] &amp; &quot;, &quot; &amp; [.B69] &amp; &quot;, &quot; &amp; [.C69] &amp; &quot;, &quot; &amp; [.D69] &amp; &quot;, &quot; &amp; [.E69] &amp; &quot;, &quot; &amp; [.F69] &amp; &quot;);&quot;" office:value-type="string" office:string-value="insert into game_score (id, matchid, squad, goals, points, time_type) values (44, 2, 86, 2, 0, 9000);">
            <text:p>insert into game_score (id, matchid, squad, goals, points, time_type) values (44, 2, 86, 2, 0, 9000);</text:p>
          </table:table-cell>
          <table:table-cell table:number-columns-repeated="1017"/>
        </table:table-row>
        <table:table-row table:style-name="ro2">
          <table:table-cell table:formula="of:=[.A69]+1" office:value-type="float" office:value="45">
            <text:p>45</text:p>
          </table:table-cell>
          <table:table-cell table:formula="of:=[.B67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5">
            <text:p>15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7" table:formula="of:=&quot;insert into game_score (id, matchid, squad, goals, points, time_type) values (&quot; &amp; [.A70] &amp; &quot;, &quot; &amp; [.B70] &amp; &quot;, &quot; &amp; [.C70] &amp; &quot;, &quot; &amp; [.D70] &amp; &quot;, &quot; &amp; [.E70] &amp; &quot;, &quot; &amp; [.F70] &amp; &quot;);&quot;" office:value-type="string" office:string-value="insert into game_score (id, matchid, squad, goals, points, time_type) values (45, 2, 81, 15, 0, 9001);">
            <text:p>insert into game_score (id, matchid, squad, goals, points, time_type) values (45, 2, 81, 15, 0, 9001);</text:p>
          </table:table-cell>
          <table:table-cell table:number-columns-repeated="1017"/>
        </table:table-row>
        <table:table-row table:style-name="ro2">
          <table:table-cell table:formula="of:=[.A70]+1" office:value-type="float" office:value="46">
            <text:p>46</text:p>
          </table:table-cell>
          <table:table-cell table:formula="of:=[.B68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7" table:formula="of:=&quot;insert into game_score (id, matchid, squad, goals, points, time_type) values (&quot; &amp; [.A71] &amp; &quot;, &quot; &amp; [.B71] &amp; &quot;, &quot; &amp; [.C71] &amp; &quot;, &quot; &amp; [.D71] &amp; &quot;, &quot; &amp; [.E71] &amp; &quot;, &quot; &amp; [.F71] &amp; &quot;);&quot;" office:value-type="string" office:string-value="insert into game_score (id, matchid, squad, goals, points, time_type) values (46, 2, 86, 7, 0, 9001);">
            <text:p>insert into game_score (id, matchid, squad, goals, points, time_type) values (46, 2, 86, 7, 0, 9001);</text:p>
          </table:table-cell>
          <table:table-cell table:number-columns-repeated="1017"/>
        </table:table-row>
        <table:table-row table:style-name="ro2">
          <table:table-cell table:formula="of:=[.A71]+1" office:value-type="float" office:value="47">
            <text:p>47</text:p>
          </table:table-cell>
          <table:table-cell table:formula="of:=[.B69]" office:value-type="float" office:value="2">
            <text:p>2</text:p>
          </table:table-cell>
          <table:table-cell table:style-name="ce3" office:value-type="float" office:value="81">
            <text:p>81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72] &amp; &quot;, &quot; &amp; [.B72] &amp; &quot;, &quot; &amp; [.C72] &amp; &quot;, &quot; &amp; [.D72] &amp; &quot;, &quot; &amp; [.E72] &amp; &quot;, &quot; &amp; [.F72] &amp; &quot;);&quot;" office:value-type="string" office:string-value="insert into game_score (id, matchid, squad, goals, points, time_type) values (47, 2, 81, 0, 0, 9002);">
            <text:p>insert into game_score (id, matchid, squad, goals, points, time_type) values (47, 2, 81, 0, 0, 9002);</text:p>
          </table:table-cell>
          <table:table-cell table:number-columns-repeated="1017"/>
        </table:table-row>
        <table:table-row table:style-name="ro2">
          <table:table-cell table:formula="of:=[.A72]+1" office:value-type="float" office:value="48">
            <text:p>48</text:p>
          </table:table-cell>
          <table:table-cell table:formula="of:=[.B70]" office:value-type="float" office:value="2">
            <text:p>2</text:p>
          </table:table-cell>
          <table:table-cell table:style-name="ce3" office:value-type="float" office:value="86">
            <text:p>86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73] &amp; &quot;, &quot; &amp; [.B73] &amp; &quot;, &quot; &amp; [.C73] &amp; &quot;, &quot; &amp; [.D73] &amp; &quot;, &quot; &amp; [.E73] &amp; &quot;, &quot; &amp; [.F73] &amp; &quot;);&quot;" office:value-type="string" office:string-value="insert into game_score (id, matchid, squad, goals, points, time_type) values (48, 2, 86, 4, 0, 9002);">
            <text:p>insert into game_score (id, matchid, squad, goals, points, time_type) values (48, 2, 86, 4, 0, 9002);</text:p>
          </table:table-cell>
          <table:table-cell table:number-columns-repeated="1017"/>
        </table:table-row>
        <table:table-row table:style-name="ro2">
          <table:table-cell table:style-name="ce2" table:formula="of:=[.A73]+1" office:value-type="float" office:value="49">
            <text:p>49</text:p>
          </table:table-cell>
          <table:table-cell table:style-name="ce2" table:formula="of:=[.B50]+1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4] &amp; &quot;, &quot; &amp; [.B74] &amp; &quot;, &quot; &amp; [.C74] &amp; &quot;, &quot; &amp; [.D74] &amp; &quot;, &quot; &amp; [.E74] &amp; &quot;, &quot; &amp; [.F74] &amp; &quot;);&quot;" office:value-type="string" office:string-value="insert into game_score (id, matchid, squad, goals, points, time_type) values (49, 3, 86, 0, 0, 1);">
            <text:p>insert into game_score (id, matchid, squad, goals, points, time_type) values (49, 3, 86, 0, 0, 1);</text:p>
          </table:table-cell>
          <table:table-cell table:number-columns-repeated="1017"/>
        </table:table-row>
        <table:table-row table:style-name="ro2">
          <table:table-cell table:style-name="ce2" table:formula="of:=[.A74]+1" office:value-type="float" office:value="50">
            <text:p>50</text:p>
          </table:table-cell>
          <table:table-cell table:style-name="ce2" table:formula="of:=[.B74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75] &amp; &quot;, &quot; &amp; [.B75] &amp; &quot;, &quot; &amp; [.C75] &amp; &quot;, &quot; &amp; [.D75] &amp; &quot;, &quot; &amp; [.E75] &amp; &quot;, &quot; &amp; [.F75] &amp; &quot;);&quot;" office:value-type="string" office:string-value="insert into game_score (id, matchid, squad, goals, points, time_type) values (50, 3, 82, 1, 0, 1);">
            <text:p>insert into game_score (id, matchid, squad, goals, points, time_type) values (50, 3, 82, 1, 0, 1);</text:p>
          </table:table-cell>
          <table:table-cell table:number-columns-repeated="1017"/>
        </table:table-row>
        <table:table-row table:style-name="ro2">
          <table:table-cell table:style-name="ce2" table:formula="of:=[.A75]+1" office:value-type="float" office:value="51">
            <text:p>51</text:p>
          </table:table-cell>
          <table:table-cell table:style-name="ce2" table:formula="of:=[.B74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6] &amp; &quot;, &quot; &amp; [.B76] &amp; &quot;, &quot; &amp; [.C76] &amp; &quot;, &quot; &amp; [.D76] &amp; &quot;, &quot; &amp; [.E76] &amp; &quot;, &quot; &amp; [.F76] &amp; &quot;);&quot;" office:value-type="string" office:string-value="insert into game_score (id, matchid, squad, goals, points, time_type) values (51, 3, 86, 0, 0, 2);">
            <text:p>insert into game_score (id, matchid, squad, goals, points, time_type) values (51, 3, 86, 0, 0, 2);</text:p>
          </table:table-cell>
          <table:table-cell table:number-columns-repeated="1017"/>
        </table:table-row>
        <table:table-row table:style-name="ro2">
          <table:table-cell table:style-name="ce2" table:formula="of:=[.A76]+1" office:value-type="float" office:value="52">
            <text:p>52</text:p>
          </table:table-cell>
          <table:table-cell table:style-name="ce2" table:formula="of:=[.B74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77] &amp; &quot;, &quot; &amp; [.B77] &amp; &quot;, &quot; &amp; [.C77] &amp; &quot;, &quot; &amp; [.D77] &amp; &quot;, &quot; &amp; [.E77] &amp; &quot;, &quot; &amp; [.F77] &amp; &quot;);&quot;" office:value-type="string" office:string-value="insert into game_score (id, matchid, squad, goals, points, time_type) values (52, 3, 82, 0, 0, 2);">
            <text:p>insert into game_score (id, matchid, squad, goals, points, time_type) values (52, 3, 82, 0, 0, 2);</text:p>
          </table:table-cell>
          <table:table-cell table:number-columns-repeated="1017"/>
        </table:table-row>
        <table:table-row table:style-name="ro2">
          <table:table-cell table:style-name="ce2" table:formula="of:=[.A77]+1" office:value-type="float" office:value="53">
            <text:p>53</text:p>
          </table:table-cell>
          <table:table-cell table:style-name="ce2" table:formula="of:=[.B75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78] &amp; &quot;, &quot; &amp; [.B78] &amp; &quot;, &quot; &amp; [.C78] &amp; &quot;, &quot; &amp; [.D78] &amp; &quot;, &quot; &amp; [.E78] &amp; &quot;, &quot; &amp; [.F78] &amp; &quot;);&quot;" office:value-type="string" office:string-value="insert into game_score (id, matchid, squad, goals, points, time_type) values (53, 3, 86, 0, 0, 3);">
            <text:p>insert into game_score (id, matchid, squad, goals, points, time_type) values (53, 3, 86, 0, 0, 3);</text:p>
          </table:table-cell>
          <table:table-cell table:number-columns-repeated="1017"/>
        </table:table-row>
        <table:table-row table:style-name="ro2">
          <table:table-cell table:style-name="ce2" table:formula="of:=[.A78]+1" office:value-type="float" office:value="54">
            <text:p>54</text:p>
          </table:table-cell>
          <table:table-cell table:style-name="ce2" table:formula="of:=[.B76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79] &amp; &quot;, &quot; &amp; [.B79] &amp; &quot;, &quot; &amp; [.C79] &amp; &quot;, &quot; &amp; [.D79] &amp; &quot;, &quot; &amp; [.E79] &amp; &quot;, &quot; &amp; [.F79] &amp; &quot;);&quot;" office:value-type="string" office:string-value="insert into game_score (id, matchid, squad, goals, points, time_type) values (54, 3, 82, 3, 0, 3);">
            <text:p>insert into game_score (id, matchid, squad, goals, points, time_type) values (54, 3, 82, 3, 0, 3);</text:p>
          </table:table-cell>
          <table:table-cell table:number-columns-repeated="1017"/>
        </table:table-row>
        <table:table-row table:style-name="ro2">
          <table:table-cell table:style-name="ce2" table:formula="of:=[.A79]+1" office:value-type="float" office:value="55">
            <text:p>55</text:p>
          </table:table-cell>
          <table:table-cell table:style-name="ce2" table:formula="of:=[.B77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80] &amp; &quot;, &quot; &amp; [.B80] &amp; &quot;, &quot; &amp; [.C80] &amp; &quot;, &quot; &amp; [.D80] &amp; &quot;, &quot; &amp; [.E80] &amp; &quot;, &quot; &amp; [.F80] &amp; &quot;);&quot;" office:value-type="string" office:string-value="insert into game_score (id, matchid, squad, goals, points, time_type) values (55, 3, 86, 0, 0, 4);">
            <text:p>insert into game_score (id, matchid, squad, goals, points, time_type) values (55, 3, 86, 0, 0, 4);</text:p>
          </table:table-cell>
          <table:table-cell table:number-columns-repeated="1017"/>
        </table:table-row>
        <table:table-row table:style-name="ro2">
          <table:table-cell table:style-name="ce2" table:formula="of:=[.A80]+1" office:value-type="float" office:value="56">
            <text:p>56</text:p>
          </table:table-cell>
          <table:table-cell table:style-name="ce2" table:formula="of:=[.B78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81] &amp; &quot;, &quot; &amp; [.B81] &amp; &quot;, &quot; &amp; [.C81] &amp; &quot;, &quot; &amp; [.D81] &amp; &quot;, &quot; &amp; [.E81] &amp; &quot;, &quot; &amp; [.F81] &amp; &quot;);&quot;" office:value-type="string" office:string-value="insert into game_score (id, matchid, squad, goals, points, time_type) values (56, 3, 82, 1, 0, 4);">
            <text:p>insert into game_score (id, matchid, squad, goals, points, time_type) values (56, 3, 82, 1, 0, 4);</text:p>
          </table:table-cell>
          <table:table-cell table:number-columns-repeated="1017"/>
        </table:table-row>
        <table:table-row table:style-name="ro2">
          <table:table-cell table:style-name="ce2" table:formula="of:=[.A81]+1" office:value-type="float" office:value="57">
            <text:p>57</text:p>
          </table:table-cell>
          <table:table-cell table:style-name="ce2" table:formula="of:=[.B79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82] &amp; &quot;, &quot; &amp; [.B82] &amp; &quot;, &quot; &amp; [.C82] &amp; &quot;, &quot; &amp; [.D82] &amp; &quot;, &quot; &amp; [.E82] &amp; &quot;, &quot; &amp; [.F82] &amp; &quot;);&quot;" office:value-type="string" office:string-value="insert into game_score (id, matchid, squad, goals, points, time_type) values (57, 3, 86, 0, 0, 5);">
            <text:p>insert into game_score (id, matchid, squad, goals, points, time_type) values (57, 3, 86, 0, 0, 5);</text:p>
          </table:table-cell>
          <table:table-cell table:number-columns-repeated="1017"/>
        </table:table-row>
        <table:table-row table:style-name="ro2">
          <table:table-cell table:style-name="ce2" table:formula="of:=[.A82]+1" office:value-type="float" office:value="58">
            <text:p>58</text:p>
          </table:table-cell>
          <table:table-cell table:style-name="ce2" table:formula="of:=[.B80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83] &amp; &quot;, &quot; &amp; [.B83] &amp; &quot;, &quot; &amp; [.C83] &amp; &quot;, &quot; &amp; [.D83] &amp; &quot;, &quot; &amp; [.E83] &amp; &quot;, &quot; &amp; [.F83] &amp; &quot;);&quot;" office:value-type="string" office:string-value="insert into game_score (id, matchid, squad, goals, points, time_type) values (58, 3, 82, 0, 0, 5);">
            <text:p>insert into game_score (id, matchid, squad, goals, points, time_type) values (58, 3, 82, 0, 0, 5);</text:p>
          </table:table-cell>
          <table:table-cell table:number-columns-repeated="1017"/>
        </table:table-row>
        <table:table-row table:style-name="ro2">
          <table:table-cell table:style-name="ce2" table:formula="of:=[.A83]+1" office:value-type="float" office:value="59">
            <text:p>59</text:p>
          </table:table-cell>
          <table:table-cell table:style-name="ce2" table:formula="of:=[.B81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84] &amp; &quot;, &quot; &amp; [.B84] &amp; &quot;, &quot; &amp; [.C84] &amp; &quot;, &quot; &amp; [.D84] &amp; &quot;, &quot; &amp; [.E84] &amp; &quot;, &quot; &amp; [.F84] &amp; &quot;);&quot;" office:value-type="string" office:string-value="insert into game_score (id, matchid, squad, goals, points, time_type) values (59, 3, 86, 0, 0, 6);">
            <text:p>insert into game_score (id, matchid, squad, goals, points, time_type) values (59, 3, 86, 0, 0, 6);</text:p>
          </table:table-cell>
          <table:table-cell table:number-columns-repeated="1017"/>
        </table:table-row>
        <table:table-row table:style-name="ro2">
          <table:table-cell table:style-name="ce2" table:formula="of:=[.A84]+1" office:value-type="float" office:value="60">
            <text:p>60</text:p>
          </table:table-cell>
          <table:table-cell table:style-name="ce2" table:formula="of:=[.B82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85] &amp; &quot;, &quot; &amp; [.B85] &amp; &quot;, &quot; &amp; [.C85] &amp; &quot;, &quot; &amp; [.D85] &amp; &quot;, &quot; &amp; [.E85] &amp; &quot;, &quot; &amp; [.F85] &amp; &quot;);&quot;" office:value-type="string" office:string-value="insert into game_score (id, matchid, squad, goals, points, time_type) values (60, 3, 82, 2, 0, 6);">
            <text:p>insert into game_score (id, matchid, squad, goals, points, time_type) values (60, 3, 82, 2, 0, 6);</text:p>
          </table:table-cell>
          <table:table-cell table:number-columns-repeated="1017"/>
        </table:table-row>
        <table:table-row table:style-name="ro2">
          <table:table-cell table:style-name="ce2" table:formula="of:=[.A85]+1" office:value-type="float" office:value="61">
            <text:p>61</text:p>
          </table:table-cell>
          <table:table-cell table:style-name="ce2" table:formula="of:=[.B83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6] &amp; &quot;, &quot; &amp; [.B86] &amp; &quot;, &quot; &amp; [.C86] &amp; &quot;, &quot; &amp; [.D86] &amp; &quot;, &quot; &amp; [.E86] &amp; &quot;, &quot; &amp; [.F86] &amp; &quot;);&quot;" office:value-type="string" office:string-value="insert into game_score (id, matchid, squad, goals, points, time_type) values (61, 3, 86, 0, 0, 7);">
            <text:p>insert into game_score (id, matchid, squad, goals, points, time_type) values (61, 3, 86, 0, 0, 7);</text:p>
          </table:table-cell>
          <table:table-cell table:number-columns-repeated="1017"/>
        </table:table-row>
        <table:table-row table:style-name="ro2">
          <table:table-cell table:style-name="ce2" table:formula="of:=[.A86]+1" office:value-type="float" office:value="62">
            <text:p>62</text:p>
          </table:table-cell>
          <table:table-cell table:style-name="ce2" table:formula="of:=[.B84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87] &amp; &quot;, &quot; &amp; [.B87] &amp; &quot;, &quot; &amp; [.C87] &amp; &quot;, &quot; &amp; [.D87] &amp; &quot;, &quot; &amp; [.E87] &amp; &quot;, &quot; &amp; [.F87] &amp; &quot;);&quot;" office:value-type="string" office:string-value="insert into game_score (id, matchid, squad, goals, points, time_type) values (62, 3, 82, 2, 0, 7);">
            <text:p>insert into game_score (id, matchid, squad, goals, points, time_type) values (62, 3, 82, 2, 0, 7);</text:p>
          </table:table-cell>
          <table:table-cell table:number-columns-repeated="1017"/>
        </table:table-row>
        <table:table-row table:style-name="ro2">
          <table:table-cell table:style-name="ce2" table:formula="of:=[.A87]+1" office:value-type="float" office:value="63">
            <text:p>63</text:p>
          </table:table-cell>
          <table:table-cell table:style-name="ce2" table:formula="of:=[.B85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88] &amp; &quot;, &quot; &amp; [.B88] &amp; &quot;, &quot; &amp; [.C88] &amp; &quot;, &quot; &amp; [.D88] &amp; &quot;, &quot; &amp; [.E88] &amp; &quot;, &quot; &amp; [.F88] &amp; &quot;);&quot;" office:value-type="string" office:string-value="insert into game_score (id, matchid, squad, goals, points, time_type) values (63, 3, 86, 1, 0, 8);">
            <text:p>insert into game_score (id, matchid, squad, goals, points, time_type) values (63, 3, 86, 1, 0, 8);</text:p>
          </table:table-cell>
          <table:table-cell table:number-columns-repeated="1017"/>
        </table:table-row>
        <table:table-row table:style-name="ro2">
          <table:table-cell table:style-name="ce2" table:formula="of:=[.A88]+1" office:value-type="float" office:value="64">
            <text:p>64</text:p>
          </table:table-cell>
          <table:table-cell table:style-name="ce2" table:formula="of:=[.B86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89] &amp; &quot;, &quot; &amp; [.B89] &amp; &quot;, &quot; &amp; [.C89] &amp; &quot;, &quot; &amp; [.D89] &amp; &quot;, &quot; &amp; [.E89] &amp; &quot;, &quot; &amp; [.F89] &amp; &quot;);&quot;" office:value-type="string" office:string-value="insert into game_score (id, matchid, squad, goals, points, time_type) values (64, 3, 82, 1, 0, 8);">
            <text:p>insert into game_score (id, matchid, squad, goals, points, time_type) values (64, 3, 82, 1, 0, 8);</text:p>
          </table:table-cell>
          <table:table-cell table:number-columns-repeated="1017"/>
        </table:table-row>
        <table:table-row table:style-name="ro2">
          <table:table-cell table:style-name="ce2" table:formula="of:=[.A89]+1" office:value-type="float" office:value="65">
            <text:p>65</text:p>
          </table:table-cell>
          <table:table-cell table:style-name="ce2" table:formula="of:=[.B87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90] &amp; &quot;, &quot; &amp; [.B90] &amp; &quot;, &quot; &amp; [.C90] &amp; &quot;, &quot; &amp; [.D90] &amp; &quot;, &quot; &amp; [.E90] &amp; &quot;, &quot; &amp; [.F90] &amp; &quot;);&quot;" office:value-type="string" office:string-value="insert into game_score (id, matchid, squad, goals, points, time_type) values (65, 3, 86, 0, 0, 9);">
            <text:p>insert into game_score (id, matchid, squad, goals, points, time_type) values (65, 3, 86, 0, 0, 9);</text:p>
          </table:table-cell>
          <table:table-cell table:number-columns-repeated="1017"/>
        </table:table-row>
        <table:table-row table:style-name="ro3">
          <table:table-cell table:style-name="ce2" table:formula="of:=[.A90]+1" office:value-type="float" office:value="66">
            <text:p>66</text:p>
          </table:table-cell>
          <table:table-cell table:style-name="ce2" table:formula="of:=[.B88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91] &amp; &quot;, &quot; &amp; [.B91] &amp; &quot;, &quot; &amp; [.C91] &amp; &quot;, &quot; &amp; [.D91] &amp; &quot;, &quot; &amp; [.E91] &amp; &quot;, &quot; &amp; [.F91] &amp; &quot;);&quot;" office:value-type="string" office:string-value="insert into game_score (id, matchid, squad, goals, points, time_type) values (66, 3, 82, null, 0, 9);">
            <text:p>insert into game_score (id, matchid, squad, goals, points, time_type) values (66, 3, 82, null, 0, 9);</text:p>
          </table:table-cell>
          <table:table-cell table:number-columns-repeated="1017"/>
        </table:table-row>
        <table:table-row table:style-name="ro2">
          <table:table-cell table:style-name="ce2" table:formula="of:=[.A91]+1" office:value-type="float" office:value="67">
            <text:p>67</text:p>
          </table:table-cell>
          <table:table-cell table:style-name="ce2" table:formula="of:=[.B89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92] &amp; &quot;, &quot; &amp; [.B92] &amp; &quot;, &quot; &amp; [.C92] &amp; &quot;, &quot; &amp; [.D92] &amp; &quot;, &quot; &amp; [.E92] &amp; &quot;, &quot; &amp; [.F92] &amp; &quot;);&quot;" office:value-type="string" office:string-value="insert into game_score (id, matchid, squad, goals, points, time_type) values (67, 3, 86, 1, 0, 9000);">
            <text:p>insert into game_score (id, matchid, squad, goals, points, time_type) values (67, 3, 86, 1, 0, 9000);</text:p>
          </table:table-cell>
          <table:table-cell table:number-columns-repeated="1017"/>
        </table:table-row>
        <table:table-row table:style-name="ro2">
          <table:table-cell table:style-name="ce2" table:formula="of:=[.A92]+1" office:value-type="float" office:value="68">
            <text:p>68</text:p>
          </table:table-cell>
          <table:table-cell table:style-name="ce2" table:formula="of:=[.B90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93] &amp; &quot;, &quot; &amp; [.B93] &amp; &quot;, &quot; &amp; [.C93] &amp; &quot;, &quot; &amp; [.D93] &amp; &quot;, &quot; &amp; [.E93] &amp; &quot;, &quot; &amp; [.F93] &amp; &quot;);&quot;" office:value-type="string" office:string-value="insert into game_score (id, matchid, squad, goals, points, time_type) values (68, 3, 82, 10, 0, 9000);">
            <text:p>insert into game_score (id, matchid, squad, goals, points, time_type) values (68, 3, 82, 10, 0, 9000);</text:p>
          </table:table-cell>
          <table:table-cell table:number-columns-repeated="1017"/>
        </table:table-row>
        <table:table-row table:style-name="ro2">
          <table:table-cell table:style-name="ce2" table:formula="of:=[.A93]+1" office:value-type="float" office:value="69">
            <text:p>69</text:p>
          </table:table-cell>
          <table:table-cell table:style-name="ce2" table:formula="of:=[.B91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94] &amp; &quot;, &quot; &amp; [.B94] &amp; &quot;, &quot; &amp; [.C94] &amp; &quot;, &quot; &amp; [.D94] &amp; &quot;, &quot; &amp; [.E94] &amp; &quot;, &quot; &amp; [.F94] &amp; &quot;);&quot;" office:value-type="string" office:string-value="insert into game_score (id, matchid, squad, goals, points, time_type) values (69, 3, 86, 2, 0, 9001);">
            <text:p>insert into game_score (id, matchid, squad, goals, points, time_type) values (69, 3, 86, 2, 0, 9001);</text:p>
          </table:table-cell>
          <table:table-cell table:number-columns-repeated="1017"/>
        </table:table-row>
        <table:table-row table:style-name="ro2">
          <table:table-cell table:style-name="ce2" table:formula="of:=[.A94]+1" office:value-type="float" office:value="70">
            <text:p>70</text:p>
          </table:table-cell>
          <table:table-cell table:style-name="ce2" table:formula="of:=[.B92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18">
            <text:p>18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95] &amp; &quot;, &quot; &amp; [.B95] &amp; &quot;, &quot; &amp; [.C95] &amp; &quot;, &quot; &amp; [.D95] &amp; &quot;, &quot; &amp; [.E95] &amp; &quot;, &quot; &amp; [.F95] &amp; &quot;);&quot;" office:value-type="string" office:string-value="insert into game_score (id, matchid, squad, goals, points, time_type) values (70, 3, 82, 18, 0, 9001);">
            <text:p>insert into game_score (id, matchid, squad, goals, points, time_type) values (70, 3, 82, 18, 0, 9001);</text:p>
          </table:table-cell>
          <table:table-cell table:number-columns-repeated="1017"/>
        </table:table-row>
        <table:table-row table:style-name="ro2">
          <table:table-cell table:style-name="ce2" table:formula="of:=[.A95]+1" office:value-type="float" office:value="71">
            <text:p>71</text:p>
          </table:table-cell>
          <table:table-cell table:style-name="ce2" table:formula="of:=[.B93]" office:value-type="float" office:value="3">
            <text:p>3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96] &amp; &quot;, &quot; &amp; [.B96] &amp; &quot;, &quot; &amp; [.C96] &amp; &quot;, &quot; &amp; [.D96] &amp; &quot;, &quot; &amp; [.E96] &amp; &quot;, &quot; &amp; [.F96] &amp; &quot;);&quot;" office:value-type="string" office:string-value="insert into game_score (id, matchid, squad, goals, points, time_type) values (71, 3, 86, 1, 0, 9002);">
            <text:p>insert into game_score (id, matchid, squad, goals, points, time_type) values (71, 3, 86, 1, 0, 9002);</text:p>
          </table:table-cell>
          <table:table-cell table:number-columns-repeated="1017"/>
        </table:table-row>
        <table:table-row table:style-name="ro2">
          <table:table-cell table:style-name="ce2" table:formula="of:=[.A96]+1" office:value-type="float" office:value="72">
            <text:p>72</text:p>
          </table:table-cell>
          <table:table-cell table:style-name="ce2" table:formula="of:=[.B94]" office:value-type="float" office:value="3">
            <text:p>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97] &amp; &quot;, &quot; &amp; [.B97] &amp; &quot;, &quot; &amp; [.C97] &amp; &quot;, &quot; &amp; [.D97] &amp; &quot;, &quot; &amp; [.E97] &amp; &quot;, &quot; &amp; [.F97] &amp; &quot;);&quot;" office:value-type="string" office:string-value="insert into game_score (id, matchid, squad, goals, points, time_type) values (72, 3, 82, 0, 0, 9002);">
            <text:p>insert into game_score (id, matchid, squad, goals, points, time_type) values (72, 3, 82, 0, 0, 9002);</text:p>
          </table:table-cell>
          <table:table-cell table:number-columns-repeated="1017"/>
        </table:table-row>
        <table:table-row table:style-name="ro2">
          <table:table-cell table:formula="of:=[.A97]+1" office:value-type="float" office:value="73">
            <text:p>73</text:p>
          </table:table-cell>
          <table:table-cell table:formula="of:=[.B74]+1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8] &amp; &quot;, &quot; &amp; [.B98] &amp; &quot;, &quot; &amp; [.C98] &amp; &quot;, &quot; &amp; [.D98] &amp; &quot;, &quot; &amp; [.E98] &amp; &quot;, &quot; &amp; [.F98] &amp; &quot;);&quot;" office:value-type="string" office:string-value="insert into game_score (id, matchid, squad, goals, points, time_type) values (73, 4, 81, 3, 0, 1);">
            <text:p>insert into game_score (id, matchid, squad, goals, points, time_type) values (73, 4, 81, 3, 0, 1);</text:p>
          </table:table-cell>
          <table:table-cell table:number-columns-repeated="1017"/>
        </table:table-row>
        <table:table-row table:style-name="ro2">
          <table:table-cell table:formula="of:=[.A98]+1" office:value-type="float" office:value="74">
            <text:p>74</text:p>
          </table:table-cell>
          <table:table-cell table:formula="of:=[.B98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99] &amp; &quot;, &quot; &amp; [.B99] &amp; &quot;, &quot; &amp; [.C99] &amp; &quot;, &quot; &amp; [.D99] &amp; &quot;, &quot; &amp; [.E99] &amp; &quot;, &quot; &amp; [.F99] &amp; &quot;);&quot;" office:value-type="string" office:string-value="insert into game_score (id, matchid, squad, goals, points, time_type) values (74, 4, 886, 0, 0, 1);">
            <text:p>insert into game_score (id, matchid, squad, goals, points, time_type) values (74, 4, 886, 0, 0, 1);</text:p>
          </table:table-cell>
          <table:table-cell table:number-columns-repeated="1017"/>
        </table:table-row>
        <table:table-row table:style-name="ro2">
          <table:table-cell table:formula="of:=[.A99]+1" office:value-type="float" office:value="75">
            <text:p>75</text:p>
          </table:table-cell>
          <table:table-cell table:formula="of:=[.B99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0] &amp; &quot;, &quot; &amp; [.B100] &amp; &quot;, &quot; &amp; [.C100] &amp; &quot;, &quot; &amp; [.D100] &amp; &quot;, &quot; &amp; [.E100] &amp; &quot;, &quot; &amp; [.F100] &amp; &quot;);&quot;" office:value-type="string" office:string-value="insert into game_score (id, matchid, squad, goals, points, time_type) values (75, 4, 81, 1, 0, 2);">
            <text:p>insert into game_score (id, matchid, squad, goals, points, time_type) values (75, 4, 81, 1, 0, 2);</text:p>
          </table:table-cell>
          <table:table-cell table:number-columns-repeated="1017"/>
        </table:table-row>
        <table:table-row table:style-name="ro2">
          <table:table-cell table:formula="of:=[.A100]+1" office:value-type="float" office:value="76">
            <text:p>76</text:p>
          </table:table-cell>
          <table:table-cell table:formula="of:=[.B100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01] &amp; &quot;, &quot; &amp; [.B101] &amp; &quot;, &quot; &amp; [.C101] &amp; &quot;, &quot; &amp; [.D101] &amp; &quot;, &quot; &amp; [.E101] &amp; &quot;, &quot; &amp; [.F101] &amp; &quot;);&quot;" office:value-type="string" office:string-value="insert into game_score (id, matchid, squad, goals, points, time_type) values (76, 4, 886, 1, 0, 2);">
            <text:p>insert into game_score (id, matchid, squad, goals, points, time_type) values (76, 4, 886, 1, 0, 2);</text:p>
          </table:table-cell>
          <table:table-cell table:number-columns-repeated="1017"/>
        </table:table-row>
        <table:table-row table:style-name="ro2">
          <table:table-cell table:formula="of:=[.A101]+1" office:value-type="float" office:value="77">
            <text:p>77</text:p>
          </table:table-cell>
          <table:table-cell table:formula="of:=[.B101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02] &amp; &quot;, &quot; &amp; [.B102] &amp; &quot;, &quot; &amp; [.C102] &amp; &quot;, &quot; &amp; [.D102] &amp; &quot;, &quot; &amp; [.E102] &amp; &quot;, &quot; &amp; [.F102] &amp; &quot;);&quot;" office:value-type="string" office:string-value="insert into game_score (id, matchid, squad, goals, points, time_type) values (77, 4, 81, 1, 0, 3);">
            <text:p>insert into game_score (id, matchid, squad, goals, points, time_type) values (77, 4, 81, 1, 0, 3);</text:p>
          </table:table-cell>
          <table:table-cell table:number-columns-repeated="1017"/>
        </table:table-row>
        <table:table-row table:style-name="ro2">
          <table:table-cell table:formula="of:=[.A102]+1" office:value-type="float" office:value="78">
            <text:p>78</text:p>
          </table:table-cell>
          <table:table-cell table:formula="of:=[.B102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03] &amp; &quot;, &quot; &amp; [.B103] &amp; &quot;, &quot; &amp; [.C103] &amp; &quot;, &quot; &amp; [.D103] &amp; &quot;, &quot; &amp; [.E103] &amp; &quot;, &quot; &amp; [.F103] &amp; &quot;);&quot;" office:value-type="string" office:string-value="insert into game_score (id, matchid, squad, goals, points, time_type) values (78, 4, 886, 0, 0, 3);">
            <text:p>insert into game_score (id, matchid, squad, goals, points, time_type) values (78, 4, 886, 0, 0, 3);</text:p>
          </table:table-cell>
          <table:table-cell table:number-columns-repeated="1017"/>
        </table:table-row>
        <table:table-row table:style-name="ro2">
          <table:table-cell table:formula="of:=[.A103]+1" office:value-type="float" office:value="79">
            <text:p>79</text:p>
          </table:table-cell>
          <table:table-cell table:formula="of:=[.B103]" office:value-type="float" office:value="4">
            <text:p>4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04] &amp; &quot;, &quot; &amp; [.B104] &amp; &quot;, &quot; &amp; [.C104] &amp; &quot;, &quot; &amp; [.D104] &amp; &quot;, &quot; &amp; [.E104] &amp; &quot;, &quot; &amp; [.F104] &amp; &quot;);&quot;" office:value-type="string" office:string-value="insert into game_score (id, matchid, squad, goals, points, time_type) values (79, 4, 81, 0, 0, 4);">
            <text:p>insert into game_score (id, matchid, squad, goals, points, time_type) values (79, 4, 81, 0, 0, 4);</text:p>
          </table:table-cell>
          <table:table-cell table:number-columns-repeated="1017"/>
        </table:table-row>
        <table:table-row table:style-name="ro2">
          <table:table-cell table:formula="of:=[.A104]+1" office:value-type="float" office:value="80">
            <text:p>80</text:p>
          </table:table-cell>
          <table:table-cell table:formula="of:=[.B104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05] &amp; &quot;, &quot; &amp; [.B105] &amp; &quot;, &quot; &amp; [.C105] &amp; &quot;, &quot; &amp; [.D105] &amp; &quot;, &quot; &amp; [.E105] &amp; &quot;, &quot; &amp; [.F105] &amp; &quot;);&quot;" office:value-type="string" office:string-value="insert into game_score (id, matchid, squad, goals, points, time_type) values (80, 4, 886, 0, 0, 4);">
            <text:p>insert into game_score (id, matchid, squad, goals, points, time_type) values (80, 4, 886, 0, 0, 4);</text:p>
          </table:table-cell>
          <table:table-cell table:number-columns-repeated="1017"/>
        </table:table-row>
        <table:table-row table:style-name="ro2">
          <table:table-cell table:formula="of:=[.A105]+1" office:value-type="float" office:value="81">
            <text:p>81</text:p>
          </table:table-cell>
          <table:table-cell table:formula="of:=[.B105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106] &amp; &quot;, &quot; &amp; [.B106] &amp; &quot;, &quot; &amp; [.C106] &amp; &quot;, &quot; &amp; [.D106] &amp; &quot;, &quot; &amp; [.E106] &amp; &quot;, &quot; &amp; [.F106] &amp; &quot;);&quot;" office:value-type="string" office:string-value="insert into game_score (id, matchid, squad, goals, points, time_type) values (81, 4, 81, 6, 0, 5);">
            <text:p>insert into game_score (id, matchid, squad, goals, points, time_type) values (81, 4, 81, 6, 0, 5);</text:p>
          </table:table-cell>
          <table:table-cell table:number-columns-repeated="1017"/>
        </table:table-row>
        <table:table-row table:style-name="ro2">
          <table:table-cell table:formula="of:=[.A106]+1" office:value-type="float" office:value="82">
            <text:p>82</text:p>
          </table:table-cell>
          <table:table-cell table:formula="of:=[.B106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107] &amp; &quot;, &quot; &amp; [.B107] &amp; &quot;, &quot; &amp; [.C107] &amp; &quot;, &quot; &amp; [.D107] &amp; &quot;, &quot; &amp; [.E107] &amp; &quot;, &quot; &amp; [.F107] &amp; &quot;);&quot;" office:value-type="string" office:string-value="insert into game_score (id, matchid, squad, goals, points, time_type) values (82, 4, 886, 0, 0, 5);">
            <text:p>insert into game_score (id, matchid, squad, goals, points, time_type) values (82, 4, 886, 0, 0, 5);</text:p>
          </table:table-cell>
          <table:table-cell table:number-columns-repeated="1017"/>
        </table:table-row>
        <table:table-row table:style-name="ro2">
          <table:table-cell table:formula="of:=[.A107]+1" office:value-type="float" office:value="83">
            <text:p>83</text:p>
          </table:table-cell>
          <table:table-cell table:formula="of:=[.B107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108] &amp; &quot;, &quot; &amp; [.B108] &amp; &quot;, &quot; &amp; [.C108] &amp; &quot;, &quot; &amp; [.D108] &amp; &quot;, &quot; &amp; [.E108] &amp; &quot;, &quot; &amp; [.F108] &amp; &quot;);&quot;" office:value-type="string" office:string-value="insert into game_score (id, matchid, squad, goals, points, time_type) values (83, 4, 81, 1, 0, 6);">
            <text:p>insert into game_score (id, matchid, squad, goals, points, time_type) values (83, 4, 81, 1, 0, 6);</text:p>
          </table:table-cell>
          <table:table-cell table:number-columns-repeated="1017"/>
        </table:table-row>
        <table:table-row table:style-name="ro2">
          <table:table-cell table:formula="of:=[.A108]+1" office:value-type="float" office:value="84">
            <text:p>84</text:p>
          </table:table-cell>
          <table:table-cell table:formula="of:=[.B108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109] &amp; &quot;, &quot; &amp; [.B109] &amp; &quot;, &quot; &amp; [.C109] &amp; &quot;, &quot; &amp; [.D109] &amp; &quot;, &quot; &amp; [.E109] &amp; &quot;, &quot; &amp; [.F109] &amp; &quot;);&quot;" office:value-type="string" office:string-value="insert into game_score (id, matchid, squad, goals, points, time_type) values (84, 4, 886, 2, 0, 6);">
            <text:p>insert into game_score (id, matchid, squad, goals, points, time_type) values (84, 4, 886, 2, 0, 6);</text:p>
          </table:table-cell>
          <table:table-cell table:number-columns-repeated="1017"/>
        </table:table-row>
        <table:table-row table:style-name="ro2">
          <table:table-cell table:formula="of:=[.A109]+1" office:value-type="float" office:value="85">
            <text:p>85</text:p>
          </table:table-cell>
          <table:table-cell table:formula="of:=[.B109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0] &amp; &quot;, &quot; &amp; [.B110] &amp; &quot;, &quot; &amp; [.C110] &amp; &quot;, &quot; &amp; [.D110] &amp; &quot;, &quot; &amp; [.E110] &amp; &quot;, &quot; &amp; [.F110] &amp; &quot;);&quot;" office:value-type="string" office:string-value="insert into game_score (id, matchid, squad, goals, points, time_type) values (85, 4, 81, 2, 0, 7);">
            <text:p>insert into game_score (id, matchid, squad, goals, points, time_type) values (85, 4, 81, 2, 0, 7);</text:p>
          </table:table-cell>
          <table:table-cell table:number-columns-repeated="1017"/>
        </table:table-row>
        <table:table-row table:style-name="ro2">
          <table:table-cell table:formula="of:=[.A110]+1" office:value-type="float" office:value="86">
            <text:p>86</text:p>
          </table:table-cell>
          <table:table-cell table:formula="of:=[.B110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11] &amp; &quot;, &quot; &amp; [.B111] &amp; &quot;, &quot; &amp; [.C111] &amp; &quot;, &quot; &amp; [.D111] &amp; &quot;, &quot; &amp; [.E111] &amp; &quot;, &quot; &amp; [.F111] &amp; &quot;);&quot;" office:value-type="string" office:string-value="insert into game_score (id, matchid, squad, goals, points, time_type) values (86, 4, 886, 0, 0, 7);">
            <text:p>insert into game_score (id, matchid, squad, goals, points, time_type) values (86, 4, 886, 0, 0, 7);</text:p>
          </table:table-cell>
          <table:table-cell table:number-columns-repeated="1017"/>
        </table:table-row>
        <table:table-row table:style-name="ro3">
          <table:table-cell table:formula="of:=[.A111]+1" office:value-type="float" office:value="87">
            <text:p>87</text:p>
          </table:table-cell>
          <table:table-cell table:formula="of:=[.B111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112] &amp; &quot;, &quot; &amp; [.B112] &amp; &quot;, &quot; &amp; [.C112] &amp; &quot;, &quot; &amp; [.D112] &amp; &quot;, &quot; &amp; [.E112] &amp; &quot;, &quot; &amp; [.F112] &amp; &quot;);&quot;" office:value-type="string" office:string-value="insert into game_score (id, matchid, squad, goals, points, time_type) values (87, 4, 81, null, 0, 8);">
            <text:p>insert into game_score (id, matchid, squad, goals, points, time_type) values (87, 4, 81, null, 0, 8);</text:p>
          </table:table-cell>
          <table:table-cell table:number-columns-repeated="1017"/>
        </table:table-row>
        <table:table-row table:style-name="ro3">
          <table:table-cell table:formula="of:=[.A112]+1" office:value-type="float" office:value="88">
            <text:p>88</text:p>
          </table:table-cell>
          <table:table-cell table:formula="of:=[.B112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113] &amp; &quot;, &quot; &amp; [.B113] &amp; &quot;, &quot; &amp; [.C113] &amp; &quot;, &quot; &amp; [.D113] &amp; &quot;, &quot; &amp; [.E113] &amp; &quot;, &quot; &amp; [.F113] &amp; &quot;);&quot;" office:value-type="string" office:string-value="insert into game_score (id, matchid, squad, goals, points, time_type) values (88, 4, 886, null, 0, 8);">
            <text:p>insert into game_score (id, matchid, squad, goals, points, time_type) values (88, 4, 886, null, 0, 8);</text:p>
          </table:table-cell>
          <table:table-cell table:number-columns-repeated="1017"/>
        </table:table-row>
        <table:table-row table:style-name="ro3">
          <table:table-cell table:formula="of:=[.A113]+1" office:value-type="float" office:value="89">
            <text:p>89</text:p>
          </table:table-cell>
          <table:table-cell table:formula="of:=[.B113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114] &amp; &quot;, &quot; &amp; [.B114] &amp; &quot;, &quot; &amp; [.C114] &amp; &quot;, &quot; &amp; [.D114] &amp; &quot;, &quot; &amp; [.E114] &amp; &quot;, &quot; &amp; [.F114] &amp; &quot;);&quot;" office:value-type="string" office:string-value="insert into game_score (id, matchid, squad, goals, points, time_type) values (89, 4, 81, null, 0, 9);">
            <text:p>insert into game_score (id, matchid, squad, goals, points, time_type) values (89, 4, 81, null, 0, 9);</text:p>
          </table:table-cell>
          <table:table-cell table:number-columns-repeated="1017"/>
        </table:table-row>
        <table:table-row table:style-name="ro3">
          <table:table-cell table:formula="of:=[.A114]+1" office:value-type="float" office:value="90">
            <text:p>90</text:p>
          </table:table-cell>
          <table:table-cell table:formula="of:=[.B114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115] &amp; &quot;, &quot; &amp; [.B115] &amp; &quot;, &quot; &amp; [.C115] &amp; &quot;, &quot; &amp; [.D115] &amp; &quot;, &quot; &amp; [.E115] &amp; &quot;, &quot; &amp; [.F115] &amp; &quot;);&quot;" office:value-type="string" office:string-value="insert into game_score (id, matchid, squad, goals, points, time_type) values (90, 4, 886, null, 0, 9);">
            <text:p>insert into game_score (id, matchid, squad, goals, points, time_type) values (90, 4, 886, null, 0, 9);</text:p>
          </table:table-cell>
          <table:table-cell table:number-columns-repeated="1017"/>
        </table:table-row>
        <table:table-row table:style-name="ro2">
          <table:table-cell table:formula="of:=[.A115]+1" office:value-type="float" office:value="91">
            <text:p>91</text:p>
          </table:table-cell>
          <table:table-cell table:formula="of:=[.B115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116] &amp; &quot;, &quot; &amp; [.B116] &amp; &quot;, &quot; &amp; [.C116] &amp; &quot;, &quot; &amp; [.D116] &amp; &quot;, &quot; &amp; [.E116] &amp; &quot;, &quot; &amp; [.F116] &amp; &quot;);&quot;" office:value-type="string" office:string-value="insert into game_score (id, matchid, squad, goals, points, time_type) values (91, 4, 81, 14, 0, 9000);">
            <text:p>insert into game_score (id, matchid, squad, goals, points, time_type) values (91, 4, 81, 14, 0, 9000);</text:p>
          </table:table-cell>
          <table:table-cell table:number-columns-repeated="1017"/>
        </table:table-row>
        <table:table-row table:style-name="ro2">
          <table:table-cell table:formula="of:=[.A116]+1" office:value-type="float" office:value="92">
            <text:p>92</text:p>
          </table:table-cell>
          <table:table-cell table:formula="of:=[.B116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117] &amp; &quot;, &quot; &amp; [.B117] &amp; &quot;, &quot; &amp; [.C117] &amp; &quot;, &quot; &amp; [.D117] &amp; &quot;, &quot; &amp; [.E117] &amp; &quot;, &quot; &amp; [.F117] &amp; &quot;);&quot;" office:value-type="string" office:string-value="insert into game_score (id, matchid, squad, goals, points, time_type) values (92, 4, 886, 3, 0, 9000);">
            <text:p>insert into game_score (id, matchid, squad, goals, points, time_type) values (92, 4, 886, 3, 0, 9000);</text:p>
          </table:table-cell>
          <table:table-cell table:number-columns-repeated="1017"/>
        </table:table-row>
        <table:table-row table:style-name="ro2">
          <table:table-cell table:formula="of:=[.A117]+1" office:value-type="float" office:value="93">
            <text:p>93</text:p>
          </table:table-cell>
          <table:table-cell table:formula="of:=[.B117]" office:value-type="float" office:value="4">
            <text:p>4</text:p>
          </table:table-cell>
          <table:table-cell office:value-type="float" office:value="81">
            <text:p>81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118] &amp; &quot;, &quot; &amp; [.B118] &amp; &quot;, &quot; &amp; [.C118] &amp; &quot;, &quot; &amp; [.D118] &amp; &quot;, &quot; &amp; [.E118] &amp; &quot;, &quot; &amp; [.F118] &amp; &quot;);&quot;" office:value-type="string" office:string-value="insert into game_score (id, matchid, squad, goals, points, time_type) values (93, 4, 81, 15, 0, 9001);">
            <text:p>insert into game_score (id, matchid, squad, goals, points, time_type) values (93, 4, 81, 15, 0, 9001);</text:p>
          </table:table-cell>
          <table:table-cell table:number-columns-repeated="1017"/>
        </table:table-row>
        <table:table-row table:style-name="ro2">
          <table:table-cell table:formula="of:=[.A118]+1" office:value-type="float" office:value="94">
            <text:p>94</text:p>
          </table:table-cell>
          <table:table-cell table:formula="of:=[.B118]" office:value-type="float" office:value="4">
            <text:p>4</text:p>
          </table:table-cell>
          <table:table-cell office:value-type="float" office:value="886">
            <text:p>88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119] &amp; &quot;, &quot; &amp; [.B119] &amp; &quot;, &quot; &amp; [.C119] &amp; &quot;, &quot; &amp; [.D119] &amp; &quot;, &quot; &amp; [.E119] &amp; &quot;, &quot; &amp; [.F119] &amp; &quot;);&quot;" office:value-type="string" office:string-value="insert into game_score (id, matchid, squad, goals, points, time_type) values (94, 4, 886, 7, 0, 9001);">
            <text:p>insert into game_score (id, matchid, squad, goals, points, time_type) values (94, 4, 886, 7, 0, 9001);</text:p>
          </table:table-cell>
          <table:table-cell table:number-columns-repeated="1017"/>
        </table:table-row>
        <table:table-row table:style-name="ro2">
          <table:table-cell table:formula="of:=[.A119]+1" office:value-type="float" office:value="95">
            <text:p>95</text:p>
          </table:table-cell>
          <table:table-cell table:formula="of:=[.B119]" office:value-type="float" office:value="4">
            <text:p>4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3" table:formula="of:=&quot;insert into game_score (id, matchid, squad, goals, points, time_type) values (&quot; &amp; [.A120] &amp; &quot;, &quot; &amp; [.B120] &amp; &quot;, &quot; &amp; [.C120] &amp; &quot;, &quot; &amp; [.D120] &amp; &quot;, &quot; &amp; [.E120] &amp; &quot;, &quot; &amp; [.F120] &amp; &quot;);&quot;" office:value-type="string" office:string-value="insert into game_score (id, matchid, squad, goals, points, time_type) values (95, 4, 81, 0, 0, 9002);">
            <text:p>insert into game_score (id, matchid, squad, goals, points, time_type) values (95, 4, 81, 0, 0, 9002);</text:p>
          </table:table-cell>
          <table:table-cell table:number-columns-repeated="1017"/>
        </table:table-row>
        <table:table-row table:style-name="ro2">
          <table:table-cell table:formula="of:=[.A120]+1" office:value-type="float" office:value="96">
            <text:p>96</text:p>
          </table:table-cell>
          <table:table-cell table:formula="of:=[.B120]" office:value-type="float" office:value="4">
            <text:p>4</text:p>
          </table:table-cell>
          <table:table-cell office:value-type="float" office:value="886">
            <text:p>886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121] &amp; &quot;, &quot; &amp; [.B121] &amp; &quot;, &quot; &amp; [.C121] &amp; &quot;, &quot; &amp; [.D121] &amp; &quot;, &quot; &amp; [.E121] &amp; &quot;, &quot; &amp; [.F121] &amp; &quot;);&quot;" office:value-type="string" office:string-value="insert into game_score (id, matchid, squad, goals, points, time_type) values (96, 4, 886, 0, 0, 9002);">
            <text:p>insert into game_score (id, matchid, squad, goals, points, time_type) values (96, 4, 886, 0, 0, 9002);</text:p>
          </table:table-cell>
          <table:table-cell table:number-columns-repeated="1017"/>
        </table:table-row>
        <table:table-row table:style-name="ro2">
          <table:table-cell table:style-name="ce2" table:formula="of:=[.A121]+1" office:value-type="float" office:value="97">
            <text:p>97</text:p>
          </table:table-cell>
          <table:table-cell table:style-name="ce2" table:formula="of:=[.B98]+1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22] &amp; &quot;, &quot; &amp; [.B122] &amp; &quot;, &quot; &amp; [.C122] &amp; &quot;, &quot; &amp; [.D122] &amp; &quot;, &quot; &amp; [.E122] &amp; &quot;, &quot; &amp; [.F122] &amp; &quot;);&quot;" office:value-type="string" office:string-value="insert into game_score (id, matchid, squad, goals, points, time_type) values (97, 5, 886, 0, 0, 1);">
            <text:p>insert into game_score (id, matchid, squad, goals, points, time_type) values (97, 5, 886, 0, 0, 1);</text:p>
          </table:table-cell>
          <table:table-cell table:number-columns-repeated="1017"/>
        </table:table-row>
        <table:table-row table:style-name="ro2">
          <table:table-cell table:style-name="ce2" table:formula="of:=[.A122]+1" office:value-type="float" office:value="98">
            <text:p>98</text:p>
          </table:table-cell>
          <table:table-cell table:style-name="ce2" table:formula="of:=[.B122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23] &amp; &quot;, &quot; &amp; [.B123] &amp; &quot;, &quot; &amp; [.C123] &amp; &quot;, &quot; &amp; [.D123] &amp; &quot;, &quot; &amp; [.E123] &amp; &quot;, &quot; &amp; [.F123] &amp; &quot;);&quot;" office:value-type="string" office:string-value="insert into game_score (id, matchid, squad, goals, points, time_type) values (98, 5, 86, 0, 0, 1);">
            <text:p>insert into game_score (id, matchid, squad, goals, points, time_type) values (98, 5, 86, 0, 0, 1);</text:p>
          </table:table-cell>
          <table:table-cell table:number-columns-repeated="1017"/>
        </table:table-row>
        <table:table-row table:style-name="ro2">
          <table:table-cell table:style-name="ce2" table:formula="of:=[.A123]+1" office:value-type="float" office:value="99">
            <text:p>99</text:p>
          </table:table-cell>
          <table:table-cell table:style-name="ce2" table:formula="of:=[.B123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24] &amp; &quot;, &quot; &amp; [.B124] &amp; &quot;, &quot; &amp; [.C124] &amp; &quot;, &quot; &amp; [.D124] &amp; &quot;, &quot; &amp; [.E124] &amp; &quot;, &quot; &amp; [.F124] &amp; &quot;);&quot;" office:value-type="string" office:string-value="insert into game_score (id, matchid, squad, goals, points, time_type) values (99, 5, 886, 0, 0, 2);">
            <text:p>insert into game_score (id, matchid, squad, goals, points, time_type) values (99, 5, 886, 0, 0, 2);</text:p>
          </table:table-cell>
          <table:table-cell table:number-columns-repeated="1017"/>
        </table:table-row>
        <table:table-row table:style-name="ro2">
          <table:table-cell table:style-name="ce2" table:formula="of:=[.A124]+1" office:value-type="float" office:value="100">
            <text:p>100</text:p>
          </table:table-cell>
          <table:table-cell table:style-name="ce2" table:formula="of:=[.B124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25] &amp; &quot;, &quot; &amp; [.B125] &amp; &quot;, &quot; &amp; [.C125] &amp; &quot;, &quot; &amp; [.D125] &amp; &quot;, &quot; &amp; [.E125] &amp; &quot;, &quot; &amp; [.F125] &amp; &quot;);&quot;" office:value-type="string" office:string-value="insert into game_score (id, matchid, squad, goals, points, time_type) values (100, 5, 86, 0, 0, 2);">
            <text:p>insert into game_score (id, matchid, squad, goals, points, time_type) values (100, 5, 86, 0, 0, 2);</text:p>
          </table:table-cell>
          <table:table-cell table:number-columns-repeated="1017"/>
        </table:table-row>
        <table:table-row table:style-name="ro2">
          <table:table-cell table:style-name="ce2" table:formula="of:=[.A125]+1" office:value-type="float" office:value="101">
            <text:p>101</text:p>
          </table:table-cell>
          <table:table-cell table:style-name="ce2" table:formula="of:=[.B125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126] &amp; &quot;, &quot; &amp; [.B126] &amp; &quot;, &quot; &amp; [.C126] &amp; &quot;, &quot; &amp; [.D126] &amp; &quot;, &quot; &amp; [.E126] &amp; &quot;, &quot; &amp; [.F126] &amp; &quot;);&quot;" office:value-type="string" office:string-value="insert into game_score (id, matchid, squad, goals, points, time_type) values (101, 5, 886, 1, 0, 3);">
            <text:p>insert into game_score (id, matchid, squad, goals, points, time_type) values (101, 5, 886, 1, 0, 3);</text:p>
          </table:table-cell>
          <table:table-cell table:number-columns-repeated="1017"/>
        </table:table-row>
        <table:table-row table:style-name="ro2">
          <table:table-cell table:style-name="ce2" table:formula="of:=[.A126]+1" office:value-type="float" office:value="102">
            <text:p>102</text:p>
          </table:table-cell>
          <table:table-cell table:style-name="ce2" table:formula="of:=[.B126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127] &amp; &quot;, &quot; &amp; [.B127] &amp; &quot;, &quot; &amp; [.C127] &amp; &quot;, &quot; &amp; [.D127] &amp; &quot;, &quot; &amp; [.E127] &amp; &quot;, &quot; &amp; [.F127] &amp; &quot;);&quot;" office:value-type="string" office:string-value="insert into game_score (id, matchid, squad, goals, points, time_type) values (102, 5, 86, 0, 0, 3);">
            <text:p>insert into game_score (id, matchid, squad, goals, points, time_type) values (102, 5, 86, 0, 0, 3);</text:p>
          </table:table-cell>
          <table:table-cell table:number-columns-repeated="1017"/>
        </table:table-row>
        <table:table-row table:style-name="ro2">
          <table:table-cell table:style-name="ce2" table:formula="of:=[.A127]+1" office:value-type="float" office:value="103">
            <text:p>103</text:p>
          </table:table-cell>
          <table:table-cell table:style-name="ce2" table:formula="of:=[.B127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128] &amp; &quot;, &quot; &amp; [.B128] &amp; &quot;, &quot; &amp; [.C128] &amp; &quot;, &quot; &amp; [.D128] &amp; &quot;, &quot; &amp; [.E128] &amp; &quot;, &quot; &amp; [.F128] &amp; &quot;);&quot;" office:value-type="string" office:string-value="insert into game_score (id, matchid, squad, goals, points, time_type) values (103, 5, 886, 4, 0, 4);">
            <text:p>insert into game_score (id, matchid, squad, goals, points, time_type) values (103, 5, 886, 4, 0, 4);</text:p>
          </table:table-cell>
          <table:table-cell table:number-columns-repeated="1017"/>
        </table:table-row>
        <table:table-row table:style-name="ro2">
          <table:table-cell table:style-name="ce2" table:formula="of:=[.A128]+1" office:value-type="float" office:value="104">
            <text:p>104</text:p>
          </table:table-cell>
          <table:table-cell table:style-name="ce2" table:formula="of:=[.B128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129] &amp; &quot;, &quot; &amp; [.B129] &amp; &quot;, &quot; &amp; [.C129] &amp; &quot;, &quot; &amp; [.D129] &amp; &quot;, &quot; &amp; [.E129] &amp; &quot;, &quot; &amp; [.F129] &amp; &quot;);&quot;" office:value-type="string" office:string-value="insert into game_score (id, matchid, squad, goals, points, time_type) values (104, 5, 86, 0, 0, 4);">
            <text:p>insert into game_score (id, matchid, squad, goals, points, time_type) values (104, 5, 86, 0, 0, 4);</text:p>
          </table:table-cell>
          <table:table-cell table:number-columns-repeated="1017"/>
        </table:table-row>
        <table:table-row table:style-name="ro2">
          <table:table-cell table:style-name="ce2" table:formula="of:=[.A129]+1" office:value-type="float" office:value="105">
            <text:p>105</text:p>
          </table:table-cell>
          <table:table-cell table:style-name="ce2" table:formula="of:=[.B129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130] &amp; &quot;, &quot; &amp; [.B130] &amp; &quot;, &quot; &amp; [.C130] &amp; &quot;, &quot; &amp; [.D130] &amp; &quot;, &quot; &amp; [.E130] &amp; &quot;, &quot; &amp; [.F130] &amp; &quot;);&quot;" office:value-type="string" office:string-value="insert into game_score (id, matchid, squad, goals, points, time_type) values (105, 5, 886, 0, 0, 5);">
            <text:p>insert into game_score (id, matchid, squad, goals, points, time_type) values (105, 5, 886, 0, 0, 5);</text:p>
          </table:table-cell>
          <table:table-cell table:number-columns-repeated="1017"/>
        </table:table-row>
        <table:table-row table:style-name="ro2">
          <table:table-cell table:style-name="ce2" table:formula="of:=[.A130]+1" office:value-type="float" office:value="106">
            <text:p>106</text:p>
          </table:table-cell>
          <table:table-cell table:style-name="ce2" table:formula="of:=[.B130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131] &amp; &quot;, &quot; &amp; [.B131] &amp; &quot;, &quot; &amp; [.C131] &amp; &quot;, &quot; &amp; [.D131] &amp; &quot;, &quot; &amp; [.E131] &amp; &quot;, &quot; &amp; [.F131] &amp; &quot;);&quot;" office:value-type="string" office:string-value="insert into game_score (id, matchid, squad, goals, points, time_type) values (106, 5, 86, 0, 0, 5);">
            <text:p>insert into game_score (id, matchid, squad, goals, points, time_type) values (106, 5, 86, 0, 0, 5);</text:p>
          </table:table-cell>
          <table:table-cell table:number-columns-repeated="1017"/>
        </table:table-row>
        <table:table-row table:style-name="ro2">
          <table:table-cell table:style-name="ce2" table:formula="of:=[.A131]+1" office:value-type="float" office:value="107">
            <text:p>107</text:p>
          </table:table-cell>
          <table:table-cell table:style-name="ce2" table:formula="of:=[.B131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132] &amp; &quot;, &quot; &amp; [.B132] &amp; &quot;, &quot; &amp; [.C132] &amp; &quot;, &quot; &amp; [.D132] &amp; &quot;, &quot; &amp; [.E132] &amp; &quot;, &quot; &amp; [.F132] &amp; &quot;);&quot;" office:value-type="string" office:string-value="insert into game_score (id, matchid, squad, goals, points, time_type) values (107, 5, 886, 2, 0, 6);">
            <text:p>insert into game_score (id, matchid, squad, goals, points, time_type) values (107, 5, 886, 2, 0, 6);</text:p>
          </table:table-cell>
          <table:table-cell table:number-columns-repeated="1017"/>
        </table:table-row>
        <table:table-row table:style-name="ro2">
          <table:table-cell table:style-name="ce2" table:formula="of:=[.A132]+1" office:value-type="float" office:value="108">
            <text:p>108</text:p>
          </table:table-cell>
          <table:table-cell table:style-name="ce2" table:formula="of:=[.B132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133] &amp; &quot;, &quot; &amp; [.B133] &amp; &quot;, &quot; &amp; [.C133] &amp; &quot;, &quot; &amp; [.D133] &amp; &quot;, &quot; &amp; [.E133] &amp; &quot;, &quot; &amp; [.F133] &amp; &quot;);&quot;" office:value-type="string" office:string-value="insert into game_score (id, matchid, squad, goals, points, time_type) values (108, 5, 86, 2, 0, 6);">
            <text:p>insert into game_score (id, matchid, squad, goals, points, time_type) values (108, 5, 86, 2, 0, 6);</text:p>
          </table:table-cell>
          <table:table-cell table:number-columns-repeated="1017"/>
        </table:table-row>
        <table:table-row table:style-name="ro2">
          <table:table-cell table:style-name="ce2" table:formula="of:=[.A133]+1" office:value-type="float" office:value="109">
            <text:p>109</text:p>
          </table:table-cell>
          <table:table-cell table:style-name="ce2" table:formula="of:=[.B133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134] &amp; &quot;, &quot; &amp; [.B134] &amp; &quot;, &quot; &amp; [.C134] &amp; &quot;, &quot; &amp; [.D134] &amp; &quot;, &quot; &amp; [.E134] &amp; &quot;, &quot; &amp; [.F134] &amp; &quot;);&quot;" office:value-type="string" office:string-value="insert into game_score (id, matchid, squad, goals, points, time_type) values (109, 5, 886, 0, 0, 7);">
            <text:p>insert into game_score (id, matchid, squad, goals, points, time_type) values (109, 5, 886, 0, 0, 7);</text:p>
          </table:table-cell>
          <table:table-cell table:number-columns-repeated="1017"/>
        </table:table-row>
        <table:table-row table:style-name="ro2">
          <table:table-cell table:style-name="ce2" table:formula="of:=[.A134]+1" office:value-type="float" office:value="110">
            <text:p>110</text:p>
          </table:table-cell>
          <table:table-cell table:style-name="ce2" table:formula="of:=[.B134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135] &amp; &quot;, &quot; &amp; [.B135] &amp; &quot;, &quot; &amp; [.C135] &amp; &quot;, &quot; &amp; [.D135] &amp; &quot;, &quot; &amp; [.E135] &amp; &quot;, &quot; &amp; [.F135] &amp; &quot;);&quot;" office:value-type="string" office:string-value="insert into game_score (id, matchid, squad, goals, points, time_type) values (110, 5, 86, 0, 0, 7);">
            <text:p>insert into game_score (id, matchid, squad, goals, points, time_type) values (110, 5, 86, 0, 0, 7);</text:p>
          </table:table-cell>
          <table:table-cell table:number-columns-repeated="1017"/>
        </table:table-row>
        <table:table-row table:style-name="ro2">
          <table:table-cell table:style-name="ce2" table:formula="of:=[.A135]+1" office:value-type="float" office:value="111">
            <text:p>111</text:p>
          </table:table-cell>
          <table:table-cell table:style-name="ce2" table:formula="of:=[.B135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136] &amp; &quot;, &quot; &amp; [.B136] &amp; &quot;, &quot; &amp; [.C136] &amp; &quot;, &quot; &amp; [.D136] &amp; &quot;, &quot; &amp; [.E136] &amp; &quot;, &quot; &amp; [.F136] &amp; &quot;);&quot;" office:value-type="string" office:string-value="insert into game_score (id, matchid, squad, goals, points, time_type) values (111, 5, 886, 4, 0, 8);">
            <text:p>insert into game_score (id, matchid, squad, goals, points, time_type) values (111, 5, 886, 4, 0, 8);</text:p>
          </table:table-cell>
          <table:table-cell table:number-columns-repeated="1017"/>
        </table:table-row>
        <table:table-row table:style-name="ro2">
          <table:table-cell table:style-name="ce2" table:formula="of:=[.A136]+1" office:value-type="float" office:value="112">
            <text:p>112</text:p>
          </table:table-cell>
          <table:table-cell table:style-name="ce2" table:formula="of:=[.B136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137] &amp; &quot;, &quot; &amp; [.B137] &amp; &quot;, &quot; &amp; [.C137] &amp; &quot;, &quot; &amp; [.D137] &amp; &quot;, &quot; &amp; [.E137] &amp; &quot;, &quot; &amp; [.F137] &amp; &quot;);&quot;" office:value-type="string" office:string-value="insert into game_score (id, matchid, squad, goals, points, time_type) values (112, 5, 86, 0, 0, 8);">
            <text:p>insert into game_score (id, matchid, squad, goals, points, time_type) values (112, 5, 86, 0, 0, 8);</text:p>
          </table:table-cell>
          <table:table-cell table:number-columns-repeated="1017"/>
        </table:table-row>
        <table:table-row table:style-name="ro2">
          <table:table-cell table:style-name="ce2" table:formula="of:=[.A137]+1" office:value-type="float" office:value="113">
            <text:p>113</text:p>
          </table:table-cell>
          <table:table-cell table:style-name="ce2" table:formula="of:=[.B137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138] &amp; &quot;, &quot; &amp; [.B138] &amp; &quot;, &quot; &amp; [.C138] &amp; &quot;, &quot; &amp; [.D138] &amp; &quot;, &quot; &amp; [.E138] &amp; &quot;, &quot; &amp; [.F138] &amp; &quot;);&quot;" office:value-type="string" office:string-value="insert into game_score (id, matchid, squad, goals, points, time_type) values (113, 5, 886, 1, 0, 9);">
            <text:p>insert into game_score (id, matchid, squad, goals, points, time_type) values (113, 5, 886, 1, 0, 9);</text:p>
          </table:table-cell>
          <table:table-cell table:number-columns-repeated="1017"/>
        </table:table-row>
        <table:table-row table:style-name="ro2">
          <table:table-cell table:style-name="ce2" table:formula="of:=[.A138]+1" office:value-type="float" office:value="114">
            <text:p>114</text:p>
          </table:table-cell>
          <table:table-cell table:style-name="ce2" table:formula="of:=[.B138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139] &amp; &quot;, &quot; &amp; [.B139] &amp; &quot;, &quot; &amp; [.C139] &amp; &quot;, &quot; &amp; [.D139] &amp; &quot;, &quot; &amp; [.E139] &amp; &quot;, &quot; &amp; [.F139] &amp; &quot;);&quot;" office:value-type="string" office:string-value="insert into game_score (id, matchid, squad, goals, points, time_type) values (114, 5, 86, 1, 0, 9);">
            <text:p>insert into game_score (id, matchid, squad, goals, points, time_type) values (114, 5, 86, 1, 0, 9);</text:p>
          </table:table-cell>
          <table:table-cell table:number-columns-repeated="1017"/>
        </table:table-row>
        <table:table-row table:style-name="ro2">
          <table:table-cell table:style-name="ce2" table:formula="of:=[.A139]+1" office:value-type="float" office:value="115">
            <text:p>115</text:p>
          </table:table-cell>
          <table:table-cell table:style-name="ce2" table:formula="of:=[.B139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12">
            <text:p>1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140] &amp; &quot;, &quot; &amp; [.B140] &amp; &quot;, &quot; &amp; [.C140] &amp; &quot;, &quot; &amp; [.D140] &amp; &quot;, &quot; &amp; [.E140] &amp; &quot;, &quot; &amp; [.F140] &amp; &quot;);&quot;" office:value-type="string" office:string-value="insert into game_score (id, matchid, squad, goals, points, time_type) values (115, 5, 886, 12, 0, 9000);">
            <text:p>insert into game_score (id, matchid, squad, goals, points, time_type) values (115, 5, 886, 12, 0, 9000);</text:p>
          </table:table-cell>
          <table:table-cell table:number-columns-repeated="1017"/>
        </table:table-row>
        <table:table-row table:style-name="ro2">
          <table:table-cell table:style-name="ce2" table:formula="of:=[.A140]+1" office:value-type="float" office:value="116">
            <text:p>116</text:p>
          </table:table-cell>
          <table:table-cell table:style-name="ce2" table:formula="of:=[.B140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141] &amp; &quot;, &quot; &amp; [.B141] &amp; &quot;, &quot; &amp; [.C141] &amp; &quot;, &quot; &amp; [.D141] &amp; &quot;, &quot; &amp; [.E141] &amp; &quot;, &quot; &amp; [.F141] &amp; &quot;);&quot;" office:value-type="string" office:string-value="insert into game_score (id, matchid, squad, goals, points, time_type) values (116, 5, 86, 3, 0, 9000);">
            <text:p>insert into game_score (id, matchid, squad, goals, points, time_type) values (116, 5, 86, 3, 0, 9000);</text:p>
          </table:table-cell>
          <table:table-cell table:number-columns-repeated="1017"/>
        </table:table-row>
        <table:table-row table:style-name="ro2">
          <table:table-cell table:style-name="ce2" table:formula="of:=[.A141]+1" office:value-type="float" office:value="117">
            <text:p>117</text:p>
          </table:table-cell>
          <table:table-cell table:style-name="ce2" table:formula="of:=[.B141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15">
            <text:p>15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142] &amp; &quot;, &quot; &amp; [.B142] &amp; &quot;, &quot; &amp; [.C142] &amp; &quot;, &quot; &amp; [.D142] &amp; &quot;, &quot; &amp; [.E142] &amp; &quot;, &quot; &amp; [.F142] &amp; &quot;);&quot;" office:value-type="string" office:string-value="insert into game_score (id, matchid, squad, goals, points, time_type) values (117, 5, 886, 15, 0, 9001);">
            <text:p>insert into game_score (id, matchid, squad, goals, points, time_type) values (117, 5, 886, 15, 0, 9001);</text:p>
          </table:table-cell>
          <table:table-cell table:number-columns-repeated="1017"/>
        </table:table-row>
        <table:table-row table:style-name="ro2">
          <table:table-cell table:style-name="ce2" table:formula="of:=[.A142]+1" office:value-type="float" office:value="118">
            <text:p>118</text:p>
          </table:table-cell>
          <table:table-cell table:style-name="ce2" table:formula="of:=[.B142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143] &amp; &quot;, &quot; &amp; [.B143] &amp; &quot;, &quot; &amp; [.C143] &amp; &quot;, &quot; &amp; [.D143] &amp; &quot;, &quot; &amp; [.E143] &amp; &quot;, &quot; &amp; [.F143] &amp; &quot;);&quot;" office:value-type="string" office:string-value="insert into game_score (id, matchid, squad, goals, points, time_type) values (118, 5, 86, 0, 0, 9001);">
            <text:p>insert into game_score (id, matchid, squad, goals, points, time_type) values (118, 5, 86, 0, 0, 9001);</text:p>
          </table:table-cell>
          <table:table-cell table:number-columns-repeated="1017"/>
        </table:table-row>
        <table:table-row table:style-name="ro2">
          <table:table-cell table:style-name="ce2" table:formula="of:=[.A143]+1" office:value-type="float" office:value="119">
            <text:p>119</text:p>
          </table:table-cell>
          <table:table-cell table:style-name="ce2" table:formula="of:=[.B143]" office:value-type="float" office:value="5">
            <text:p>5</text:p>
          </table:table-cell>
          <table:table-cell table:style-name="ce2" office:value-type="float" office:value="886">
            <text:p>886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144] &amp; &quot;, &quot; &amp; [.B144] &amp; &quot;, &quot; &amp; [.C144] &amp; &quot;, &quot; &amp; [.D144] &amp; &quot;, &quot; &amp; [.E144] &amp; &quot;, &quot; &amp; [.F144] &amp; &quot;);&quot;" office:value-type="string" office:string-value="insert into game_score (id, matchid, squad, goals, points, time_type) values (119, 5, 886, 2, 0, 9002);">
            <text:p>insert into game_score (id, matchid, squad, goals, points, time_type) values (119, 5, 886, 2, 0, 9002);</text:p>
          </table:table-cell>
          <table:table-cell table:number-columns-repeated="1017"/>
        </table:table-row>
        <table:table-row table:style-name="ro2">
          <table:table-cell table:style-name="ce2" table:formula="of:=[.A144]+1" office:value-type="float" office:value="120">
            <text:p>120</text:p>
          </table:table-cell>
          <table:table-cell table:style-name="ce2" table:formula="of:=[.B144]" office:value-type="float" office:value="5">
            <text:p>5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145] &amp; &quot;, &quot; &amp; [.B145] &amp; &quot;, &quot; &amp; [.C145] &amp; &quot;, &quot; &amp; [.D145] &amp; &quot;, &quot; &amp; [.E145] &amp; &quot;, &quot; &amp; [.F145] &amp; &quot;);&quot;" office:value-type="string" office:string-value="insert into game_score (id, matchid, squad, goals, points, time_type) values (120, 5, 86, 3, 0, 9002);">
            <text:p>insert into game_score (id, matchid, squad, goals, points, time_type) values (120, 5, 86, 3, 0, 9002);</text:p>
          </table:table-cell>
          <table:table-cell table:number-columns-repeated="1017"/>
        </table:table-row>
        <table:table-row table:style-name="ro2">
          <table:table-cell table:formula="of:=[.A145]+1" office:value-type="float" office:value="121">
            <text:p>121</text:p>
          </table:table-cell>
          <table:table-cell table:formula="of:=[.B122]+1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6] &amp; &quot;, &quot; &amp; [.B146] &amp; &quot;, &quot; &amp; [.C146] &amp; &quot;, &quot; &amp; [.D146] &amp; &quot;, &quot; &amp; [.E146] &amp; &quot;, &quot; &amp; [.F146] &amp; &quot;);&quot;" office:value-type="string" office:string-value="insert into game_score (id, matchid, squad, goals, points, time_type) values (121, 6, 82, 0, 0, 1);">
            <text:p>insert into game_score (id, matchid, squad, goals, points, time_type) values (121, 6, 82, 0, 0, 1);</text:p>
          </table:table-cell>
          <table:table-cell table:number-columns-repeated="1017"/>
        </table:table-row>
        <table:table-row table:style-name="ro2">
          <table:table-cell table:formula="of:=[.A146]+1" office:value-type="float" office:value="122">
            <text:p>122</text:p>
          </table:table-cell>
          <table:table-cell table:formula="of:=[.B146]"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47] &amp; &quot;, &quot; &amp; [.B147] &amp; &quot;, &quot; &amp; [.C147] &amp; &quot;, &quot; &amp; [.D147] &amp; &quot;, &quot; &amp; [.E147] &amp; &quot;, &quot; &amp; [.F147] &amp; &quot;);&quot;" office:value-type="string" office:string-value="insert into game_score (id, matchid, squad, goals, points, time_type) values (122, 6, 81, 1, 0, 1);">
            <text:p>insert into game_score (id, matchid, squad, goals, points, time_type) values (122, 6, 81, 1, 0, 1);</text:p>
          </table:table-cell>
          <table:table-cell table:number-columns-repeated="1017"/>
        </table:table-row>
        <table:table-row table:style-name="ro2">
          <table:table-cell table:formula="of:=[.A147]+1" office:value-type="float" office:value="123">
            <text:p>123</text:p>
          </table:table-cell>
          <table:table-cell table:formula="of:=[.B147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8] &amp; &quot;, &quot; &amp; [.B148] &amp; &quot;, &quot; &amp; [.C148] &amp; &quot;, &quot; &amp; [.D148] &amp; &quot;, &quot; &amp; [.E148] &amp; &quot;, &quot; &amp; [.F148] &amp; &quot;);&quot;" office:value-type="string" office:string-value="insert into game_score (id, matchid, squad, goals, points, time_type) values (123, 6, 82, 0, 0, 2);">
            <text:p>insert into game_score (id, matchid, squad, goals, points, time_type) values (123, 6, 82, 0, 0, 2);</text:p>
          </table:table-cell>
          <table:table-cell table:number-columns-repeated="1017"/>
        </table:table-row>
        <table:table-row table:style-name="ro2">
          <table:table-cell table:formula="of:=[.A148]+1" office:value-type="float" office:value="124">
            <text:p>124</text:p>
          </table:table-cell>
          <table:table-cell table:formula="of:=[.B148]"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49] &amp; &quot;, &quot; &amp; [.B149] &amp; &quot;, &quot; &amp; [.C149] &amp; &quot;, &quot; &amp; [.D149] &amp; &quot;, &quot; &amp; [.E149] &amp; &quot;, &quot; &amp; [.F149] &amp; &quot;);&quot;" office:value-type="string" office:string-value="insert into game_score (id, matchid, squad, goals, points, time_type) values (124, 6, 81, 1, 0, 2);">
            <text:p>insert into game_score (id, matchid, squad, goals, points, time_type) values (124, 6, 81, 1, 0, 2);</text:p>
          </table:table-cell>
          <table:table-cell table:number-columns-repeated="1017"/>
        </table:table-row>
        <table:table-row table:style-name="ro2">
          <table:table-cell table:formula="of:=[.A149]+1" office:value-type="float" office:value="125">
            <text:p>125</text:p>
          </table:table-cell>
          <table:table-cell table:formula="of:=[.B149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0] &amp; &quot;, &quot; &amp; [.B150] &amp; &quot;, &quot; &amp; [.C150] &amp; &quot;, &quot; &amp; [.D150] &amp; &quot;, &quot; &amp; [.E150] &amp; &quot;, &quot; &amp; [.F150] &amp; &quot;);&quot;" office:value-type="string" office:string-value="insert into game_score (id, matchid, squad, goals, points, time_type) values (125, 6, 82, 0, 0, 3);">
            <text:p>insert into game_score (id, matchid, squad, goals, points, time_type) values (125, 6, 82, 0, 0, 3);</text:p>
          </table:table-cell>
          <table:table-cell table:number-columns-repeated="1017"/>
        </table:table-row>
        <table:table-row table:style-name="ro2">
          <table:table-cell table:formula="of:=[.A150]+1" office:value-type="float" office:value="126">
            <text:p>126</text:p>
          </table:table-cell>
          <table:table-cell table:formula="of:=[.B150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51] &amp; &quot;, &quot; &amp; [.B151] &amp; &quot;, &quot; &amp; [.C151] &amp; &quot;, &quot; &amp; [.D151] &amp; &quot;, &quot; &amp; [.E151] &amp; &quot;, &quot; &amp; [.F151] &amp; &quot;);&quot;" office:value-type="string" office:string-value="insert into game_score (id, matchid, squad, goals, points, time_type) values (126, 6, 81, 0, 0, 3);">
            <text:p>insert into game_score (id, matchid, squad, goals, points, time_type) values (126, 6, 81, 0, 0, 3);</text:p>
          </table:table-cell>
          <table:table-cell table:number-columns-repeated="1017"/>
        </table:table-row>
        <table:table-row table:style-name="ro2">
          <table:table-cell table:formula="of:=[.A151]+1" office:value-type="float" office:value="127">
            <text:p>127</text:p>
          </table:table-cell>
          <table:table-cell table:formula="of:=[.B151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2] &amp; &quot;, &quot; &amp; [.B152] &amp; &quot;, &quot; &amp; [.C152] &amp; &quot;, &quot; &amp; [.D152] &amp; &quot;, &quot; &amp; [.E152] &amp; &quot;, &quot; &amp; [.F152] &amp; &quot;);&quot;" office:value-type="string" office:string-value="insert into game_score (id, matchid, squad, goals, points, time_type) values (127, 6, 82, 0, 0, 4);">
            <text:p>insert into game_score (id, matchid, squad, goals, points, time_type) values (127, 6, 82, 0, 0, 4);</text:p>
          </table:table-cell>
          <table:table-cell table:number-columns-repeated="1017"/>
        </table:table-row>
        <table:table-row table:style-name="ro2">
          <table:table-cell table:formula="of:=[.A152]+1" office:value-type="float" office:value="128">
            <text:p>128</text:p>
          </table:table-cell>
          <table:table-cell table:formula="of:=[.B152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153] &amp; &quot;, &quot; &amp; [.B153] &amp; &quot;, &quot; &amp; [.C153] &amp; &quot;, &quot; &amp; [.D153] &amp; &quot;, &quot; &amp; [.E153] &amp; &quot;, &quot; &amp; [.F153] &amp; &quot;);&quot;" office:value-type="string" office:string-value="insert into game_score (id, matchid, squad, goals, points, time_type) values (128, 6, 81, 0, 0, 4);">
            <text:p>insert into game_score (id, matchid, squad, goals, points, time_type) values (128, 6, 81, 0, 0, 4);</text:p>
          </table:table-cell>
          <table:table-cell table:number-columns-repeated="1017"/>
        </table:table-row>
        <table:table-row table:style-name="ro2">
          <table:table-cell table:formula="of:=[.A153]+1" office:value-type="float" office:value="129">
            <text:p>129</text:p>
          </table:table-cell>
          <table:table-cell table:formula="of:=[.B153]"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154] &amp; &quot;, &quot; &amp; [.B154] &amp; &quot;, &quot; &amp; [.C154] &amp; &quot;, &quot; &amp; [.D154] &amp; &quot;, &quot; &amp; [.E154] &amp; &quot;, &quot; &amp; [.F154] &amp; &quot;);&quot;" office:value-type="string" office:string-value="insert into game_score (id, matchid, squad, goals, points, time_type) values (129, 6, 82, 1, 0, 5);">
            <text:p>insert into game_score (id, matchid, squad, goals, points, time_type) values (129, 6, 82, 1, 0, 5);</text:p>
          </table:table-cell>
          <table:table-cell table:number-columns-repeated="1017"/>
        </table:table-row>
        <table:table-row table:style-name="ro2">
          <table:table-cell table:formula="of:=[.A154]+1" office:value-type="float" office:value="130">
            <text:p>130</text:p>
          </table:table-cell>
          <table:table-cell table:formula="of:=[.B154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155] &amp; &quot;, &quot; &amp; [.B155] &amp; &quot;, &quot; &amp; [.C155] &amp; &quot;, &quot; &amp; [.D155] &amp; &quot;, &quot; &amp; [.E155] &amp; &quot;, &quot; &amp; [.F155] &amp; &quot;);&quot;" office:value-type="string" office:string-value="insert into game_score (id, matchid, squad, goals, points, time_type) values (130, 6, 81, 0, 0, 5);">
            <text:p>insert into game_score (id, matchid, squad, goals, points, time_type) values (130, 6, 81, 0, 0, 5);</text:p>
          </table:table-cell>
          <table:table-cell table:number-columns-repeated="1017"/>
        </table:table-row>
        <table:table-row table:style-name="ro2">
          <table:table-cell table:formula="of:=[.A155]+1" office:value-type="float" office:value="131">
            <text:p>131</text:p>
          </table:table-cell>
          <table:table-cell table:formula="of:=[.B155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156] &amp; &quot;, &quot; &amp; [.B156] &amp; &quot;, &quot; &amp; [.C156] &amp; &quot;, &quot; &amp; [.D156] &amp; &quot;, &quot; &amp; [.E156] &amp; &quot;, &quot; &amp; [.F156] &amp; &quot;);&quot;" office:value-type="string" office:string-value="insert into game_score (id, matchid, squad, goals, points, time_type) values (131, 6, 82, 0, 0, 6);">
            <text:p>insert into game_score (id, matchid, squad, goals, points, time_type) values (131, 6, 82, 0, 0, 6);</text:p>
          </table:table-cell>
          <table:table-cell table:number-columns-repeated="1017"/>
        </table:table-row>
        <table:table-row table:style-name="ro2">
          <table:table-cell table:formula="of:=[.A156]+1" office:value-type="float" office:value="132">
            <text:p>132</text:p>
          </table:table-cell>
          <table:table-cell table:formula="of:=[.B156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157] &amp; &quot;, &quot; &amp; [.B157] &amp; &quot;, &quot; &amp; [.C157] &amp; &quot;, &quot; &amp; [.D157] &amp; &quot;, &quot; &amp; [.E157] &amp; &quot;, &quot; &amp; [.F157] &amp; &quot;);&quot;" office:value-type="string" office:string-value="insert into game_score (id, matchid, squad, goals, points, time_type) values (132, 6, 81, 0, 0, 6);">
            <text:p>insert into game_score (id, matchid, squad, goals, points, time_type) values (132, 6, 81, 0, 0, 6);</text:p>
          </table:table-cell>
          <table:table-cell table:number-columns-repeated="1017"/>
        </table:table-row>
        <table:table-row table:style-name="ro2">
          <table:table-cell table:formula="of:=[.A157]+1" office:value-type="float" office:value="133">
            <text:p>133</text:p>
          </table:table-cell>
          <table:table-cell table:formula="of:=[.B157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8] &amp; &quot;, &quot; &amp; [.B158] &amp; &quot;, &quot; &amp; [.C158] &amp; &quot;, &quot; &amp; [.D158] &amp; &quot;, &quot; &amp; [.E158] &amp; &quot;, &quot; &amp; [.F158] &amp; &quot;);&quot;" office:value-type="string" office:string-value="insert into game_score (id, matchid, squad, goals, points, time_type) values (133, 6, 82, 0, 0, 7);">
            <text:p>insert into game_score (id, matchid, squad, goals, points, time_type) values (133, 6, 82, 0, 0, 7);</text:p>
          </table:table-cell>
          <table:table-cell table:number-columns-repeated="1017"/>
        </table:table-row>
        <table:table-row table:style-name="ro2">
          <table:table-cell table:formula="of:=[.A158]+1" office:value-type="float" office:value="134">
            <text:p>134</text:p>
          </table:table-cell>
          <table:table-cell table:formula="of:=[.B158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159] &amp; &quot;, &quot; &amp; [.B159] &amp; &quot;, &quot; &amp; [.C159] &amp; &quot;, &quot; &amp; [.D159] &amp; &quot;, &quot; &amp; [.E159] &amp; &quot;, &quot; &amp; [.F159] &amp; &quot;);&quot;" office:value-type="string" office:string-value="insert into game_score (id, matchid, squad, goals, points, time_type) values (134, 6, 81, 0, 0, 7);">
            <text:p>insert into game_score (id, matchid, squad, goals, points, time_type) values (134, 6, 81, 0, 0, 7);</text:p>
          </table:table-cell>
          <table:table-cell table:number-columns-repeated="1017"/>
        </table:table-row>
        <table:table-row table:style-name="ro2">
          <table:table-cell table:formula="of:=[.A159]+1" office:value-type="float" office:value="135">
            <text:p>135</text:p>
          </table:table-cell>
          <table:table-cell table:formula="of:=[.B159]"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160] &amp; &quot;, &quot; &amp; [.B160] &amp; &quot;, &quot; &amp; [.C160] &amp; &quot;, &quot; &amp; [.D160] &amp; &quot;, &quot; &amp; [.E160] &amp; &quot;, &quot; &amp; [.F160] &amp; &quot;);&quot;" office:value-type="string" office:string-value="insert into game_score (id, matchid, squad, goals, points, time_type) values (135, 6, 82, 2, 0, 8);">
            <text:p>insert into game_score (id, matchid, squad, goals, points, time_type) values (135, 6, 82, 2, 0, 8);</text:p>
          </table:table-cell>
          <table:table-cell table:number-columns-repeated="1017"/>
        </table:table-row>
        <table:table-row table:style-name="ro2">
          <table:table-cell table:formula="of:=[.A160]+1" office:value-type="float" office:value="136">
            <text:p>136</text:p>
          </table:table-cell>
          <table:table-cell table:formula="of:=[.B160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161] &amp; &quot;, &quot; &amp; [.B161] &amp; &quot;, &quot; &amp; [.C161] &amp; &quot;, &quot; &amp; [.D161] &amp; &quot;, &quot; &amp; [.E161] &amp; &quot;, &quot; &amp; [.F161] &amp; &quot;);&quot;" office:value-type="string" office:string-value="insert into game_score (id, matchid, squad, goals, points, time_type) values (136, 6, 81, 0, 0, 8);">
            <text:p>insert into game_score (id, matchid, squad, goals, points, time_type) values (136, 6, 81, 0, 0, 8);</text:p>
          </table:table-cell>
          <table:table-cell table:number-columns-repeated="1017"/>
        </table:table-row>
        <table:table-row table:style-name="ro2">
          <table:table-cell table:formula="of:=[.A161]+1" office:value-type="float" office:value="137">
            <text:p>137</text:p>
          </table:table-cell>
          <table:table-cell table:formula="of:=[.B161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162] &amp; &quot;, &quot; &amp; [.B162] &amp; &quot;, &quot; &amp; [.C162] &amp; &quot;, &quot; &amp; [.D162] &amp; &quot;, &quot; &amp; [.E162] &amp; &quot;, &quot; &amp; [.F162] &amp; &quot;);&quot;" office:value-type="string" office:string-value="insert into game_score (id, matchid, squad, goals, points, time_type) values (137, 6, 82, 0, 0, 9);">
            <text:p>insert into game_score (id, matchid, squad, goals, points, time_type) values (137, 6, 82, 0, 0, 9);</text:p>
          </table:table-cell>
          <table:table-cell table:number-columns-repeated="1017"/>
        </table:table-row>
        <table:table-row table:style-name="ro2">
          <table:table-cell table:formula="of:=[.A162]+1" office:value-type="float" office:value="138">
            <text:p>138</text:p>
          </table:table-cell>
          <table:table-cell table:formula="of:=[.B162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163] &amp; &quot;, &quot; &amp; [.B163] &amp; &quot;, &quot; &amp; [.C163] &amp; &quot;, &quot; &amp; [.D163] &amp; &quot;, &quot; &amp; [.E163] &amp; &quot;, &quot; &amp; [.F163] &amp; &quot;);&quot;" office:value-type="string" office:string-value="insert into game_score (id, matchid, squad, goals, points, time_type) values (138, 6, 81, 0, 0, 9);">
            <text:p>insert into game_score (id, matchid, squad, goals, points, time_type) values (138, 6, 81, 0, 0, 9);</text:p>
          </table:table-cell>
          <table:table-cell table:number-columns-repeated="1017"/>
        </table:table-row>
        <table:table-row table:style-name="ro2">
          <table:table-cell table:formula="of:=[.A163]+1" office:value-type="float" office:value="139">
            <text:p>139</text:p>
          </table:table-cell>
          <table:table-cell table:formula="of:=[.B163]"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164] &amp; &quot;, &quot; &amp; [.B164] &amp; &quot;, &quot; &amp; [.C164] &amp; &quot;, &quot; &amp; [.D164] &amp; &quot;, &quot; &amp; [.E164] &amp; &quot;, &quot; &amp; [.F164] &amp; &quot;);&quot;" office:value-type="string" office:string-value="insert into game_score (id, matchid, squad, goals, points, time_type) values (139, 6, 82, 3, 0, 9000);">
            <text:p>insert into game_score (id, matchid, squad, goals, points, time_type) values (139, 6, 82, 3, 0, 9000);</text:p>
          </table:table-cell>
          <table:table-cell table:number-columns-repeated="1017"/>
        </table:table-row>
        <table:table-row table:style-name="ro2">
          <table:table-cell table:formula="of:=[.A164]+1" office:value-type="float" office:value="140">
            <text:p>140</text:p>
          </table:table-cell>
          <table:table-cell table:formula="of:=[.B164]"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165] &amp; &quot;, &quot; &amp; [.B165] &amp; &quot;, &quot; &amp; [.C165] &amp; &quot;, &quot; &amp; [.D165] &amp; &quot;, &quot; &amp; [.E165] &amp; &quot;, &quot; &amp; [.F165] &amp; &quot;);&quot;" office:value-type="string" office:string-value="insert into game_score (id, matchid, squad, goals, points, time_type) values (140, 6, 81, 2, 0, 9000);">
            <text:p>insert into game_score (id, matchid, squad, goals, points, time_type) values (140, 6, 81, 2, 0, 9000);</text:p>
          </table:table-cell>
          <table:table-cell table:number-columns-repeated="1017"/>
        </table:table-row>
        <table:table-row table:style-name="ro2">
          <table:table-cell table:formula="of:=[.A165]+1" office:value-type="float" office:value="141">
            <text:p>141</text:p>
          </table:table-cell>
          <table:table-cell table:formula="of:=[.B165]"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166] &amp; &quot;, &quot; &amp; [.B166] &amp; &quot;, &quot; &amp; [.C166] &amp; &quot;, &quot; &amp; [.D166] &amp; &quot;, &quot; &amp; [.E166] &amp; &quot;, &quot; &amp; [.F166] &amp; &quot;);&quot;" office:value-type="string" office:string-value="insert into game_score (id, matchid, squad, goals, points, time_type) values (141, 6, 82, 5, 0, 9001);">
            <text:p>insert into game_score (id, matchid, squad, goals, points, time_type) values (141, 6, 82, 5, 0, 9001);</text:p>
          </table:table-cell>
          <table:table-cell table:number-columns-repeated="1017"/>
        </table:table-row>
        <table:table-row table:style-name="ro2">
          <table:table-cell table:formula="of:=[.A166]+1" office:value-type="float" office:value="142">
            <text:p>142</text:p>
          </table:table-cell>
          <table:table-cell table:formula="of:=[.B166]"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167] &amp; &quot;, &quot; &amp; [.B167] &amp; &quot;, &quot; &amp; [.C167] &amp; &quot;, &quot; &amp; [.D167] &amp; &quot;, &quot; &amp; [.E167] &amp; &quot;, &quot; &amp; [.F167] &amp; &quot;);&quot;" office:value-type="string" office:string-value="insert into game_score (id, matchid, squad, goals, points, time_type) values (142, 6, 81, 7, 0, 9001);">
            <text:p>insert into game_score (id, matchid, squad, goals, points, time_type) values (142, 6, 81, 7, 0, 9001);</text:p>
          </table:table-cell>
          <table:table-cell table:number-columns-repeated="1017"/>
        </table:table-row>
        <table:table-row table:style-name="ro2">
          <table:table-cell table:formula="of:=[.A167]+1" office:value-type="float" office:value="143">
            <text:p>143</text:p>
          </table:table-cell>
          <table:table-cell table:formula="of:=[.B167]" office:value-type="float" office:value="6">
            <text:p>6</text:p>
          </table:table-cell>
          <table:table-cell office:value-type="float" office:value="82">
            <text:p>8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3" table:formula="of:=&quot;insert into game_score (id, matchid, squad, goals, points, time_type) values (&quot; &amp; [.A168] &amp; &quot;, &quot; &amp; [.B168] &amp; &quot;, &quot; &amp; [.C168] &amp; &quot;, &quot; &amp; [.D168] &amp; &quot;, &quot; &amp; [.E168] &amp; &quot;, &quot; &amp; [.F168] &amp; &quot;);&quot;" office:value-type="string" office:string-value="insert into game_score (id, matchid, squad, goals, points, time_type) values (143, 6, 82, 0, 0, 9002);">
            <text:p>insert into game_score (id, matchid, squad, goals, points, time_type) values (143, 6, 82, 0, 0, 9002);</text:p>
          </table:table-cell>
          <table:table-cell table:number-columns-repeated="1017"/>
        </table:table-row>
        <table:table-row table:style-name="ro2">
          <table:table-cell table:formula="of:=[.A168]+1" office:value-type="float" office:value="144">
            <text:p>144</text:p>
          </table:table-cell>
          <table:table-cell table:formula="of:=[.B168]" office:value-type="float" office:value="6">
            <text:p>6</text:p>
          </table:table-cell>
          <table:table-cell office:value-type="float" office:value="81">
            <text:p>8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169] &amp; &quot;, &quot; &amp; [.B169] &amp; &quot;, &quot; &amp; [.C169] &amp; &quot;, &quot; &amp; [.D169] &amp; &quot;, &quot; &amp; [.E169] &amp; &quot;, &quot; &amp; [.F169] &amp; &quot;);&quot;" office:value-type="string" office:string-value="insert into game_score (id, matchid, squad, goals, points, time_type) values (144, 6, 81, 0, 0, 9002);">
            <text:p>insert into game_score (id, matchid, squad, goals, points, time_type) values (144, 6, 81, 0, 0, 9002);</text:p>
          </table:table-cell>
          <table:table-cell table:number-columns-repeated="1017"/>
        </table:table-row>
        <table:table-row table:style-name="ro2">
          <table:table-cell table:style-name="ce2" table:formula="of:=[.A169]+1" office:value-type="float" office:value="145">
            <text:p>145</text:p>
          </table:table-cell>
          <table:table-cell table:style-name="ce2" table:formula="of:=[.B146]+1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70] &amp; &quot;, &quot; &amp; [.B170] &amp; &quot;, &quot; &amp; [.C170] &amp; &quot;, &quot; &amp; [.D170] &amp; &quot;, &quot; &amp; [.E170] &amp; &quot;, &quot; &amp; [.F170] &amp; &quot;);&quot;" office:value-type="string" office:string-value="insert into game_score (id, matchid, squad, goals, points, time_type) values (145, 7, 52, 0, 0, 1);">
            <text:p>insert into game_score (id, matchid, squad, goals, points, time_type) values (145, 7, 52, 0, 0, 1);</text:p>
          </table:table-cell>
          <table:table-cell table:number-columns-repeated="1017"/>
        </table:table-row>
        <table:table-row table:style-name="ro2">
          <table:table-cell table:style-name="ce2" table:formula="of:=[.A170]+1" office:value-type="float" office:value="146">
            <text:p>146</text:p>
          </table:table-cell>
          <table:table-cell table:style-name="ce2" table:formula="of:=[.B170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171] &amp; &quot;, &quot; &amp; [.B171] &amp; &quot;, &quot; &amp; [.C171] &amp; &quot;, &quot; &amp; [.D171] &amp; &quot;, &quot; &amp; [.E171] &amp; &quot;, &quot; &amp; [.F171] &amp; &quot;);&quot;" office:value-type="string" office:string-value="insert into game_score (id, matchid, squad, goals, points, time_type) values (146, 7, 1, 0, 0, 1);">
            <text:p>insert into game_score (id, matchid, squad, goals, points, time_type) values (146, 7, 1, 0, 0, 1);</text:p>
          </table:table-cell>
          <table:table-cell table:number-columns-repeated="1017"/>
        </table:table-row>
        <table:table-row table:style-name="ro2">
          <table:table-cell table:style-name="ce2" table:formula="of:=[.A171]+1" office:value-type="float" office:value="147">
            <text:p>147</text:p>
          </table:table-cell>
          <table:table-cell table:style-name="ce2" table:formula="of:=[.B171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72] &amp; &quot;, &quot; &amp; [.B172] &amp; &quot;, &quot; &amp; [.C172] &amp; &quot;, &quot; &amp; [.D172] &amp; &quot;, &quot; &amp; [.E172] &amp; &quot;, &quot; &amp; [.F172] &amp; &quot;);&quot;" office:value-type="string" office:string-value="insert into game_score (id, matchid, squad, goals, points, time_type) values (147, 7, 52, 0, 0, 2);">
            <text:p>insert into game_score (id, matchid, squad, goals, points, time_type) values (147, 7, 52, 0, 0, 2);</text:p>
          </table:table-cell>
          <table:table-cell table:number-columns-repeated="1017"/>
        </table:table-row>
        <table:table-row table:style-name="ro2">
          <table:table-cell table:style-name="ce2" table:formula="of:=[.A172]+1" office:value-type="float" office:value="148">
            <text:p>148</text:p>
          </table:table-cell>
          <table:table-cell table:style-name="ce2" table:formula="of:=[.B172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173] &amp; &quot;, &quot; &amp; [.B173] &amp; &quot;, &quot; &amp; [.C173] &amp; &quot;, &quot; &amp; [.D173] &amp; &quot;, &quot; &amp; [.E173] &amp; &quot;, &quot; &amp; [.F173] &amp; &quot;);&quot;" office:value-type="string" office:string-value="insert into game_score (id, matchid, squad, goals, points, time_type) values (148, 7, 1, 0, 0, 2);">
            <text:p>insert into game_score (id, matchid, squad, goals, points, time_type) values (148, 7, 1, 0, 0, 2);</text:p>
          </table:table-cell>
          <table:table-cell table:number-columns-repeated="1017"/>
        </table:table-row>
        <table:table-row table:style-name="ro2">
          <table:table-cell table:style-name="ce2" table:formula="of:=[.A173]+1" office:value-type="float" office:value="149">
            <text:p>149</text:p>
          </table:table-cell>
          <table:table-cell table:style-name="ce2" table:formula="of:=[.B173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174] &amp; &quot;, &quot; &amp; [.B174] &amp; &quot;, &quot; &amp; [.C174] &amp; &quot;, &quot; &amp; [.D174] &amp; &quot;, &quot; &amp; [.E174] &amp; &quot;, &quot; &amp; [.F174] &amp; &quot;);&quot;" office:value-type="string" office:string-value="insert into game_score (id, matchid, squad, goals, points, time_type) values (149, 7, 52, 0, 0, 3);">
            <text:p>insert into game_score (id, matchid, squad, goals, points, time_type) values (149, 7, 52, 0, 0, 3);</text:p>
          </table:table-cell>
          <table:table-cell table:number-columns-repeated="1017"/>
        </table:table-row>
        <table:table-row table:style-name="ro2">
          <table:table-cell table:style-name="ce2" table:formula="of:=[.A174]+1" office:value-type="float" office:value="150">
            <text:p>150</text:p>
          </table:table-cell>
          <table:table-cell table:style-name="ce2" table:formula="of:=[.B174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175] &amp; &quot;, &quot; &amp; [.B175] &amp; &quot;, &quot; &amp; [.C175] &amp; &quot;, &quot; &amp; [.D175] &amp; &quot;, &quot; &amp; [.E175] &amp; &quot;, &quot; &amp; [.F175] &amp; &quot;);&quot;" office:value-type="string" office:string-value="insert into game_score (id, matchid, squad, goals, points, time_type) values (150, 7, 1, 0, 0, 3);">
            <text:p>insert into game_score (id, matchid, squad, goals, points, time_type) values (150, 7, 1, 0, 0, 3);</text:p>
          </table:table-cell>
          <table:table-cell table:number-columns-repeated="1017"/>
        </table:table-row>
        <table:table-row table:style-name="ro2">
          <table:table-cell table:style-name="ce2" table:formula="of:=[.A175]+1" office:value-type="float" office:value="151">
            <text:p>151</text:p>
          </table:table-cell>
          <table:table-cell table:style-name="ce2" table:formula="of:=[.B175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176] &amp; &quot;, &quot; &amp; [.B176] &amp; &quot;, &quot; &amp; [.C176] &amp; &quot;, &quot; &amp; [.D176] &amp; &quot;, &quot; &amp; [.E176] &amp; &quot;, &quot; &amp; [.F176] &amp; &quot;);&quot;" office:value-type="string" office:string-value="insert into game_score (id, matchid, squad, goals, points, time_type) values (151, 7, 52, 0, 0, 4);">
            <text:p>insert into game_score (id, matchid, squad, goals, points, time_type) values (151, 7, 52, 0, 0, 4);</text:p>
          </table:table-cell>
          <table:table-cell table:number-columns-repeated="1017"/>
        </table:table-row>
        <table:table-row table:style-name="ro2">
          <table:table-cell table:style-name="ce2" table:formula="of:=[.A176]+1" office:value-type="float" office:value="152">
            <text:p>152</text:p>
          </table:table-cell>
          <table:table-cell table:style-name="ce2" table:formula="of:=[.B176]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177] &amp; &quot;, &quot; &amp; [.B177] &amp; &quot;, &quot; &amp; [.C177] &amp; &quot;, &quot; &amp; [.D177] &amp; &quot;, &quot; &amp; [.E177] &amp; &quot;, &quot; &amp; [.F177] &amp; &quot;);&quot;" office:value-type="string" office:string-value="insert into game_score (id, matchid, squad, goals, points, time_type) values (152, 7, 1, 1, 0, 4);">
            <text:p>insert into game_score (id, matchid, squad, goals, points, time_type) values (152, 7, 1, 1, 0, 4);</text:p>
          </table:table-cell>
          <table:table-cell table:number-columns-repeated="1017"/>
        </table:table-row>
        <table:table-row table:style-name="ro2">
          <table:table-cell table:style-name="ce2" table:formula="of:=[.A177]+1" office:value-type="float" office:value="153">
            <text:p>153</text:p>
          </table:table-cell>
          <table:table-cell table:style-name="ce2" table:formula="of:=[.B177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178] &amp; &quot;, &quot; &amp; [.B178] &amp; &quot;, &quot; &amp; [.C178] &amp; &quot;, &quot; &amp; [.D178] &amp; &quot;, &quot; &amp; [.E178] &amp; &quot;, &quot; &amp; [.F178] &amp; &quot;);&quot;" office:value-type="string" office:string-value="insert into game_score (id, matchid, squad, goals, points, time_type) values (153, 7, 52, 0, 0, 5);">
            <text:p>insert into game_score (id, matchid, squad, goals, points, time_type) values (153, 7, 52, 0, 0, 5);</text:p>
          </table:table-cell>
          <table:table-cell table:number-columns-repeated="1017"/>
        </table:table-row>
        <table:table-row table:style-name="ro2">
          <table:table-cell table:style-name="ce2" table:formula="of:=[.A178]+1" office:value-type="float" office:value="154">
            <text:p>154</text:p>
          </table:table-cell>
          <table:table-cell table:style-name="ce2" table:formula="of:=[.B178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179] &amp; &quot;, &quot; &amp; [.B179] &amp; &quot;, &quot; &amp; [.C179] &amp; &quot;, &quot; &amp; [.D179] &amp; &quot;, &quot; &amp; [.E179] &amp; &quot;, &quot; &amp; [.F179] &amp; &quot;);&quot;" office:value-type="string" office:string-value="insert into game_score (id, matchid, squad, goals, points, time_type) values (154, 7, 1, 0, 0, 5);">
            <text:p>insert into game_score (id, matchid, squad, goals, points, time_type) values (154, 7, 1, 0, 0, 5);</text:p>
          </table:table-cell>
          <table:table-cell table:number-columns-repeated="1017"/>
        </table:table-row>
        <table:table-row table:style-name="ro2">
          <table:table-cell table:style-name="ce2" table:formula="of:=[.A179]+1" office:value-type="float" office:value="155">
            <text:p>155</text:p>
          </table:table-cell>
          <table:table-cell table:style-name="ce2" table:formula="of:=[.B179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180] &amp; &quot;, &quot; &amp; [.B180] &amp; &quot;, &quot; &amp; [.C180] &amp; &quot;, &quot; &amp; [.D180] &amp; &quot;, &quot; &amp; [.E180] &amp; &quot;, &quot; &amp; [.F180] &amp; &quot;);&quot;" office:value-type="string" office:string-value="insert into game_score (id, matchid, squad, goals, points, time_type) values (155, 7, 52, 0, 0, 6);">
            <text:p>insert into game_score (id, matchid, squad, goals, points, time_type) values (155, 7, 52, 0, 0, 6);</text:p>
          </table:table-cell>
          <table:table-cell table:number-columns-repeated="1017"/>
        </table:table-row>
        <table:table-row table:style-name="ro2">
          <table:table-cell table:style-name="ce2" table:formula="of:=[.A180]+1" office:value-type="float" office:value="156">
            <text:p>156</text:p>
          </table:table-cell>
          <table:table-cell table:style-name="ce2" table:formula="of:=[.B180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181] &amp; &quot;, &quot; &amp; [.B181] &amp; &quot;, &quot; &amp; [.C181] &amp; &quot;, &quot; &amp; [.D181] &amp; &quot;, &quot; &amp; [.E181] &amp; &quot;, &quot; &amp; [.F181] &amp; &quot;);&quot;" office:value-type="string" office:string-value="insert into game_score (id, matchid, squad, goals, points, time_type) values (156, 7, 1, 0, 0, 6);">
            <text:p>insert into game_score (id, matchid, squad, goals, points, time_type) values (156, 7, 1, 0, 0, 6);</text:p>
          </table:table-cell>
          <table:table-cell table:number-columns-repeated="1017"/>
        </table:table-row>
        <table:table-row table:style-name="ro2">
          <table:table-cell table:style-name="ce2" table:formula="of:=[.A181]+1" office:value-type="float" office:value="157">
            <text:p>157</text:p>
          </table:table-cell>
          <table:table-cell table:style-name="ce2" table:formula="of:=[.B181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182] &amp; &quot;, &quot; &amp; [.B182] &amp; &quot;, &quot; &amp; [.C182] &amp; &quot;, &quot; &amp; [.D182] &amp; &quot;, &quot; &amp; [.E182] &amp; &quot;, &quot; &amp; [.F182] &amp; &quot;);&quot;" office:value-type="string" office:string-value="insert into game_score (id, matchid, squad, goals, points, time_type) values (157, 7, 52, 0, 0, 7);">
            <text:p>insert into game_score (id, matchid, squad, goals, points, time_type) values (157, 7, 52, 0, 0, 7);</text:p>
          </table:table-cell>
          <table:table-cell table:number-columns-repeated="1017"/>
        </table:table-row>
        <table:table-row table:style-name="ro2">
          <table:table-cell table:style-name="ce2" table:formula="of:=[.A182]+1" office:value-type="float" office:value="158">
            <text:p>158</text:p>
          </table:table-cell>
          <table:table-cell table:style-name="ce2" table:formula="of:=[.B182]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183] &amp; &quot;, &quot; &amp; [.B183] &amp; &quot;, &quot; &amp; [.C183] &amp; &quot;, &quot; &amp; [.D183] &amp; &quot;, &quot; &amp; [.E183] &amp; &quot;, &quot; &amp; [.F183] &amp; &quot;);&quot;" office:value-type="string" office:string-value="insert into game_score (id, matchid, squad, goals, points, time_type) values (158, 7, 1, 1, 0, 7);">
            <text:p>insert into game_score (id, matchid, squad, goals, points, time_type) values (158, 7, 1, 1, 0, 7);</text:p>
          </table:table-cell>
          <table:table-cell table:number-columns-repeated="1017"/>
        </table:table-row>
        <table:table-row table:style-name="ro2">
          <table:table-cell table:style-name="ce2" table:formula="of:=[.A183]+1" office:value-type="float" office:value="159">
            <text:p>159</text:p>
          </table:table-cell>
          <table:table-cell table:style-name="ce2" table:formula="of:=[.B183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184] &amp; &quot;, &quot; &amp; [.B184] &amp; &quot;, &quot; &amp; [.C184] &amp; &quot;, &quot; &amp; [.D184] &amp; &quot;, &quot; &amp; [.E184] &amp; &quot;, &quot; &amp; [.F184] &amp; &quot;);&quot;" office:value-type="string" office:string-value="insert into game_score (id, matchid, squad, goals, points, time_type) values (159, 7, 52, 0, 0, 8);">
            <text:p>insert into game_score (id, matchid, squad, goals, points, time_type) values (159, 7, 52, 0, 0, 8);</text:p>
          </table:table-cell>
          <table:table-cell table:number-columns-repeated="1017"/>
        </table:table-row>
        <table:table-row table:style-name="ro2">
          <table:table-cell table:style-name="ce2" table:formula="of:=[.A184]+1" office:value-type="float" office:value="160">
            <text:p>160</text:p>
          </table:table-cell>
          <table:table-cell table:style-name="ce2" table:formula="of:=[.B184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185] &amp; &quot;, &quot; &amp; [.B185] &amp; &quot;, &quot; &amp; [.C185] &amp; &quot;, &quot; &amp; [.D185] &amp; &quot;, &quot; &amp; [.E185] &amp; &quot;, &quot; &amp; [.F185] &amp; &quot;);&quot;" office:value-type="string" office:string-value="insert into game_score (id, matchid, squad, goals, points, time_type) values (160, 7, 1, 0, 0, 8);">
            <text:p>insert into game_score (id, matchid, squad, goals, points, time_type) values (160, 7, 1, 0, 0, 8);</text:p>
          </table:table-cell>
          <table:table-cell table:number-columns-repeated="1017"/>
        </table:table-row>
        <table:table-row table:style-name="ro2">
          <table:table-cell table:style-name="ce2" table:formula="of:=[.A185]+1" office:value-type="float" office:value="161">
            <text:p>161</text:p>
          </table:table-cell>
          <table:table-cell table:style-name="ce2" table:formula="of:=[.B185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186] &amp; &quot;, &quot; &amp; [.B186] &amp; &quot;, &quot; &amp; [.C186] &amp; &quot;, &quot; &amp; [.D186] &amp; &quot;, &quot; &amp; [.E186] &amp; &quot;, &quot; &amp; [.F186] &amp; &quot;);&quot;" office:value-type="string" office:string-value="insert into game_score (id, matchid, squad, goals, points, time_type) values (161, 7, 52, 0, 0, 9);">
            <text:p>insert into game_score (id, matchid, squad, goals, points, time_type) values (161, 7, 52, 0, 0, 9);</text:p>
          </table:table-cell>
          <table:table-cell table:number-columns-repeated="1017"/>
        </table:table-row>
        <table:table-row table:style-name="ro1">
          <table:table-cell table:style-name="ce2" table:formula="of:=[.A186]+1" office:value-type="float" office:value="162">
            <text:p>162</text:p>
          </table:table-cell>
          <table:table-cell table:style-name="ce2" table:formula="of:=[.B186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null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187] &amp; &quot;, &quot; &amp; [.B187] &amp; &quot;, &quot; &amp; [.C187] &amp; &quot;, &quot; &amp; [.D187] &amp; &quot;, &quot; &amp; [.E187] &amp; &quot;, &quot; &amp; [.F187] &amp; &quot;);&quot;" office:value-type="string" office:string-value="insert into game_score (id, matchid, squad, goals, points, time_type) values (162, 7, 1, null, 0, 9);">
            <text:p>insert into game_score (id, matchid, squad, goals, points, time_type) values (162, 7, 1, null, 0, 9);</text:p>
          </table:table-cell>
          <table:table-cell table:number-columns-repeated="1017"/>
        </table:table-row>
        <table:table-row table:style-name="ro2">
          <table:table-cell table:style-name="ce2" table:formula="of:=[.A187]+1" office:value-type="float" office:value="163">
            <text:p>163</text:p>
          </table:table-cell>
          <table:table-cell table:style-name="ce2" table:formula="of:=[.B187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188] &amp; &quot;, &quot; &amp; [.B188] &amp; &quot;, &quot; &amp; [.C188] &amp; &quot;, &quot; &amp; [.D188] &amp; &quot;, &quot; &amp; [.E188] &amp; &quot;, &quot; &amp; [.F188] &amp; &quot;);&quot;" office:value-type="string" office:string-value="insert into game_score (id, matchid, squad, goals, points, time_type) values (163, 7, 52, 0, 0, 9000);">
            <text:p>insert into game_score (id, matchid, squad, goals, points, time_type) values (163, 7, 52, 0, 0, 9000);</text:p>
          </table:table-cell>
          <table:table-cell table:number-columns-repeated="1017"/>
        </table:table-row>
        <table:table-row table:style-name="ro2">
          <table:table-cell table:style-name="ce2" table:formula="of:=[.A188]+1" office:value-type="float" office:value="164">
            <text:p>164</text:p>
          </table:table-cell>
          <table:table-cell table:style-name="ce2" table:formula="of:=[.B188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189] &amp; &quot;, &quot; &amp; [.B189] &amp; &quot;, &quot; &amp; [.C189] &amp; &quot;, &quot; &amp; [.D189] &amp; &quot;, &quot; &amp; [.E189] &amp; &quot;, &quot; &amp; [.F189] &amp; &quot;);&quot;" office:value-type="string" office:string-value="insert into game_score (id, matchid, squad, goals, points, time_type) values (164, 7, 1, 2, 0, 9000);">
            <text:p>insert into game_score (id, matchid, squad, goals, points, time_type) values (164, 7, 1, 2, 0, 9000);</text:p>
          </table:table-cell>
          <table:table-cell table:number-columns-repeated="1017"/>
        </table:table-row>
        <table:table-row table:style-name="ro2">
          <table:table-cell table:style-name="ce2" table:formula="of:=[.A189]+1" office:value-type="float" office:value="165">
            <text:p>165</text:p>
          </table:table-cell>
          <table:table-cell table:style-name="ce2" table:formula="of:=[.B189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190] &amp; &quot;, &quot; &amp; [.B190] &amp; &quot;, &quot; &amp; [.C190] &amp; &quot;, &quot; &amp; [.D190] &amp; &quot;, &quot; &amp; [.E190] &amp; &quot;, &quot; &amp; [.F190] &amp; &quot;);&quot;" office:value-type="string" office:string-value="insert into game_score (id, matchid, squad, goals, points, time_type) values (165, 7, 52, 4, 0, 9001);">
            <text:p>insert into game_score (id, matchid, squad, goals, points, time_type) values (165, 7, 52, 4, 0, 9001);</text:p>
          </table:table-cell>
          <table:table-cell table:number-columns-repeated="1017"/>
        </table:table-row>
        <table:table-row table:style-name="ro2">
          <table:table-cell table:style-name="ce2" table:formula="of:=[.A190]+1" office:value-type="float" office:value="166">
            <text:p>166</text:p>
          </table:table-cell>
          <table:table-cell table:style-name="ce2" table:formula="of:=[.B190]" office:value-type="float" office:value="7">
            <text:p>7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191] &amp; &quot;, &quot; &amp; [.B191] &amp; &quot;, &quot; &amp; [.C191] &amp; &quot;, &quot; &amp; [.D191] &amp; &quot;, &quot; &amp; [.E191] &amp; &quot;, &quot; &amp; [.F191] &amp; &quot;);&quot;" office:value-type="string" office:string-value="insert into game_score (id, matchid, squad, goals, points, time_type) values (166, 7, 1, 6, 0, 9001);">
            <text:p>insert into game_score (id, matchid, squad, goals, points, time_type) values (166, 7, 1, 6, 0, 9001);</text:p>
          </table:table-cell>
          <table:table-cell table:number-columns-repeated="1017"/>
        </table:table-row>
        <table:table-row table:style-name="ro2">
          <table:table-cell table:style-name="ce2" table:formula="of:=[.A191]+1" office:value-type="float" office:value="167">
            <text:p>167</text:p>
          </table:table-cell>
          <table:table-cell table:style-name="ce2" table:formula="of:=[.B191]" office:value-type="float" office:value="7">
            <text:p>7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192] &amp; &quot;, &quot; &amp; [.B192] &amp; &quot;, &quot; &amp; [.C192] &amp; &quot;, &quot; &amp; [.D192] &amp; &quot;, &quot; &amp; [.E192] &amp; &quot;, &quot; &amp; [.F192] &amp; &quot;);&quot;" office:value-type="string" office:string-value="insert into game_score (id, matchid, squad, goals, points, time_type) values (167, 7, 52, 0, 0, 9002);">
            <text:p>insert into game_score (id, matchid, squad, goals, points, time_type) values (167, 7, 52, 0, 0, 9002);</text:p>
          </table:table-cell>
          <table:table-cell table:number-columns-repeated="1017"/>
        </table:table-row>
        <table:table-row table:style-name="ro2">
          <table:table-cell table:style-name="ce2" table:formula="of:=[.A192]+1" office:value-type="float" office:value="168">
            <text:p>168</text:p>
          </table:table-cell>
          <table:table-cell table:style-name="ce2" table:formula="of:=[.B192]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193] &amp; &quot;, &quot; &amp; [.B193] &amp; &quot;, &quot; &amp; [.C193] &amp; &quot;, &quot; &amp; [.D193] &amp; &quot;, &quot; &amp; [.E193] &amp; &quot;, &quot; &amp; [.F193] &amp; &quot;);&quot;" office:value-type="string" office:string-value="insert into game_score (id, matchid, squad, goals, points, time_type) values (168, 7, 1, 1, 0, 9002);">
            <text:p>insert into game_score (id, matchid, squad, goals, points, time_type) values (168, 7, 1, 1, 0, 9002);</text:p>
          </table:table-cell>
          <table:table-cell table:number-columns-repeated="1017"/>
        </table:table-row>
        <table:table-row table:style-name="ro2">
          <table:table-cell table:formula="of:=[.A193]+1" office:value-type="float" office:value="169">
            <text:p>169</text:p>
          </table:table-cell>
          <table:table-cell table:formula="of:=[.B170]+1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4] &amp; &quot;, &quot; &amp; [.B194] &amp; &quot;, &quot; &amp; [.C194] &amp; &quot;, &quot; &amp; [.D194] &amp; &quot;, &quot; &amp; [.E194] &amp; &quot;, &quot; &amp; [.F194] &amp; &quot;);&quot;" office:value-type="string" office:string-value="insert into game_score (id, matchid, squad, goals, points, time_type) values (169, 8, 1613, 0, 0, 1);">
            <text:p>insert into game_score (id, matchid, squad, goals, points, time_type) values (169, 8, 1613, 0, 0, 1);</text:p>
          </table:table-cell>
          <table:table-cell table:number-columns-repeated="1017"/>
        </table:table-row>
        <table:table-row table:style-name="ro2">
          <table:table-cell table:formula="of:=[.A194]+1" office:value-type="float" office:value="170">
            <text:p>170</text:p>
          </table:table-cell>
          <table:table-cell table:formula="of:=[.B194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195] &amp; &quot;, &quot; &amp; [.B195] &amp; &quot;, &quot; &amp; [.C195] &amp; &quot;, &quot; &amp; [.D195] &amp; &quot;, &quot; &amp; [.E195] &amp; &quot;, &quot; &amp; [.F195] &amp; &quot;);&quot;" office:value-type="string" office:string-value="insert into game_score (id, matchid, squad, goals, points, time_type) values (170, 8, 27, 0, 0, 1);">
            <text:p>insert into game_score (id, matchid, squad, goals, points, time_type) values (170, 8, 27, 0, 0, 1);</text:p>
          </table:table-cell>
          <table:table-cell table:number-columns-repeated="1017"/>
        </table:table-row>
        <table:table-row table:style-name="ro2">
          <table:table-cell table:formula="of:=[.A195]+1" office:value-type="float" office:value="171">
            <text:p>171</text:p>
          </table:table-cell>
          <table:table-cell table:formula="of:=[.B195]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6] &amp; &quot;, &quot; &amp; [.B196] &amp; &quot;, &quot; &amp; [.C196] &amp; &quot;, &quot; &amp; [.D196] &amp; &quot;, &quot; &amp; [.E196] &amp; &quot;, &quot; &amp; [.F196] &amp; &quot;);&quot;" office:value-type="string" office:string-value="insert into game_score (id, matchid, squad, goals, points, time_type) values (171, 8, 1613, 0, 0, 2);">
            <text:p>insert into game_score (id, matchid, squad, goals, points, time_type) values (171, 8, 1613, 0, 0, 2);</text:p>
          </table:table-cell>
          <table:table-cell table:number-columns-repeated="1017"/>
        </table:table-row>
        <table:table-row table:style-name="ro2">
          <table:table-cell table:formula="of:=[.A196]+1" office:value-type="float" office:value="172">
            <text:p>172</text:p>
          </table:table-cell>
          <table:table-cell table:formula="of:=[.B196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197] &amp; &quot;, &quot; &amp; [.B197] &amp; &quot;, &quot; &amp; [.C197] &amp; &quot;, &quot; &amp; [.D197] &amp; &quot;, &quot; &amp; [.E197] &amp; &quot;, &quot; &amp; [.F197] &amp; &quot;);&quot;" office:value-type="string" office:string-value="insert into game_score (id, matchid, squad, goals, points, time_type) values (172, 8, 27, 0, 0, 2);">
            <text:p>insert into game_score (id, matchid, squad, goals, points, time_type) values (172, 8, 27, 0, 0, 2);</text:p>
          </table:table-cell>
          <table:table-cell table:number-columns-repeated="1017"/>
        </table:table-row>
        <table:table-row table:style-name="ro2">
          <table:table-cell table:formula="of:=[.A197]+1" office:value-type="float" office:value="173">
            <text:p>173</text:p>
          </table:table-cell>
          <table:table-cell table:formula="of:=[.B197]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8] &amp; &quot;, &quot; &amp; [.B198] &amp; &quot;, &quot; &amp; [.C198] &amp; &quot;, &quot; &amp; [.D198] &amp; &quot;, &quot; &amp; [.E198] &amp; &quot;, &quot; &amp; [.F198] &amp; &quot;);&quot;" office:value-type="string" office:string-value="insert into game_score (id, matchid, squad, goals, points, time_type) values (173, 8, 1613, 0, 0, 3);">
            <text:p>insert into game_score (id, matchid, squad, goals, points, time_type) values (173, 8, 1613, 0, 0, 3);</text:p>
          </table:table-cell>
          <table:table-cell table:number-columns-repeated="1017"/>
        </table:table-row>
        <table:table-row table:style-name="ro2">
          <table:table-cell table:formula="of:=[.A198]+1" office:value-type="float" office:value="174">
            <text:p>174</text:p>
          </table:table-cell>
          <table:table-cell table:formula="of:=[.B198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199] &amp; &quot;, &quot; &amp; [.B199] &amp; &quot;, &quot; &amp; [.C199] &amp; &quot;, &quot; &amp; [.D199] &amp; &quot;, &quot; &amp; [.E199] &amp; &quot;, &quot; &amp; [.F199] &amp; &quot;);&quot;" office:value-type="string" office:string-value="insert into game_score (id, matchid, squad, goals, points, time_type) values (174, 8, 27, 0, 0, 3);">
            <text:p>insert into game_score (id, matchid, squad, goals, points, time_type) values (174, 8, 27, 0, 0, 3);</text:p>
          </table:table-cell>
          <table:table-cell table:number-columns-repeated="1017"/>
        </table:table-row>
        <table:table-row table:style-name="ro2">
          <table:table-cell table:formula="of:=[.A199]+1" office:value-type="float" office:value="175">
            <text:p>175</text:p>
          </table:table-cell>
          <table:table-cell table:formula="of:=[.B199]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00] &amp; &quot;, &quot; &amp; [.B200] &amp; &quot;, &quot; &amp; [.C200] &amp; &quot;, &quot; &amp; [.D200] &amp; &quot;, &quot; &amp; [.E200] &amp; &quot;, &quot; &amp; [.F200] &amp; &quot;);&quot;" office:value-type="string" office:string-value="insert into game_score (id, matchid, squad, goals, points, time_type) values (175, 8, 1613, 0, 0, 4);">
            <text:p>insert into game_score (id, matchid, squad, goals, points, time_type) values (175, 8, 1613, 0, 0, 4);</text:p>
          </table:table-cell>
          <table:table-cell table:number-columns-repeated="1017"/>
        </table:table-row>
        <table:table-row table:style-name="ro2">
          <table:table-cell table:formula="of:=[.A200]+1" office:value-type="float" office:value="176">
            <text:p>176</text:p>
          </table:table-cell>
          <table:table-cell table:formula="of:=[.B200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01] &amp; &quot;, &quot; &amp; [.B201] &amp; &quot;, &quot; &amp; [.C201] &amp; &quot;, &quot; &amp; [.D201] &amp; &quot;, &quot; &amp; [.E201] &amp; &quot;, &quot; &amp; [.F201] &amp; &quot;);&quot;" office:value-type="string" office:string-value="insert into game_score (id, matchid, squad, goals, points, time_type) values (176, 8, 27, 0, 0, 4);">
            <text:p>insert into game_score (id, matchid, squad, goals, points, time_type) values (176, 8, 27, 0, 0, 4);</text:p>
          </table:table-cell>
          <table:table-cell table:number-columns-repeated="1017"/>
        </table:table-row>
        <table:table-row table:style-name="ro2">
          <table:table-cell table:formula="of:=[.A201]+1" office:value-type="float" office:value="177">
            <text:p>177</text:p>
          </table:table-cell>
          <table:table-cell table:formula="of:=[.B201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02] &amp; &quot;, &quot; &amp; [.B202] &amp; &quot;, &quot; &amp; [.C202] &amp; &quot;, &quot; &amp; [.D202] &amp; &quot;, &quot; &amp; [.E202] &amp; &quot;, &quot; &amp; [.F202] &amp; &quot;);&quot;" office:value-type="string" office:string-value="insert into game_score (id, matchid, squad, goals, points, time_type) values (177, 8, 1613, 3, 0, 5);">
            <text:p>insert into game_score (id, matchid, squad, goals, points, time_type) values (177, 8, 1613, 3, 0, 5);</text:p>
          </table:table-cell>
          <table:table-cell table:number-columns-repeated="1017"/>
        </table:table-row>
        <table:table-row table:style-name="ro2">
          <table:table-cell table:formula="of:=[.A202]+1" office:value-type="float" office:value="178">
            <text:p>178</text:p>
          </table:table-cell>
          <table:table-cell table:formula="of:=[.B202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03] &amp; &quot;, &quot; &amp; [.B203] &amp; &quot;, &quot; &amp; [.C203] &amp; &quot;, &quot; &amp; [.D203] &amp; &quot;, &quot; &amp; [.E203] &amp; &quot;, &quot; &amp; [.F203] &amp; &quot;);&quot;" office:value-type="string" office:string-value="insert into game_score (id, matchid, squad, goals, points, time_type) values (178, 8, 27, 4, 0, 5);">
            <text:p>insert into game_score (id, matchid, squad, goals, points, time_type) values (178, 8, 27, 4, 0, 5);</text:p>
          </table:table-cell>
          <table:table-cell table:number-columns-repeated="1017"/>
        </table:table-row>
        <table:table-row table:style-name="ro2">
          <table:table-cell table:formula="of:=[.A203]+1" office:value-type="float" office:value="179">
            <text:p>179</text:p>
          </table:table-cell>
          <table:table-cell table:formula="of:=[.B203]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204] &amp; &quot;, &quot; &amp; [.B204] &amp; &quot;, &quot; &amp; [.C204] &amp; &quot;, &quot; &amp; [.D204] &amp; &quot;, &quot; &amp; [.E204] &amp; &quot;, &quot; &amp; [.F204] &amp; &quot;);&quot;" office:value-type="string" office:string-value="insert into game_score (id, matchid, squad, goals, points, time_type) values (179, 8, 1613, 0, 0, 6);">
            <text:p>insert into game_score (id, matchid, squad, goals, points, time_type) values (179, 8, 1613, 0, 0, 6);</text:p>
          </table:table-cell>
          <table:table-cell table:number-columns-repeated="1017"/>
        </table:table-row>
        <table:table-row table:style-name="ro2">
          <table:table-cell table:formula="of:=[.A204]+1" office:value-type="float" office:value="180">
            <text:p>180</text:p>
          </table:table-cell>
          <table:table-cell table:formula="of:=[.B204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205] &amp; &quot;, &quot; &amp; [.B205] &amp; &quot;, &quot; &amp; [.C205] &amp; &quot;, &quot; &amp; [.D205] &amp; &quot;, &quot; &amp; [.E205] &amp; &quot;, &quot; &amp; [.F205] &amp; &quot;);&quot;" office:value-type="string" office:string-value="insert into game_score (id, matchid, squad, goals, points, time_type) values (180, 8, 27, 0, 0, 6);">
            <text:p>insert into game_score (id, matchid, squad, goals, points, time_type) values (180, 8, 27, 0, 0, 6);</text:p>
          </table:table-cell>
          <table:table-cell table:number-columns-repeated="1017"/>
        </table:table-row>
        <table:table-row table:style-name="ro2">
          <table:table-cell table:formula="of:=[.A205]+1" office:value-type="float" office:value="181">
            <text:p>181</text:p>
          </table:table-cell>
          <table:table-cell table:formula="of:=[.B205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06] &amp; &quot;, &quot; &amp; [.B206] &amp; &quot;, &quot; &amp; [.C206] &amp; &quot;, &quot; &amp; [.D206] &amp; &quot;, &quot; &amp; [.E206] &amp; &quot;, &quot; &amp; [.F206] &amp; &quot;);&quot;" office:value-type="string" office:string-value="insert into game_score (id, matchid, squad, goals, points, time_type) values (181, 8, 1613, 4, 0, 7);">
            <text:p>insert into game_score (id, matchid, squad, goals, points, time_type) values (181, 8, 1613, 4, 0, 7);</text:p>
          </table:table-cell>
          <table:table-cell table:number-columns-repeated="1017"/>
        </table:table-row>
        <table:table-row table:style-name="ro2">
          <table:table-cell table:formula="of:=[.A206]+1" office:value-type="float" office:value="182">
            <text:p>182</text:p>
          </table:table-cell>
          <table:table-cell table:formula="of:=[.B206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07] &amp; &quot;, &quot; &amp; [.B207] &amp; &quot;, &quot; &amp; [.C207] &amp; &quot;, &quot; &amp; [.D207] &amp; &quot;, &quot; &amp; [.E207] &amp; &quot;, &quot; &amp; [.F207] &amp; &quot;);&quot;" office:value-type="string" office:string-value="insert into game_score (id, matchid, squad, goals, points, time_type) values (182, 8, 27, 1, 0, 7);">
            <text:p>insert into game_score (id, matchid, squad, goals, points, time_type) values (182, 8, 27, 1, 0, 7);</text:p>
          </table:table-cell>
          <table:table-cell table:number-columns-repeated="1017"/>
        </table:table-row>
        <table:table-row table:style-name="ro2">
          <table:table-cell table:formula="of:=[.A207]+1" office:value-type="float" office:value="183">
            <text:p>183</text:p>
          </table:table-cell>
          <table:table-cell table:formula="of:=[.B207]" office:value-type="float" office:value="8">
            <text:p>8</text:p>
          </table:table-cell>
          <table:table-cell office:value-type="float" office:value="1613">
            <text:p>1613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208] &amp; &quot;, &quot; &amp; [.B208] &amp; &quot;, &quot; &amp; [.C208] &amp; &quot;, &quot; &amp; [.D208] &amp; &quot;, &quot; &amp; [.E208] &amp; &quot;, &quot; &amp; [.F208] &amp; &quot;);&quot;" office:value-type="string" office:string-value="insert into game_score (id, matchid, squad, goals, points, time_type) values (183, 8, 1613, 0, 0, 8);">
            <text:p>insert into game_score (id, matchid, squad, goals, points, time_type) values (183, 8, 1613, 0, 0, 8);</text:p>
          </table:table-cell>
          <table:table-cell table:number-columns-repeated="1017"/>
        </table:table-row>
        <table:table-row table:style-name="ro2">
          <table:table-cell table:formula="of:=[.A208]+1" office:value-type="float" office:value="184">
            <text:p>184</text:p>
          </table:table-cell>
          <table:table-cell table:formula="of:=[.B208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209] &amp; &quot;, &quot; &amp; [.B209] &amp; &quot;, &quot; &amp; [.C209] &amp; &quot;, &quot; &amp; [.D209] &amp; &quot;, &quot; &amp; [.E209] &amp; &quot;, &quot; &amp; [.F209] &amp; &quot;);&quot;" office:value-type="string" office:string-value="insert into game_score (id, matchid, squad, goals, points, time_type) values (184, 8, 27, 3, 0, 8);">
            <text:p>insert into game_score (id, matchid, squad, goals, points, time_type) values (184, 8, 27, 3, 0, 8);</text:p>
          </table:table-cell>
          <table:table-cell table:number-columns-repeated="1017"/>
        </table:table-row>
        <table:table-row table:style-name="ro2">
          <table:table-cell table:formula="of:=[.A209]+1" office:value-type="float" office:value="185">
            <text:p>185</text:p>
          </table:table-cell>
          <table:table-cell table:formula="of:=[.B209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210] &amp; &quot;, &quot; &amp; [.B210] &amp; &quot;, &quot; &amp; [.C210] &amp; &quot;, &quot; &amp; [.D210] &amp; &quot;, &quot; &amp; [.E210] &amp; &quot;, &quot; &amp; [.F210] &amp; &quot;);&quot;" office:value-type="string" office:string-value="insert into game_score (id, matchid, squad, goals, points, time_type) values (185, 8, 1613, 4, 0, 9);">
            <text:p>insert into game_score (id, matchid, squad, goals, points, time_type) values (185, 8, 1613, 4, 0, 9);</text:p>
          </table:table-cell>
          <table:table-cell table:number-columns-repeated="1017"/>
        </table:table-row>
        <table:table-row table:style-name="ro2">
          <table:table-cell table:formula="of:=[.A210]+1" office:value-type="float" office:value="186">
            <text:p>186</text:p>
          </table:table-cell>
          <table:table-cell table:formula="of:=[.B210]" office:value-type="float" office:value="8">
            <text:p>8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211] &amp; &quot;, &quot; &amp; [.B211] &amp; &quot;, &quot; &amp; [.C211] &amp; &quot;, &quot; &amp; [.D211] &amp; &quot;, &quot; &amp; [.E211] &amp; &quot;, &quot; &amp; [.F211] &amp; &quot;);&quot;" office:value-type="string" office:string-value="insert into game_score (id, matchid, squad, goals, points, time_type) values (186, 8, 27, 0, 0, 9);">
            <text:p>insert into game_score (id, matchid, squad, goals, points, time_type) values (186, 8, 27, 0, 0, 9);</text:p>
          </table:table-cell>
          <table:table-cell table:number-columns-repeated="1017"/>
        </table:table-row>
        <table:table-row table:style-name="ro2">
          <table:table-cell table:formula="of:=[.A211]+1" office:value-type="float" office:value="187">
            <text:p>187</text:p>
          </table:table-cell>
          <table:table-cell table:formula="of:=[.B211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212] &amp; &quot;, &quot; &amp; [.B212] &amp; &quot;, &quot; &amp; [.C212] &amp; &quot;, &quot; &amp; [.D212] &amp; &quot;, &quot; &amp; [.E212] &amp; &quot;, &quot; &amp; [.F212] &amp; &quot;);&quot;" office:value-type="string" office:string-value="insert into game_score (id, matchid, squad, goals, points, time_type) values (187, 8, 1613, 11, 0, 9000);">
            <text:p>insert into game_score (id, matchid, squad, goals, points, time_type) values (187, 8, 1613, 11, 0, 9000);</text:p>
          </table:table-cell>
          <table:table-cell table:number-columns-repeated="1017"/>
        </table:table-row>
        <table:table-row table:style-name="ro2">
          <table:table-cell table:formula="of:=[.A212]+1" office:value-type="float" office:value="188">
            <text:p>188</text:p>
          </table:table-cell>
          <table:table-cell table:formula="of:=[.B212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213] &amp; &quot;, &quot; &amp; [.B213] &amp; &quot;, &quot; &amp; [.C213] &amp; &quot;, &quot; &amp; [.D213] &amp; &quot;, &quot; &amp; [.E213] &amp; &quot;, &quot; &amp; [.F213] &amp; &quot;);&quot;" office:value-type="string" office:string-value="insert into game_score (id, matchid, squad, goals, points, time_type) values (188, 8, 27, 8, 0, 9000);">
            <text:p>insert into game_score (id, matchid, squad, goals, points, time_type) values (188, 8, 27, 8, 0, 9000);</text:p>
          </table:table-cell>
          <table:table-cell table:number-columns-repeated="1017"/>
        </table:table-row>
        <table:table-row table:style-name="ro2">
          <table:table-cell table:formula="of:=[.A213]+1" office:value-type="float" office:value="189">
            <text:p>189</text:p>
          </table:table-cell>
          <table:table-cell table:formula="of:=[.B213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214] &amp; &quot;, &quot; &amp; [.B214] &amp; &quot;, &quot; &amp; [.C214] &amp; &quot;, &quot; &amp; [.D214] &amp; &quot;, &quot; &amp; [.E214] &amp; &quot;, &quot; &amp; [.F214] &amp; &quot;);&quot;" office:value-type="string" office:string-value="insert into game_score (id, matchid, squad, goals, points, time_type) values (189, 8, 1613, 12, 0, 9001);">
            <text:p>insert into game_score (id, matchid, squad, goals, points, time_type) values (189, 8, 1613, 12, 0, 9001);</text:p>
          </table:table-cell>
          <table:table-cell table:number-columns-repeated="1017"/>
        </table:table-row>
        <table:table-row table:style-name="ro2">
          <table:table-cell table:formula="of:=[.A214]+1" office:value-type="float" office:value="190">
            <text:p>190</text:p>
          </table:table-cell>
          <table:table-cell table:formula="of:=[.B214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215] &amp; &quot;, &quot; &amp; [.B215] &amp; &quot;, &quot; &amp; [.C215] &amp; &quot;, &quot; &amp; [.D215] &amp; &quot;, &quot; &amp; [.E215] &amp; &quot;, &quot; &amp; [.F215] &amp; &quot;);&quot;" office:value-type="string" office:string-value="insert into game_score (id, matchid, squad, goals, points, time_type) values (190, 8, 27, 9, 0, 9001);">
            <text:p>insert into game_score (id, matchid, squad, goals, points, time_type) values (190, 8, 27, 9, 0, 9001);</text:p>
          </table:table-cell>
          <table:table-cell table:number-columns-repeated="1017"/>
        </table:table-row>
        <table:table-row table:style-name="ro2">
          <table:table-cell table:formula="of:=[.A215]+1" office:value-type="float" office:value="191">
            <text:p>191</text:p>
          </table:table-cell>
          <table:table-cell table:formula="of:=[.B215]" office:value-type="float" office:value="8">
            <text:p>8</text:p>
          </table:table-cell>
          <table:table-cell office:value-type="float" office:value="1613">
            <text:p>161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3" table:formula="of:=&quot;insert into game_score (id, matchid, squad, goals, points, time_type) values (&quot; &amp; [.A216] &amp; &quot;, &quot; &amp; [.B216] &amp; &quot;, &quot; &amp; [.C216] &amp; &quot;, &quot; &amp; [.D216] &amp; &quot;, &quot; &amp; [.E216] &amp; &quot;, &quot; &amp; [.F216] &amp; &quot;);&quot;" office:value-type="string" office:string-value="insert into game_score (id, matchid, squad, goals, points, time_type) values (191, 8, 1613, 2, 0, 9002);">
            <text:p>insert into game_score (id, matchid, squad, goals, points, time_type) values (191, 8, 1613, 2, 0, 9002);</text:p>
          </table:table-cell>
          <table:table-cell table:number-columns-repeated="1017"/>
        </table:table-row>
        <table:table-row table:style-name="ro2">
          <table:table-cell table:formula="of:=[.A216]+1" office:value-type="float" office:value="192">
            <text:p>192</text:p>
          </table:table-cell>
          <table:table-cell table:formula="of:=[.B216]"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217] &amp; &quot;, &quot; &amp; [.B217] &amp; &quot;, &quot; &amp; [.C217] &amp; &quot;, &quot; &amp; [.D217] &amp; &quot;, &quot; &amp; [.E217] &amp; &quot;, &quot; &amp; [.F217] &amp; &quot;);&quot;" office:value-type="string" office:string-value="insert into game_score (id, matchid, squad, goals, points, time_type) values (192, 8, 27, 3, 0, 9002);">
            <text:p>insert into game_score (id, matchid, squad, goals, points, time_type) values (192, 8, 27, 3, 0, 9002);</text:p>
          </table:table-cell>
          <table:table-cell table:number-columns-repeated="1017"/>
        </table:table-row>
        <table:table-row table:style-name="ro2">
          <table:table-cell table:style-name="ce2" table:formula="of:=[.A217]+1" office:value-type="float" office:value="193">
            <text:p>193</text:p>
          </table:table-cell>
          <table:table-cell table:style-name="ce2" table:formula="of:=[.B194]+1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18] &amp; &quot;, &quot; &amp; [.B218] &amp; &quot;, &quot; &amp; [.C218] &amp; &quot;, &quot; &amp; [.D218] &amp; &quot;, &quot; &amp; [.E218] &amp; &quot;, &quot; &amp; [.F218] &amp; &quot;);&quot;" office:value-type="string" office:string-value="insert into game_score (id, matchid, squad, goals, points, time_type) values (193, 9, 1613, 1, 0, 1);">
            <text:p>insert into game_score (id, matchid, squad, goals, points, time_type) values (193, 9, 1613, 1, 0, 1);</text:p>
          </table:table-cell>
          <table:table-cell table:number-columns-repeated="1017"/>
        </table:table-row>
        <table:table-row table:style-name="ro2">
          <table:table-cell table:style-name="ce2" table:formula="of:=[.A218]+1" office:value-type="float" office:value="194">
            <text:p>194</text:p>
          </table:table-cell>
          <table:table-cell table:style-name="ce2" table:formula="of:=[.B218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19] &amp; &quot;, &quot; &amp; [.B219] &amp; &quot;, &quot; &amp; [.C219] &amp; &quot;, &quot; &amp; [.D219] &amp; &quot;, &quot; &amp; [.E219] &amp; &quot;, &quot; &amp; [.F219] &amp; &quot;);&quot;" office:value-type="string" office:string-value="insert into game_score (id, matchid, squad, goals, points, time_type) values (194, 9, 1, 0, 0, 1);">
            <text:p>insert into game_score (id, matchid, squad, goals, points, time_type) values (194, 9, 1, 0, 0, 1);</text:p>
          </table:table-cell>
          <table:table-cell table:number-columns-repeated="1017"/>
        </table:table-row>
        <table:table-row table:style-name="ro2">
          <table:table-cell table:style-name="ce2" table:formula="of:=[.A219]+1" office:value-type="float" office:value="195">
            <text:p>195</text:p>
          </table:table-cell>
          <table:table-cell table:style-name="ce2" table:formula="of:=[.B219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20] &amp; &quot;, &quot; &amp; [.B220] &amp; &quot;, &quot; &amp; [.C220] &amp; &quot;, &quot; &amp; [.D220] &amp; &quot;, &quot; &amp; [.E220] &amp; &quot;, &quot; &amp; [.F220] &amp; &quot;);&quot;" office:value-type="string" office:string-value="insert into game_score (id, matchid, squad, goals, points, time_type) values (195, 9, 1613, 1, 0, 2);">
            <text:p>insert into game_score (id, matchid, squad, goals, points, time_type) values (195, 9, 1613, 1, 0, 2);</text:p>
          </table:table-cell>
          <table:table-cell table:number-columns-repeated="1017"/>
        </table:table-row>
        <table:table-row table:style-name="ro2">
          <table:table-cell table:style-name="ce2" table:formula="of:=[.A220]+1" office:value-type="float" office:value="196">
            <text:p>196</text:p>
          </table:table-cell>
          <table:table-cell table:style-name="ce2" table:formula="of:=[.B220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21] &amp; &quot;, &quot; &amp; [.B221] &amp; &quot;, &quot; &amp; [.C221] &amp; &quot;, &quot; &amp; [.D221] &amp; &quot;, &quot; &amp; [.E221] &amp; &quot;, &quot; &amp; [.F221] &amp; &quot;);&quot;" office:value-type="string" office:string-value="insert into game_score (id, matchid, squad, goals, points, time_type) values (196, 9, 1, 0, 0, 2);">
            <text:p>insert into game_score (id, matchid, squad, goals, points, time_type) values (196, 9, 1, 0, 0, 2);</text:p>
          </table:table-cell>
          <table:table-cell table:number-columns-repeated="1017"/>
        </table:table-row>
        <table:table-row table:style-name="ro2">
          <table:table-cell table:style-name="ce2" table:formula="of:=[.A221]+1" office:value-type="float" office:value="197">
            <text:p>197</text:p>
          </table:table-cell>
          <table:table-cell table:style-name="ce2" table:formula="of:=[.B221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3">
            <text:p>3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222] &amp; &quot;, &quot; &amp; [.B222] &amp; &quot;, &quot; &amp; [.C222] &amp; &quot;, &quot; &amp; [.D222] &amp; &quot;, &quot; &amp; [.E222] &amp; &quot;, &quot; &amp; [.F222] &amp; &quot;);&quot;" office:value-type="string" office:string-value="insert into game_score (id, matchid, squad, goals, points, time_type) values (197, 9, 1613, 3, 0, 3);">
            <text:p>insert into game_score (id, matchid, squad, goals, points, time_type) values (197, 9, 1613, 3, 0, 3);</text:p>
          </table:table-cell>
          <table:table-cell table:number-columns-repeated="1017"/>
        </table:table-row>
        <table:table-row table:style-name="ro2">
          <table:table-cell table:style-name="ce2" table:formula="of:=[.A222]+1" office:value-type="float" office:value="198">
            <text:p>198</text:p>
          </table:table-cell>
          <table:table-cell table:style-name="ce2" table:formula="of:=[.B222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223] &amp; &quot;, &quot; &amp; [.B223] &amp; &quot;, &quot; &amp; [.C223] &amp; &quot;, &quot; &amp; [.D223] &amp; &quot;, &quot; &amp; [.E223] &amp; &quot;, &quot; &amp; [.F223] &amp; &quot;);&quot;" office:value-type="string" office:string-value="insert into game_score (id, matchid, squad, goals, points, time_type) values (198, 9, 1, 0, 0, 3);">
            <text:p>insert into game_score (id, matchid, squad, goals, points, time_type) values (198, 9, 1, 0, 0, 3);</text:p>
          </table:table-cell>
          <table:table-cell table:number-columns-repeated="1017"/>
        </table:table-row>
        <table:table-row table:style-name="ro2">
          <table:table-cell table:style-name="ce2" table:formula="of:=[.A223]+1" office:value-type="float" office:value="199">
            <text:p>199</text:p>
          </table:table-cell>
          <table:table-cell table:style-name="ce2" table:formula="of:=[.B223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224] &amp; &quot;, &quot; &amp; [.B224] &amp; &quot;, &quot; &amp; [.C224] &amp; &quot;, &quot; &amp; [.D224] &amp; &quot;, &quot; &amp; [.E224] &amp; &quot;, &quot; &amp; [.F224] &amp; &quot;);&quot;" office:value-type="string" office:string-value="insert into game_score (id, matchid, squad, goals, points, time_type) values (199, 9, 1613, 2, 0, 4);">
            <text:p>insert into game_score (id, matchid, squad, goals, points, time_type) values (199, 9, 1613, 2, 0, 4);</text:p>
          </table:table-cell>
          <table:table-cell table:number-columns-repeated="1017"/>
        </table:table-row>
        <table:table-row table:style-name="ro2">
          <table:table-cell table:style-name="ce2" table:formula="of:=[.A224]+1" office:value-type="float" office:value="200">
            <text:p>200</text:p>
          </table:table-cell>
          <table:table-cell table:style-name="ce2" table:formula="of:=[.B224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225] &amp; &quot;, &quot; &amp; [.B225] &amp; &quot;, &quot; &amp; [.C225] &amp; &quot;, &quot; &amp; [.D225] &amp; &quot;, &quot; &amp; [.E225] &amp; &quot;, &quot; &amp; [.F225] &amp; &quot;);&quot;" office:value-type="string" office:string-value="insert into game_score (id, matchid, squad, goals, points, time_type) values (200, 9, 1, 0, 0, 4);">
            <text:p>insert into game_score (id, matchid, squad, goals, points, time_type) values (200, 9, 1, 0, 0, 4);</text:p>
          </table:table-cell>
          <table:table-cell table:number-columns-repeated="1017"/>
        </table:table-row>
        <table:table-row table:style-name="ro2">
          <table:table-cell table:style-name="ce2" table:formula="of:=[.A225]+1" office:value-type="float" office:value="201">
            <text:p>201</text:p>
          </table:table-cell>
          <table:table-cell table:style-name="ce2" table:formula="of:=[.B225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226] &amp; &quot;, &quot; &amp; [.B226] &amp; &quot;, &quot; &amp; [.C226] &amp; &quot;, &quot; &amp; [.D226] &amp; &quot;, &quot; &amp; [.E226] &amp; &quot;, &quot; &amp; [.F226] &amp; &quot;);&quot;" office:value-type="string" office:string-value="insert into game_score (id, matchid, squad, goals, points, time_type) values (201, 9, 1613, 1, 0, 5);">
            <text:p>insert into game_score (id, matchid, squad, goals, points, time_type) values (201, 9, 1613, 1, 0, 5);</text:p>
          </table:table-cell>
          <table:table-cell table:number-columns-repeated="1017"/>
        </table:table-row>
        <table:table-row table:style-name="ro2">
          <table:table-cell table:style-name="ce2" table:formula="of:=[.A226]+1" office:value-type="float" office:value="202">
            <text:p>202</text:p>
          </table:table-cell>
          <table:table-cell table:style-name="ce2" table:formula="of:=[.B226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227] &amp; &quot;, &quot; &amp; [.B227] &amp; &quot;, &quot; &amp; [.C227] &amp; &quot;, &quot; &amp; [.D227] &amp; &quot;, &quot; &amp; [.E227] &amp; &quot;, &quot; &amp; [.F227] &amp; &quot;);&quot;" office:value-type="string" office:string-value="insert into game_score (id, matchid, squad, goals, points, time_type) values (202, 9, 1, 6, 0, 5);">
            <text:p>insert into game_score (id, matchid, squad, goals, points, time_type) values (202, 9, 1, 6, 0, 5);</text:p>
          </table:table-cell>
          <table:table-cell table:number-columns-repeated="1017"/>
        </table:table-row>
        <table:table-row table:style-name="ro2">
          <table:table-cell table:style-name="ce2" table:formula="of:=[.A227]+1" office:value-type="float" office:value="203">
            <text:p>203</text:p>
          </table:table-cell>
          <table:table-cell table:style-name="ce2" table:formula="of:=[.B227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228] &amp; &quot;, &quot; &amp; [.B228] &amp; &quot;, &quot; &amp; [.C228] &amp; &quot;, &quot; &amp; [.D228] &amp; &quot;, &quot; &amp; [.E228] &amp; &quot;, &quot; &amp; [.F228] &amp; &quot;);&quot;" office:value-type="string" office:string-value="insert into game_score (id, matchid, squad, goals, points, time_type) values (203, 9, 1613, 0, 0, 6);">
            <text:p>insert into game_score (id, matchid, squad, goals, points, time_type) values (203, 9, 1613, 0, 0, 6);</text:p>
          </table:table-cell>
          <table:table-cell table:number-columns-repeated="1017"/>
        </table:table-row>
        <table:table-row table:style-name="ro2">
          <table:table-cell table:style-name="ce2" table:formula="of:=[.A228]+1" office:value-type="float" office:value="204">
            <text:p>204</text:p>
          </table:table-cell>
          <table:table-cell table:style-name="ce2" table:formula="of:=[.B228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229] &amp; &quot;, &quot; &amp; [.B229] &amp; &quot;, &quot; &amp; [.C229] &amp; &quot;, &quot; &amp; [.D229] &amp; &quot;, &quot; &amp; [.E229] &amp; &quot;, &quot; &amp; [.F229] &amp; &quot;);&quot;" office:value-type="string" office:string-value="insert into game_score (id, matchid, squad, goals, points, time_type) values (204, 9, 1, 0, 0, 6);">
            <text:p>insert into game_score (id, matchid, squad, goals, points, time_type) values (204, 9, 1, 0, 0, 6);</text:p>
          </table:table-cell>
          <table:table-cell table:number-columns-repeated="1017"/>
        </table:table-row>
        <table:table-row table:style-name="ro2">
          <table:table-cell table:style-name="ce2" table:formula="of:=[.A229]+1" office:value-type="float" office:value="205">
            <text:p>205</text:p>
          </table:table-cell>
          <table:table-cell table:style-name="ce2" table:formula="of:=[.B229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230] &amp; &quot;, &quot; &amp; [.B230] &amp; &quot;, &quot; &amp; [.C230] &amp; &quot;, &quot; &amp; [.D230] &amp; &quot;, &quot; &amp; [.E230] &amp; &quot;, &quot; &amp; [.F230] &amp; &quot;);&quot;" office:value-type="string" office:string-value="insert into game_score (id, matchid, squad, goals, points, time_type) values (205, 9, 1613, 0, 0, 7);">
            <text:p>insert into game_score (id, matchid, squad, goals, points, time_type) values (205, 9, 1613, 0, 0, 7);</text:p>
          </table:table-cell>
          <table:table-cell table:number-columns-repeated="1017"/>
        </table:table-row>
        <table:table-row table:style-name="ro2">
          <table:table-cell table:style-name="ce2" table:formula="of:=[.A230]+1" office:value-type="float" office:value="206">
            <text:p>206</text:p>
          </table:table-cell>
          <table:table-cell table:style-name="ce2" table:formula="of:=[.B230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231] &amp; &quot;, &quot; &amp; [.B231] &amp; &quot;, &quot; &amp; [.C231] &amp; &quot;, &quot; &amp; [.D231] &amp; &quot;, &quot; &amp; [.E231] &amp; &quot;, &quot; &amp; [.F231] &amp; &quot;);&quot;" office:value-type="string" office:string-value="insert into game_score (id, matchid, squad, goals, points, time_type) values (206, 9, 1, 0, 0, 7);">
            <text:p>insert into game_score (id, matchid, squad, goals, points, time_type) values (206, 9, 1, 0, 0, 7);</text:p>
          </table:table-cell>
          <table:table-cell table:number-columns-repeated="1017"/>
        </table:table-row>
        <table:table-row table:style-name="ro2">
          <table:table-cell table:style-name="ce2" table:formula="of:=[.A231]+1" office:value-type="float" office:value="207">
            <text:p>207</text:p>
          </table:table-cell>
          <table:table-cell table:style-name="ce2" table:formula="of:=[.B231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232] &amp; &quot;, &quot; &amp; [.B232] &amp; &quot;, &quot; &amp; [.C232] &amp; &quot;, &quot; &amp; [.D232] &amp; &quot;, &quot; &amp; [.E232] &amp; &quot;, &quot; &amp; [.F232] &amp; &quot;);&quot;" office:value-type="string" office:string-value="insert into game_score (id, matchid, squad, goals, points, time_type) values (207, 9, 1613, 0, 0, 8);">
            <text:p>insert into game_score (id, matchid, squad, goals, points, time_type) values (207, 9, 1613, 0, 0, 8);</text:p>
          </table:table-cell>
          <table:table-cell table:number-columns-repeated="1017"/>
        </table:table-row>
        <table:table-row table:style-name="ro2">
          <table:table-cell table:style-name="ce2" table:formula="of:=[.A232]+1" office:value-type="float" office:value="208">
            <text:p>208</text:p>
          </table:table-cell>
          <table:table-cell table:style-name="ce2" table:formula="of:=[.B232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233] &amp; &quot;, &quot; &amp; [.B233] &amp; &quot;, &quot; &amp; [.C233] &amp; &quot;, &quot; &amp; [.D233] &amp; &quot;, &quot; &amp; [.E233] &amp; &quot;, &quot; &amp; [.F233] &amp; &quot;);&quot;" office:value-type="string" office:string-value="insert into game_score (id, matchid, squad, goals, points, time_type) values (208, 9, 1, 0, 0, 8);">
            <text:p>insert into game_score (id, matchid, squad, goals, points, time_type) values (208, 9, 1, 0, 0, 8);</text:p>
          </table:table-cell>
          <table:table-cell table:number-columns-repeated="1017"/>
        </table:table-row>
        <table:table-row table:style-name="ro2">
          <table:table-cell table:style-name="ce2" table:formula="of:=[.A233]+1" office:value-type="float" office:value="209">
            <text:p>209</text:p>
          </table:table-cell>
          <table:table-cell table:style-name="ce2" table:formula="of:=[.B233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234] &amp; &quot;, &quot; &amp; [.B234] &amp; &quot;, &quot; &amp; [.C234] &amp; &quot;, &quot; &amp; [.D234] &amp; &quot;, &quot; &amp; [.E234] &amp; &quot;, &quot; &amp; [.F234] &amp; &quot;);&quot;" office:value-type="string" office:string-value="insert into game_score (id, matchid, squad, goals, points, time_type) values (209, 9, 1613, 0, 0, 9);">
            <text:p>insert into game_score (id, matchid, squad, goals, points, time_type) values (209, 9, 1613, 0, 0, 9);</text:p>
          </table:table-cell>
          <table:table-cell table:number-columns-repeated="1017"/>
        </table:table-row>
        <table:table-row table:style-name="ro2">
          <table:table-cell table:style-name="ce2" table:formula="of:=[.A234]+1" office:value-type="float" office:value="210">
            <text:p>210</text:p>
          </table:table-cell>
          <table:table-cell table:style-name="ce2" table:formula="of:=[.B234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235] &amp; &quot;, &quot; &amp; [.B235] &amp; &quot;, &quot; &amp; [.C235] &amp; &quot;, &quot; &amp; [.D235] &amp; &quot;, &quot; &amp; [.E235] &amp; &quot;, &quot; &amp; [.F235] &amp; &quot;);&quot;" office:value-type="string" office:string-value="insert into game_score (id, matchid, squad, goals, points, time_type) values (210, 9, 1, 0, 0, 9);">
            <text:p>insert into game_score (id, matchid, squad, goals, points, time_type) values (210, 9, 1, 0, 0, 9);</text:p>
          </table:table-cell>
          <table:table-cell table:number-columns-repeated="1017"/>
        </table:table-row>
        <table:table-row table:style-name="ro2">
          <table:table-cell table:style-name="ce2" table:formula="of:=[.A235]+1" office:value-type="float" office:value="211">
            <text:p>211</text:p>
          </table:table-cell>
          <table:table-cell table:style-name="ce2" table:formula="of:=[.B235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8">
            <text:p>8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236] &amp; &quot;, &quot; &amp; [.B236] &amp; &quot;, &quot; &amp; [.C236] &amp; &quot;, &quot; &amp; [.D236] &amp; &quot;, &quot; &amp; [.E236] &amp; &quot;, &quot; &amp; [.F236] &amp; &quot;);&quot;" office:value-type="string" office:string-value="insert into game_score (id, matchid, squad, goals, points, time_type) values (211, 9, 1613, 8, 0, 9000);">
            <text:p>insert into game_score (id, matchid, squad, goals, points, time_type) values (211, 9, 1613, 8, 0, 9000);</text:p>
          </table:table-cell>
          <table:table-cell table:number-columns-repeated="1017"/>
        </table:table-row>
        <table:table-row table:style-name="ro2">
          <table:table-cell table:style-name="ce2" table:formula="of:=[.A236]+1" office:value-type="float" office:value="212">
            <text:p>212</text:p>
          </table:table-cell>
          <table:table-cell table:style-name="ce2" table:formula="of:=[.B236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6">
            <text:p>6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237] &amp; &quot;, &quot; &amp; [.B237] &amp; &quot;, &quot; &amp; [.C237] &amp; &quot;, &quot; &amp; [.D237] &amp; &quot;, &quot; &amp; [.E237] &amp; &quot;, &quot; &amp; [.F237] &amp; &quot;);&quot;" office:value-type="string" office:string-value="insert into game_score (id, matchid, squad, goals, points, time_type) values (212, 9, 1, 6, 0, 9000);">
            <text:p>insert into game_score (id, matchid, squad, goals, points, time_type) values (212, 9, 1, 6, 0, 9000);</text:p>
          </table:table-cell>
          <table:table-cell table:number-columns-repeated="1017"/>
        </table:table-row>
        <table:table-row table:style-name="ro2">
          <table:table-cell table:style-name="ce2" table:formula="of:=[.A237]+1" office:value-type="float" office:value="213">
            <text:p>213</text:p>
          </table:table-cell>
          <table:table-cell table:style-name="ce2" table:formula="of:=[.B237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3">
            <text:p>13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238] &amp; &quot;, &quot; &amp; [.B238] &amp; &quot;, &quot; &amp; [.C238] &amp; &quot;, &quot; &amp; [.D238] &amp; &quot;, &quot; &amp; [.E238] &amp; &quot;, &quot; &amp; [.F238] &amp; &quot;);&quot;" office:value-type="string" office:string-value="insert into game_score (id, matchid, squad, goals, points, time_type) values (213, 9, 1613, 13, 0, 9001);">
            <text:p>insert into game_score (id, matchid, squad, goals, points, time_type) values (213, 9, 1613, 13, 0, 9001);</text:p>
          </table:table-cell>
          <table:table-cell table:number-columns-repeated="1017"/>
        </table:table-row>
        <table:table-row table:style-name="ro2">
          <table:table-cell table:style-name="ce2" table:formula="of:=[.A238]+1" office:value-type="float" office:value="214">
            <text:p>214</text:p>
          </table:table-cell>
          <table:table-cell table:style-name="ce2" table:formula="of:=[.B238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239] &amp; &quot;, &quot; &amp; [.B239] &amp; &quot;, &quot; &amp; [.C239] &amp; &quot;, &quot; &amp; [.D239] &amp; &quot;, &quot; &amp; [.E239] &amp; &quot;, &quot; &amp; [.F239] &amp; &quot;);&quot;" office:value-type="string" office:string-value="insert into game_score (id, matchid, squad, goals, points, time_type) values (214, 9, 1, 9, 0, 9001);">
            <text:p>insert into game_score (id, matchid, squad, goals, points, time_type) values (214, 9, 1, 9, 0, 9001);</text:p>
          </table:table-cell>
          <table:table-cell table:number-columns-repeated="1017"/>
        </table:table-row>
        <table:table-row table:style-name="ro2">
          <table:table-cell table:style-name="ce2" table:formula="of:=[.A239]+1" office:value-type="float" office:value="215">
            <text:p>215</text:p>
          </table:table-cell>
          <table:table-cell table:style-name="ce2" table:formula="of:=[.B239]" office:value-type="float" office:value="9">
            <text:p>9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240] &amp; &quot;, &quot; &amp; [.B240] &amp; &quot;, &quot; &amp; [.C240] &amp; &quot;, &quot; &amp; [.D240] &amp; &quot;, &quot; &amp; [.E240] &amp; &quot;, &quot; &amp; [.F240] &amp; &quot;);&quot;" office:value-type="string" office:string-value="insert into game_score (id, matchid, squad, goals, points, time_type) values (215, 9, 1613, 1, 0, 9002);">
            <text:p>insert into game_score (id, matchid, squad, goals, points, time_type) values (215, 9, 1613, 1, 0, 9002);</text:p>
          </table:table-cell>
          <table:table-cell table:number-columns-repeated="1017"/>
        </table:table-row>
        <table:table-row table:style-name="ro2">
          <table:table-cell table:style-name="ce2" table:formula="of:=[.A240]+1" office:value-type="float" office:value="216">
            <text:p>216</text:p>
          </table:table-cell>
          <table:table-cell table:style-name="ce2" table:formula="of:=[.B240]" office:value-type="float" office:value="9">
            <text:p>9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241] &amp; &quot;, &quot; &amp; [.B241] &amp; &quot;, &quot; &amp; [.C241] &amp; &quot;, &quot; &amp; [.D241] &amp; &quot;, &quot; &amp; [.E241] &amp; &quot;, &quot; &amp; [.F241] &amp; &quot;);&quot;" office:value-type="string" office:string-value="insert into game_score (id, matchid, squad, goals, points, time_type) values (216, 9, 1, 0, 0, 9002);">
            <text:p>insert into game_score (id, matchid, squad, goals, points, time_type) values (216, 9, 1, 0, 0, 9002);</text:p>
          </table:table-cell>
          <table:table-cell table:number-columns-repeated="1017"/>
        </table:table-row>
        <table:table-row table:style-name="ro2">
          <table:table-cell table:formula="of:=[.A241]+1" office:value-type="float" office:value="217">
            <text:p>217</text:p>
          </table:table-cell>
          <table:table-cell table:formula="of:=[.B218]+1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2] &amp; &quot;, &quot; &amp; [.B242] &amp; &quot;, &quot; &amp; [.C242] &amp; &quot;, &quot; &amp; [.D242] &amp; &quot;, &quot; &amp; [.E242] &amp; &quot;, &quot; &amp; [.F242] &amp; &quot;);&quot;" office:value-type="string" office:string-value="insert into game_score (id, matchid, squad, goals, points, time_type) values (217, 10, 27, 0, 0, 1);">
            <text:p>insert into game_score (id, matchid, squad, goals, points, time_type) values (217, 10, 27, 0, 0, 1);</text:p>
          </table:table-cell>
          <table:table-cell table:number-columns-repeated="1017"/>
        </table:table-row>
        <table:table-row table:style-name="ro2">
          <table:table-cell table:formula="of:=[.A242]+1" office:value-type="float" office:value="218">
            <text:p>218</text:p>
          </table:table-cell>
          <table:table-cell table:formula="of:=[.B242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43] &amp; &quot;, &quot; &amp; [.B243] &amp; &quot;, &quot; &amp; [.C243] &amp; &quot;, &quot; &amp; [.D243] &amp; &quot;, &quot; &amp; [.E243] &amp; &quot;, &quot; &amp; [.F243] &amp; &quot;);&quot;" office:value-type="string" office:string-value="insert into game_score (id, matchid, squad, goals, points, time_type) values (218, 10, 52, 2, 0, 1);">
            <text:p>insert into game_score (id, matchid, squad, goals, points, time_type) values (218, 10, 52, 2, 0, 1);</text:p>
          </table:table-cell>
          <table:table-cell table:number-columns-repeated="1017"/>
        </table:table-row>
        <table:table-row table:style-name="ro2">
          <table:table-cell table:formula="of:=[.A243]+1" office:value-type="float" office:value="219">
            <text:p>219</text:p>
          </table:table-cell>
          <table:table-cell table:formula="of:=[.B243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4] &amp; &quot;, &quot; &amp; [.B244] &amp; &quot;, &quot; &amp; [.C244] &amp; &quot;, &quot; &amp; [.D244] &amp; &quot;, &quot; &amp; [.E244] &amp; &quot;, &quot; &amp; [.F244] &amp; &quot;);&quot;" office:value-type="string" office:string-value="insert into game_score (id, matchid, squad, goals, points, time_type) values (219, 10, 27, 0, 0, 2);">
            <text:p>insert into game_score (id, matchid, squad, goals, points, time_type) values (219, 10, 27, 0, 0, 2);</text:p>
          </table:table-cell>
          <table:table-cell table:number-columns-repeated="1017"/>
        </table:table-row>
        <table:table-row table:style-name="ro2">
          <table:table-cell table:formula="of:=[.A244]+1" office:value-type="float" office:value="220">
            <text:p>220</text:p>
          </table:table-cell>
          <table:table-cell table:formula="of:=[.B244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45] &amp; &quot;, &quot; &amp; [.B245] &amp; &quot;, &quot; &amp; [.C245] &amp; &quot;, &quot; &amp; [.D245] &amp; &quot;, &quot; &amp; [.E245] &amp; &quot;, &quot; &amp; [.F245] &amp; &quot;);&quot;" office:value-type="string" office:string-value="insert into game_score (id, matchid, squad, goals, points, time_type) values (220, 10, 52, 1, 0, 2);">
            <text:p>insert into game_score (id, matchid, squad, goals, points, time_type) values (220, 10, 52, 1, 0, 2);</text:p>
          </table:table-cell>
          <table:table-cell table:number-columns-repeated="1017"/>
        </table:table-row>
        <table:table-row table:style-name="ro2">
          <table:table-cell table:formula="of:=[.A245]+1" office:value-type="float" office:value="221">
            <text:p>221</text:p>
          </table:table-cell>
          <table:table-cell table:formula="of:=[.B245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6] &amp; &quot;, &quot; &amp; [.B246] &amp; &quot;, &quot; &amp; [.C246] &amp; &quot;, &quot; &amp; [.D246] &amp; &quot;, &quot; &amp; [.E246] &amp; &quot;, &quot; &amp; [.F246] &amp; &quot;);&quot;" office:value-type="string" office:string-value="insert into game_score (id, matchid, squad, goals, points, time_type) values (221, 10, 27, 0, 0, 3);">
            <text:p>insert into game_score (id, matchid, squad, goals, points, time_type) values (221, 10, 27, 0, 0, 3);</text:p>
          </table:table-cell>
          <table:table-cell table:number-columns-repeated="1017"/>
        </table:table-row>
        <table:table-row table:style-name="ro2">
          <table:table-cell table:formula="of:=[.A246]+1" office:value-type="float" office:value="222">
            <text:p>222</text:p>
          </table:table-cell>
          <table:table-cell table:formula="of:=[.B246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47] &amp; &quot;, &quot; &amp; [.B247] &amp; &quot;, &quot; &amp; [.C247] &amp; &quot;, &quot; &amp; [.D247] &amp; &quot;, &quot; &amp; [.E247] &amp; &quot;, &quot; &amp; [.F247] &amp; &quot;);&quot;" office:value-type="string" office:string-value="insert into game_score (id, matchid, squad, goals, points, time_type) values (222, 10, 52, 2, 0, 3);">
            <text:p>insert into game_score (id, matchid, squad, goals, points, time_type) values (222, 10, 52, 2, 0, 3);</text:p>
          </table:table-cell>
          <table:table-cell table:number-columns-repeated="1017"/>
        </table:table-row>
        <table:table-row table:style-name="ro2">
          <table:table-cell table:formula="of:=[.A247]+1" office:value-type="float" office:value="223">
            <text:p>223</text:p>
          </table:table-cell>
          <table:table-cell table:formula="of:=[.B247]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8] &amp; &quot;, &quot; &amp; [.B248] &amp; &quot;, &quot; &amp; [.C248] &amp; &quot;, &quot; &amp; [.D248] &amp; &quot;, &quot; &amp; [.E248] &amp; &quot;, &quot; &amp; [.F248] &amp; &quot;);&quot;" office:value-type="string" office:string-value="insert into game_score (id, matchid, squad, goals, points, time_type) values (223, 10, 27, 3, 0, 4);">
            <text:p>insert into game_score (id, matchid, squad, goals, points, time_type) values (223, 10, 27, 3, 0, 4);</text:p>
          </table:table-cell>
          <table:table-cell table:number-columns-repeated="1017"/>
        </table:table-row>
        <table:table-row table:style-name="ro2">
          <table:table-cell table:formula="of:=[.A248]+1" office:value-type="float" office:value="224">
            <text:p>224</text:p>
          </table:table-cell>
          <table:table-cell table:formula="of:=[.B248]"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49] &amp; &quot;, &quot; &amp; [.B249] &amp; &quot;, &quot; &amp; [.C249] &amp; &quot;, &quot; &amp; [.D249] &amp; &quot;, &quot; &amp; [.E249] &amp; &quot;, &quot; &amp; [.F249] &amp; &quot;);&quot;" office:value-type="string" office:string-value="insert into game_score (id, matchid, squad, goals, points, time_type) values (224, 10, 52, 0, 0, 4);">
            <text:p>insert into game_score (id, matchid, squad, goals, points, time_type) values (224, 10, 52, 0, 0, 4);</text:p>
          </table:table-cell>
          <table:table-cell table:number-columns-repeated="1017"/>
        </table:table-row>
        <table:table-row table:style-name="ro2">
          <table:table-cell table:formula="of:=[.A249]+1" office:value-type="float" office:value="225">
            <text:p>225</text:p>
          </table:table-cell>
          <table:table-cell table:formula="of:=[.B249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50] &amp; &quot;, &quot; &amp; [.B250] &amp; &quot;, &quot; &amp; [.C250] &amp; &quot;, &quot; &amp; [.D250] &amp; &quot;, &quot; &amp; [.E250] &amp; &quot;, &quot; &amp; [.F250] &amp; &quot;);&quot;" office:value-type="string" office:string-value="insert into game_score (id, matchid, squad, goals, points, time_type) values (225, 10, 27, 0, 0, 5);">
            <text:p>insert into game_score (id, matchid, squad, goals, points, time_type) values (225, 10, 27, 0, 0, 5);</text:p>
          </table:table-cell>
          <table:table-cell table:number-columns-repeated="1017"/>
        </table:table-row>
        <table:table-row table:style-name="ro2">
          <table:table-cell table:formula="of:=[.A250]+1" office:value-type="float" office:value="226">
            <text:p>226</text:p>
          </table:table-cell>
          <table:table-cell table:formula="of:=[.B250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51] &amp; &quot;, &quot; &amp; [.B251] &amp; &quot;, &quot; &amp; [.C251] &amp; &quot;, &quot; &amp; [.D251] &amp; &quot;, &quot; &amp; [.E251] &amp; &quot;, &quot; &amp; [.F251] &amp; &quot;);&quot;" office:value-type="string" office:string-value="insert into game_score (id, matchid, squad, goals, points, time_type) values (226, 10, 52, 3, 0, 5);">
            <text:p>insert into game_score (id, matchid, squad, goals, points, time_type) values (226, 10, 52, 3, 0, 5);</text:p>
          </table:table-cell>
          <table:table-cell table:number-columns-repeated="1017"/>
        </table:table-row>
        <table:table-row table:style-name="ro2">
          <table:table-cell table:formula="of:=[.A251]+1" office:value-type="float" office:value="227">
            <text:p>227</text:p>
          </table:table-cell>
          <table:table-cell table:formula="of:=[.B251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252] &amp; &quot;, &quot; &amp; [.B252] &amp; &quot;, &quot; &amp; [.C252] &amp; &quot;, &quot; &amp; [.D252] &amp; &quot;, &quot; &amp; [.E252] &amp; &quot;, &quot; &amp; [.F252] &amp; &quot;);&quot;" office:value-type="string" office:string-value="insert into game_score (id, matchid, squad, goals, points, time_type) values (227, 10, 27, 0, 0, 6);">
            <text:p>insert into game_score (id, matchid, squad, goals, points, time_type) values (227, 10, 27, 0, 0, 6);</text:p>
          </table:table-cell>
          <table:table-cell table:number-columns-repeated="1017"/>
        </table:table-row>
        <table:table-row table:style-name="ro2">
          <table:table-cell table:formula="of:=[.A252]+1" office:value-type="float" office:value="228">
            <text:p>228</text:p>
          </table:table-cell>
          <table:table-cell table:formula="of:=[.B252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253] &amp; &quot;, &quot; &amp; [.B253] &amp; &quot;, &quot; &amp; [.C253] &amp; &quot;, &quot; &amp; [.D253] &amp; &quot;, &quot; &amp; [.E253] &amp; &quot;, &quot; &amp; [.F253] &amp; &quot;);&quot;" office:value-type="string" office:string-value="insert into game_score (id, matchid, squad, goals, points, time_type) values (228, 10, 52, 1, 0, 6);">
            <text:p>insert into game_score (id, matchid, squad, goals, points, time_type) values (228, 10, 52, 1, 0, 6);</text:p>
          </table:table-cell>
          <table:table-cell table:number-columns-repeated="1017"/>
        </table:table-row>
        <table:table-row table:style-name="ro2">
          <table:table-cell table:formula="of:=[.A253]+1" office:value-type="float" office:value="229">
            <text:p>229</text:p>
          </table:table-cell>
          <table:table-cell table:formula="of:=[.B253]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4] &amp; &quot;, &quot; &amp; [.B254] &amp; &quot;, &quot; &amp; [.C254] &amp; &quot;, &quot; &amp; [.D254] &amp; &quot;, &quot; &amp; [.E254] &amp; &quot;, &quot; &amp; [.F254] &amp; &quot;);&quot;" office:value-type="string" office:string-value="insert into game_score (id, matchid, squad, goals, points, time_type) values (229, 10, 27, 1, 0, 7);">
            <text:p>insert into game_score (id, matchid, squad, goals, points, time_type) values (229, 10, 27, 1, 0, 7);</text:p>
          </table:table-cell>
          <table:table-cell table:number-columns-repeated="1017"/>
        </table:table-row>
        <table:table-row table:style-name="ro2">
          <table:table-cell table:formula="of:=[.A254]+1" office:value-type="float" office:value="230">
            <text:p>230</text:p>
          </table:table-cell>
          <table:table-cell table:formula="of:=[.B254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255] &amp; &quot;, &quot; &amp; [.B255] &amp; &quot;, &quot; &amp; [.C255] &amp; &quot;, &quot; &amp; [.D255] &amp; &quot;, &quot; &amp; [.E255] &amp; &quot;, &quot; &amp; [.F255] &amp; &quot;);&quot;" office:value-type="string" office:string-value="insert into game_score (id, matchid, squad, goals, points, time_type) values (230, 10, 52, 1, 0, 7);">
            <text:p>insert into game_score (id, matchid, squad, goals, points, time_type) values (230, 10, 52, 1, 0, 7);</text:p>
          </table:table-cell>
          <table:table-cell table:number-columns-repeated="1017"/>
        </table:table-row>
        <table:table-row table:style-name="ro2">
          <table:table-cell table:formula="of:=[.A255]+1" office:value-type="float" office:value="231">
            <text:p>231</text:p>
          </table:table-cell>
          <table:table-cell table:formula="of:=[.B255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256] &amp; &quot;, &quot; &amp; [.B256] &amp; &quot;, &quot; &amp; [.C256] &amp; &quot;, &quot; &amp; [.D256] &amp; &quot;, &quot; &amp; [.E256] &amp; &quot;, &quot; &amp; [.F256] &amp; &quot;);&quot;" office:value-type="string" office:string-value="insert into game_score (id, matchid, squad, goals, points, time_type) values (231, 10, 27, 0, 0, 8);">
            <text:p>insert into game_score (id, matchid, squad, goals, points, time_type) values (231, 10, 27, 0, 0, 8);</text:p>
          </table:table-cell>
          <table:table-cell table:number-columns-repeated="1017"/>
        </table:table-row>
        <table:table-row table:style-name="ro2">
          <table:table-cell table:formula="of:=[.A256]+1" office:value-type="float" office:value="232">
            <text:p>232</text:p>
          </table:table-cell>
          <table:table-cell table:formula="of:=[.B256]" office:value-type="float" office:value="10">
            <text:p>10</text:p>
          </table:table-cell>
          <table:table-cell office:value-type="float" office:value="52">
            <text:p>52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257] &amp; &quot;, &quot; &amp; [.B257] &amp; &quot;, &quot; &amp; [.C257] &amp; &quot;, &quot; &amp; [.D257] &amp; &quot;, &quot; &amp; [.E257] &amp; &quot;, &quot; &amp; [.F257] &amp; &quot;);&quot;" office:value-type="string" office:string-value="insert into game_score (id, matchid, squad, goals, points, time_type) values (232, 10, 52, 0, 0, 8);">
            <text:p>insert into game_score (id, matchid, squad, goals, points, time_type) values (232, 10, 52, 0, 0, 8);</text:p>
          </table:table-cell>
          <table:table-cell table:number-columns-repeated="1017"/>
        </table:table-row>
        <table:table-row table:style-name="ro2">
          <table:table-cell table:formula="of:=[.A257]+1" office:value-type="float" office:value="233">
            <text:p>233</text:p>
          </table:table-cell>
          <table:table-cell table:formula="of:=[.B257]" office:value-type="float" office:value="10">
            <text:p>1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258] &amp; &quot;, &quot; &amp; [.B258] &amp; &quot;, &quot; &amp; [.C258] &amp; &quot;, &quot; &amp; [.D258] &amp; &quot;, &quot; &amp; [.E258] &amp; &quot;, &quot; &amp; [.F258] &amp; &quot;);&quot;" office:value-type="string" office:string-value="insert into game_score (id, matchid, squad, goals, points, time_type) values (233, 10, 27, 0, 0, 9);">
            <text:p>insert into game_score (id, matchid, squad, goals, points, time_type) values (233, 10, 27, 0, 0, 9);</text:p>
          </table:table-cell>
          <table:table-cell table:number-columns-repeated="1017"/>
        </table:table-row>
        <table:table-row table:style-name="ro1">
          <table:table-cell table:formula="of:=[.A258]+1" office:value-type="float" office:value="234">
            <text:p>234</text:p>
          </table:table-cell>
          <table:table-cell table:formula="of:=[.B258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259] &amp; &quot;, &quot; &amp; [.B259] &amp; &quot;, &quot; &amp; [.C259] &amp; &quot;, &quot; &amp; [.D259] &amp; &quot;, &quot; &amp; [.E259] &amp; &quot;, &quot; &amp; [.F259] &amp; &quot;);&quot;" office:value-type="string" office:string-value="insert into game_score (id, matchid, squad, goals, points, time_type) values (234, 10, 52, null, 0, 9);">
            <text:p>insert into game_score (id, matchid, squad, goals, points, time_type) values (234, 10, 52, null, 0, 9);</text:p>
          </table:table-cell>
          <table:table-cell table:number-columns-repeated="1017"/>
        </table:table-row>
        <table:table-row table:style-name="ro2">
          <table:table-cell table:formula="of:=[.A259]+1" office:value-type="float" office:value="235">
            <text:p>235</text:p>
          </table:table-cell>
          <table:table-cell table:formula="of:=[.B259]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260] &amp; &quot;, &quot; &amp; [.B260] &amp; &quot;, &quot; &amp; [.C260] &amp; &quot;, &quot; &amp; [.D260] &amp; &quot;, &quot; &amp; [.E260] &amp; &quot;, &quot; &amp; [.F260] &amp; &quot;);&quot;" office:value-type="string" office:string-value="insert into game_score (id, matchid, squad, goals, points, time_type) values (235, 10, 27, 4, 0, 9000);">
            <text:p>insert into game_score (id, matchid, squad, goals, points, time_type) values (235, 10, 27, 4, 0, 9000);</text:p>
          </table:table-cell>
          <table:table-cell table:number-columns-repeated="1017"/>
        </table:table-row>
        <table:table-row table:style-name="ro2">
          <table:table-cell table:formula="of:=[.A260]+1" office:value-type="float" office:value="236">
            <text:p>236</text:p>
          </table:table-cell>
          <table:table-cell table:formula="of:=[.B260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261] &amp; &quot;, &quot; &amp; [.B261] &amp; &quot;, &quot; &amp; [.C261] &amp; &quot;, &quot; &amp; [.D261] &amp; &quot;, &quot; &amp; [.E261] &amp; &quot;, &quot; &amp; [.F261] &amp; &quot;);&quot;" office:value-type="string" office:string-value="insert into game_score (id, matchid, squad, goals, points, time_type) values (236, 10, 52, 10, 0, 9000);">
            <text:p>insert into game_score (id, matchid, squad, goals, points, time_type) values (236, 10, 52, 10, 0, 9000);</text:p>
          </table:table-cell>
          <table:table-cell table:number-columns-repeated="1017"/>
        </table:table-row>
        <table:table-row table:style-name="ro2">
          <table:table-cell table:formula="of:=[.A261]+1" office:value-type="float" office:value="237">
            <text:p>237</text:p>
          </table:table-cell>
          <table:table-cell table:formula="of:=[.B261]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262] &amp; &quot;, &quot; &amp; [.B262] &amp; &quot;, &quot; &amp; [.C262] &amp; &quot;, &quot; &amp; [.D262] &amp; &quot;, &quot; &amp; [.E262] &amp; &quot;, &quot; &amp; [.F262] &amp; &quot;);&quot;" office:value-type="string" office:string-value="insert into game_score (id, matchid, squad, goals, points, time_type) values (237, 10, 27, 11, 0, 9001);">
            <text:p>insert into game_score (id, matchid, squad, goals, points, time_type) values (237, 10, 27, 11, 0, 9001);</text:p>
          </table:table-cell>
          <table:table-cell table:number-columns-repeated="1017"/>
        </table:table-row>
        <table:table-row table:style-name="ro2">
          <table:table-cell table:formula="of:=[.A262]+1" office:value-type="float" office:value="238">
            <text:p>238</text:p>
          </table:table-cell>
          <table:table-cell table:formula="of:=[.B262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263] &amp; &quot;, &quot; &amp; [.B263] &amp; &quot;, &quot; &amp; [.C263] &amp; &quot;, &quot; &amp; [.D263] &amp; &quot;, &quot; &amp; [.E263] &amp; &quot;, &quot; &amp; [.F263] &amp; &quot;);&quot;" office:value-type="string" office:string-value="insert into game_score (id, matchid, squad, goals, points, time_type) values (238, 10, 52, 12, 0, 9001);">
            <text:p>insert into game_score (id, matchid, squad, goals, points, time_type) values (238, 10, 52, 12, 0, 9001);</text:p>
          </table:table-cell>
          <table:table-cell table:number-columns-repeated="1017"/>
        </table:table-row>
        <table:table-row table:style-name="ro2">
          <table:table-cell table:formula="of:=[.A263]+1" office:value-type="float" office:value="239">
            <text:p>239</text:p>
          </table:table-cell>
          <table:table-cell table:formula="of:=[.B263]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3" table:formula="of:=&quot;insert into game_score (id, matchid, squad, goals, points, time_type) values (&quot; &amp; [.A264] &amp; &quot;, &quot; &amp; [.B264] &amp; &quot;, &quot; &amp; [.C264] &amp; &quot;, &quot; &amp; [.D264] &amp; &quot;, &quot; &amp; [.E264] &amp; &quot;, &quot; &amp; [.F264] &amp; &quot;);&quot;" office:value-type="string" office:string-value="insert into game_score (id, matchid, squad, goals, points, time_type) values (239, 10, 27, 3, 0, 9002);">
            <text:p>insert into game_score (id, matchid, squad, goals, points, time_type) values (239, 10, 27, 3, 0, 9002);</text:p>
          </table:table-cell>
          <table:table-cell table:number-columns-repeated="1017"/>
        </table:table-row>
        <table:table-row table:style-name="ro2">
          <table:table-cell table:formula="of:=[.A264]+1" office:value-type="float" office:value="240">
            <text:p>240</text:p>
          </table:table-cell>
          <table:table-cell table:formula="of:=[.B264]"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265] &amp; &quot;, &quot; &amp; [.B265] &amp; &quot;, &quot; &amp; [.C265] &amp; &quot;, &quot; &amp; [.D265] &amp; &quot;, &quot; &amp; [.E265] &amp; &quot;, &quot; &amp; [.F265] &amp; &quot;);&quot;" office:value-type="string" office:string-value="insert into game_score (id, matchid, squad, goals, points, time_type) values (240, 10, 52, 2, 0, 9002);">
            <text:p>insert into game_score (id, matchid, squad, goals, points, time_type) values (240, 10, 52, 2, 0, 9002);</text:p>
          </table:table-cell>
          <table:table-cell table:number-columns-repeated="1017"/>
        </table:table-row>
        <table:table-row table:style-name="ro2">
          <table:table-cell table:style-name="ce2" table:formula="of:=[.A265]+1" office:value-type="float" office:value="241">
            <text:p>241</text:p>
          </table:table-cell>
          <table:table-cell table:style-name="ce2" table:formula="of:=[.B242]+1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6] &amp; &quot;, &quot; &amp; [.B266] &amp; &quot;, &quot; &amp; [.C266] &amp; &quot;, &quot; &amp; [.D266] &amp; &quot;, &quot; &amp; [.E266] &amp; &quot;, &quot; &amp; [.F266] &amp; &quot;);&quot;" office:value-type="string" office:string-value="insert into game_score (id, matchid, squad, goals, points, time_type) values (241, 11, 52, 4, 0, 1);">
            <text:p>insert into game_score (id, matchid, squad, goals, points, time_type) values (241, 11, 52, 4, 0, 1);</text:p>
          </table:table-cell>
          <table:table-cell table:number-columns-repeated="1017"/>
        </table:table-row>
        <table:table-row table:style-name="ro2">
          <table:table-cell table:style-name="ce2" table:formula="of:=[.A266]+1" office:value-type="float" office:value="242">
            <text:p>242</text:p>
          </table:table-cell>
          <table:table-cell table:style-name="ce2" table:formula="of:=[.B266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table:formula="of:=&quot;insert into game_score (id, matchid, squad, goals, points, time_type) values (&quot; &amp; [.A267] &amp; &quot;, &quot; &amp; [.B267] &amp; &quot;, &quot; &amp; [.C267] &amp; &quot;, &quot; &amp; [.D267] &amp; &quot;, &quot; &amp; [.E267] &amp; &quot;, &quot; &amp; [.F267] &amp; &quot;);&quot;" office:value-type="string" office:string-value="insert into game_score (id, matchid, squad, goals, points, time_type) values (242, 11, 1613, 0, 0, 1);">
            <text:p>insert into game_score (id, matchid, squad, goals, points, time_type) values (242, 11, 1613, 0, 0, 1);</text:p>
          </table:table-cell>
          <table:table-cell table:number-columns-repeated="1017"/>
        </table:table-row>
        <table:table-row table:style-name="ro2">
          <table:table-cell table:style-name="ce2" table:formula="of:=[.A267]+1" office:value-type="float" office:value="243">
            <text:p>243</text:p>
          </table:table-cell>
          <table:table-cell table:style-name="ce2" table:formula="of:=[.B267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8] &amp; &quot;, &quot; &amp; [.B268] &amp; &quot;, &quot; &amp; [.C268] &amp; &quot;, &quot; &amp; [.D268] &amp; &quot;, &quot; &amp; [.E268] &amp; &quot;, &quot; &amp; [.F268] &amp; &quot;);&quot;" office:value-type="string" office:string-value="insert into game_score (id, matchid, squad, goals, points, time_type) values (243, 11, 52, 2, 0, 2);">
            <text:p>insert into game_score (id, matchid, squad, goals, points, time_type) values (243, 11, 52, 2, 0, 2);</text:p>
          </table:table-cell>
          <table:table-cell table:number-columns-repeated="1017"/>
        </table:table-row>
        <table:table-row table:style-name="ro2">
          <table:table-cell table:style-name="ce2" table:formula="of:=[.A268]+1" office:value-type="float" office:value="244">
            <text:p>244</text:p>
          </table:table-cell>
          <table:table-cell table:style-name="ce2" table:formula="of:=[.B268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table:formula="of:=&quot;insert into game_score (id, matchid, squad, goals, points, time_type) values (&quot; &amp; [.A269] &amp; &quot;, &quot; &amp; [.B269] &amp; &quot;, &quot; &amp; [.C269] &amp; &quot;, &quot; &amp; [.D269] &amp; &quot;, &quot; &amp; [.E269] &amp; &quot;, &quot; &amp; [.F269] &amp; &quot;);&quot;" office:value-type="string" office:string-value="insert into game_score (id, matchid, squad, goals, points, time_type) values (244, 11, 1613, 0, 0, 2);">
            <text:p>insert into game_score (id, matchid, squad, goals, points, time_type) values (244, 11, 1613, 0, 0, 2);</text:p>
          </table:table-cell>
          <table:table-cell table:number-columns-repeated="1017"/>
        </table:table-row>
        <table:table-row table:style-name="ro2">
          <table:table-cell table:style-name="ce2" table:formula="of:=[.A269]+1" office:value-type="float" office:value="245">
            <text:p>245</text:p>
          </table:table-cell>
          <table:table-cell table:style-name="ce2" table:formula="of:=[.B269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270] &amp; &quot;, &quot; &amp; [.B270] &amp; &quot;, &quot; &amp; [.C270] &amp; &quot;, &quot; &amp; [.D270] &amp; &quot;, &quot; &amp; [.E270] &amp; &quot;, &quot; &amp; [.F270] &amp; &quot;);&quot;" office:value-type="string" office:string-value="insert into game_score (id, matchid, squad, goals, points, time_type) values (245, 11, 52, 0, 0, 3);">
            <text:p>insert into game_score (id, matchid, squad, goals, points, time_type) values (245, 11, 52, 0, 0, 3);</text:p>
          </table:table-cell>
          <table:table-cell table:number-columns-repeated="1017"/>
        </table:table-row>
        <table:table-row table:style-name="ro2">
          <table:table-cell table:style-name="ce2" table:formula="of:=[.A270]+1" office:value-type="float" office:value="246">
            <text:p>246</text:p>
          </table:table-cell>
          <table:table-cell table:style-name="ce2" table:formula="of:=[.B270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table:formula="of:=&quot;insert into game_score (id, matchid, squad, goals, points, time_type) values (&quot; &amp; [.A271] &amp; &quot;, &quot; &amp; [.B271] &amp; &quot;, &quot; &amp; [.C271] &amp; &quot;, &quot; &amp; [.D271] &amp; &quot;, &quot; &amp; [.E271] &amp; &quot;, &quot; &amp; [.F271] &amp; &quot;);&quot;" office:value-type="string" office:string-value="insert into game_score (id, matchid, squad, goals, points, time_type) values (246, 11, 1613, 0, 0, 3);">
            <text:p>insert into game_score (id, matchid, squad, goals, points, time_type) values (246, 11, 1613, 0, 0, 3);</text:p>
          </table:table-cell>
          <table:table-cell table:number-columns-repeated="1017"/>
        </table:table-row>
        <table:table-row table:style-name="ro2">
          <table:table-cell table:style-name="ce2" table:formula="of:=[.A271]+1" office:value-type="float" office:value="247">
            <text:p>247</text:p>
          </table:table-cell>
          <table:table-cell table:style-name="ce2" table:formula="of:=[.B271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272] &amp; &quot;, &quot; &amp; [.B272] &amp; &quot;, &quot; &amp; [.C272] &amp; &quot;, &quot; &amp; [.D272] &amp; &quot;, &quot; &amp; [.E272] &amp; &quot;, &quot; &amp; [.F272] &amp; &quot;);&quot;" office:value-type="string" office:string-value="insert into game_score (id, matchid, squad, goals, points, time_type) values (247, 11, 52, 2, 0, 4);">
            <text:p>insert into game_score (id, matchid, squad, goals, points, time_type) values (247, 11, 52, 2, 0, 4);</text:p>
          </table:table-cell>
          <table:table-cell table:number-columns-repeated="1017"/>
        </table:table-row>
        <table:table-row table:style-name="ro2">
          <table:table-cell table:style-name="ce2" table:formula="of:=[.A272]+1" office:value-type="float" office:value="248">
            <text:p>248</text:p>
          </table:table-cell>
          <table:table-cell table:style-name="ce2" table:formula="of:=[.B272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4">
            <text:p>4</text:p>
          </table:table-cell>
          <table:table-cell table:style-name="ce2" table:formula="of:=&quot;insert into game_score (id, matchid, squad, goals, points, time_type) values (&quot; &amp; [.A273] &amp; &quot;, &quot; &amp; [.B273] &amp; &quot;, &quot; &amp; [.C273] &amp; &quot;, &quot; &amp; [.D273] &amp; &quot;, &quot; &amp; [.E273] &amp; &quot;, &quot; &amp; [.F273] &amp; &quot;);&quot;" office:value-type="string" office:string-value="insert into game_score (id, matchid, squad, goals, points, time_type) values (248, 11, 1613, 0, 0, 4);">
            <text:p>insert into game_score (id, matchid, squad, goals, points, time_type) values (248, 11, 1613, 0, 0, 4);</text:p>
          </table:table-cell>
          <table:table-cell table:number-columns-repeated="1017"/>
        </table:table-row>
        <table:table-row table:style-name="ro2">
          <table:table-cell table:style-name="ce2" table:formula="of:=[.A273]+1" office:value-type="float" office:value="249">
            <text:p>249</text:p>
          </table:table-cell>
          <table:table-cell table:style-name="ce2" table:formula="of:=[.B273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274] &amp; &quot;, &quot; &amp; [.B274] &amp; &quot;, &quot; &amp; [.C274] &amp; &quot;, &quot; &amp; [.D274] &amp; &quot;, &quot; &amp; [.E274] &amp; &quot;, &quot; &amp; [.F274] &amp; &quot;);&quot;" office:value-type="string" office:string-value="insert into game_score (id, matchid, squad, goals, points, time_type) values (249, 11, 52, 0, 0, 5);">
            <text:p>insert into game_score (id, matchid, squad, goals, points, time_type) values (249, 11, 52, 0, 0, 5);</text:p>
          </table:table-cell>
          <table:table-cell table:number-columns-repeated="1017"/>
        </table:table-row>
        <table:table-row table:style-name="ro2">
          <table:table-cell table:style-name="ce2" table:formula="of:=[.A274]+1" office:value-type="float" office:value="250">
            <text:p>250</text:p>
          </table:table-cell>
          <table:table-cell table:style-name="ce2" table:formula="of:=[.B274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style-name="ce2" table:formula="of:=&quot;insert into game_score (id, matchid, squad, goals, points, time_type) values (&quot; &amp; [.A275] &amp; &quot;, &quot; &amp; [.B275] &amp; &quot;, &quot; &amp; [.C275] &amp; &quot;, &quot; &amp; [.D275] &amp; &quot;, &quot; &amp; [.E275] &amp; &quot;, &quot; &amp; [.F275] &amp; &quot;);&quot;" office:value-type="string" office:string-value="insert into game_score (id, matchid, squad, goals, points, time_type) values (250, 11, 1613, 0, 0, 5);">
            <text:p>insert into game_score (id, matchid, squad, goals, points, time_type) values (250, 11, 1613, 0, 0, 5);</text:p>
          </table:table-cell>
          <table:table-cell table:number-columns-repeated="1017"/>
        </table:table-row>
        <table:table-row table:style-name="ro2">
          <table:table-cell table:style-name="ce2" table:formula="of:=[.A275]+1" office:value-type="float" office:value="251">
            <text:p>251</text:p>
          </table:table-cell>
          <table:table-cell table:style-name="ce2" table:formula="of:=[.B275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276] &amp; &quot;, &quot; &amp; [.B276] &amp; &quot;, &quot; &amp; [.C276] &amp; &quot;, &quot; &amp; [.D276] &amp; &quot;, &quot; &amp; [.E276] &amp; &quot;, &quot; &amp; [.F276] &amp; &quot;);&quot;" office:value-type="string" office:string-value="insert into game_score (id, matchid, squad, goals, points, time_type) values (251, 11, 52, 1, 0, 6);">
            <text:p>insert into game_score (id, matchid, squad, goals, points, time_type) values (251, 11, 52, 1, 0, 6);</text:p>
          </table:table-cell>
          <table:table-cell table:number-columns-repeated="1017"/>
        </table:table-row>
        <table:table-row table:style-name="ro2">
          <table:table-cell table:style-name="ce2" table:formula="of:=[.A276]+1" office:value-type="float" office:value="252">
            <text:p>252</text:p>
          </table:table-cell>
          <table:table-cell table:style-name="ce2" table:formula="of:=[.B276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6">
            <text:p>6</text:p>
          </table:table-cell>
          <table:table-cell table:style-name="ce2" table:formula="of:=&quot;insert into game_score (id, matchid, squad, goals, points, time_type) values (&quot; &amp; [.A277] &amp; &quot;, &quot; &amp; [.B277] &amp; &quot;, &quot; &amp; [.C277] &amp; &quot;, &quot; &amp; [.D277] &amp; &quot;, &quot; &amp; [.E277] &amp; &quot;, &quot; &amp; [.F277] &amp; &quot;);&quot;" office:value-type="string" office:string-value="insert into game_score (id, matchid, squad, goals, points, time_type) values (252, 11, 1613, 1, 0, 6);">
            <text:p>insert into game_score (id, matchid, squad, goals, points, time_type) values (252, 11, 1613, 1, 0, 6);</text:p>
          </table:table-cell>
          <table:table-cell table:number-columns-repeated="1017"/>
        </table:table-row>
        <table:table-row table:style-name="ro2">
          <table:table-cell table:style-name="ce2" table:formula="of:=[.A277]+1" office:value-type="float" office:value="253">
            <text:p>253</text:p>
          </table:table-cell>
          <table:table-cell table:style-name="ce2" table:formula="of:=[.B277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278] &amp; &quot;, &quot; &amp; [.B278] &amp; &quot;, &quot; &amp; [.C278] &amp; &quot;, &quot; &amp; [.D278] &amp; &quot;, &quot; &amp; [.E278] &amp; &quot;, &quot; &amp; [.F278] &amp; &quot;);&quot;" office:value-type="string" office:string-value="insert into game_score (id, matchid, squad, goals, points, time_type) values (253, 11, 52, 0, 0, 7);">
            <text:p>insert into game_score (id, matchid, squad, goals, points, time_type) values (253, 11, 52, 0, 0, 7);</text:p>
          </table:table-cell>
          <table:table-cell table:number-columns-repeated="1017"/>
        </table:table-row>
        <table:table-row table:style-name="ro2">
          <table:table-cell table:style-name="ce2" table:formula="of:=[.A278]+1" office:value-type="float" office:value="254">
            <text:p>254</text:p>
          </table:table-cell>
          <table:table-cell table:style-name="ce2" table:formula="of:=[.B278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style-name="ce2" table:formula="of:=&quot;insert into game_score (id, matchid, squad, goals, points, time_type) values (&quot; &amp; [.A279] &amp; &quot;, &quot; &amp; [.B279] &amp; &quot;, &quot; &amp; [.C279] &amp; &quot;, &quot; &amp; [.D279] &amp; &quot;, &quot; &amp; [.E279] &amp; &quot;, &quot; &amp; [.F279] &amp; &quot;);&quot;" office:value-type="string" office:string-value="insert into game_score (id, matchid, squad, goals, points, time_type) values (254, 11, 1613, 0, 0, 7);">
            <text:p>insert into game_score (id, matchid, squad, goals, points, time_type) values (254, 11, 1613, 0, 0, 7);</text:p>
          </table:table-cell>
          <table:table-cell table:number-columns-repeated="1017"/>
        </table:table-row>
        <table:table-row table:style-name="ro2">
          <table:table-cell table:style-name="ce2" table:formula="of:=[.A279]+1" office:value-type="float" office:value="255">
            <text:p>255</text:p>
          </table:table-cell>
          <table:table-cell table:style-name="ce2" table:formula="of:=[.B279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280] &amp; &quot;, &quot; &amp; [.B280] &amp; &quot;, &quot; &amp; [.C280] &amp; &quot;, &quot; &amp; [.D280] &amp; &quot;, &quot; &amp; [.E280] &amp; &quot;, &quot; &amp; [.F280] &amp; &quot;);&quot;" office:value-type="string" office:string-value="insert into game_score (id, matchid, squad, goals, points, time_type) values (255, 11, 52, 0, 0, 8);">
            <text:p>insert into game_score (id, matchid, squad, goals, points, time_type) values (255, 11, 52, 0, 0, 8);</text:p>
          </table:table-cell>
          <table:table-cell table:number-columns-repeated="1017"/>
        </table:table-row>
        <table:table-row table:style-name="ro2">
          <table:table-cell table:style-name="ce2" table:formula="of:=[.A280]+1" office:value-type="float" office:value="256">
            <text:p>256</text:p>
          </table:table-cell>
          <table:table-cell table:style-name="ce2" table:formula="of:=[.B280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8">
            <text:p>8</text:p>
          </table:table-cell>
          <table:table-cell table:style-name="ce2" table:formula="of:=&quot;insert into game_score (id, matchid, squad, goals, points, time_type) values (&quot; &amp; [.A281] &amp; &quot;, &quot; &amp; [.B281] &amp; &quot;, &quot; &amp; [.C281] &amp; &quot;, &quot; &amp; [.D281] &amp; &quot;, &quot; &amp; [.E281] &amp; &quot;, &quot; &amp; [.F281] &amp; &quot;);&quot;" office:value-type="string" office:string-value="insert into game_score (id, matchid, squad, goals, points, time_type) values (256, 11, 1613, 0, 0, 8);">
            <text:p>insert into game_score (id, matchid, squad, goals, points, time_type) values (256, 11, 1613, 0, 0, 8);</text:p>
          </table:table-cell>
          <table:table-cell table:number-columns-repeated="1017"/>
        </table:table-row>
        <table:table-row table:style-name="ro2">
          <table:table-cell table:style-name="ce2" table:formula="of:=[.A281]+1" office:value-type="float" office:value="257">
            <text:p>257</text:p>
          </table:table-cell>
          <table:table-cell table:style-name="ce2" table:formula="of:=[.B281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282] &amp; &quot;, &quot; &amp; [.B282] &amp; &quot;, &quot; &amp; [.C282] &amp; &quot;, &quot; &amp; [.D282] &amp; &quot;, &quot; &amp; [.E282] &amp; &quot;, &quot; &amp; [.F282] &amp; &quot;);&quot;" office:value-type="string" office:string-value="insert into game_score (id, matchid, squad, goals, points, time_type) values (257, 11, 52, 0, 0, 9);">
            <text:p>insert into game_score (id, matchid, squad, goals, points, time_type) values (257, 11, 52, 0, 0, 9);</text:p>
          </table:table-cell>
          <table:table-cell table:number-columns-repeated="1017"/>
        </table:table-row>
        <table:table-row table:style-name="ro2">
          <table:table-cell table:style-name="ce2" table:formula="of:=[.A282]+1" office:value-type="float" office:value="258">
            <text:p>258</text:p>
          </table:table-cell>
          <table:table-cell table:style-name="ce2" table:formula="of:=[.B282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">
            <text:p>9</text:p>
          </table:table-cell>
          <table:table-cell table:style-name="ce2" table:formula="of:=&quot;insert into game_score (id, matchid, squad, goals, points, time_type) values (&quot; &amp; [.A283] &amp; &quot;, &quot; &amp; [.B283] &amp; &quot;, &quot; &amp; [.C283] &amp; &quot;, &quot; &amp; [.D283] &amp; &quot;, &quot; &amp; [.E283] &amp; &quot;, &quot; &amp; [.F283] &amp; &quot;);&quot;" office:value-type="string" office:string-value="insert into game_score (id, matchid, squad, goals, points, time_type) values (258, 11, 1613, 0, 0, 9);">
            <text:p>insert into game_score (id, matchid, squad, goals, points, time_type) values (258, 11, 1613, 0, 0, 9);</text:p>
          </table:table-cell>
          <table:table-cell table:number-columns-repeated="1017"/>
        </table:table-row>
        <table:table-row table:style-name="ro2">
          <table:table-cell table:style-name="ce2" table:formula="of:=[.A283]+1" office:value-type="float" office:value="259">
            <text:p>259</text:p>
          </table:table-cell>
          <table:table-cell table:style-name="ce2" table:formula="of:=[.B283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9">
            <text:p>9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284] &amp; &quot;, &quot; &amp; [.B284] &amp; &quot;, &quot; &amp; [.C284] &amp; &quot;, &quot; &amp; [.D284] &amp; &quot;, &quot; &amp; [.E284] &amp; &quot;, &quot; &amp; [.F284] &amp; &quot;);&quot;" office:value-type="string" office:string-value="insert into game_score (id, matchid, squad, goals, points, time_type) values (259, 11, 52, 9, 0, 9000);">
            <text:p>insert into game_score (id, matchid, squad, goals, points, time_type) values (259, 11, 52, 9, 0, 9000);</text:p>
          </table:table-cell>
          <table:table-cell table:number-columns-repeated="1017"/>
        </table:table-row>
        <table:table-row table:style-name="ro2">
          <table:table-cell table:style-name="ce2" table:formula="of:=[.A284]+1" office:value-type="float" office:value="260">
            <text:p>260</text:p>
          </table:table-cell>
          <table:table-cell table:style-name="ce2" table:formula="of:=[.B284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0">
            <text:p>9000</text:p>
          </table:table-cell>
          <table:table-cell table:style-name="ce2" table:formula="of:=&quot;insert into game_score (id, matchid, squad, goals, points, time_type) values (&quot; &amp; [.A285] &amp; &quot;, &quot; &amp; [.B285] &amp; &quot;, &quot; &amp; [.C285] &amp; &quot;, &quot; &amp; [.D285] &amp; &quot;, &quot; &amp; [.E285] &amp; &quot;, &quot; &amp; [.F285] &amp; &quot;);&quot;" office:value-type="string" office:string-value="insert into game_score (id, matchid, squad, goals, points, time_type) values (260, 11, 1613, 1, 0, 9000);">
            <text:p>insert into game_score (id, matchid, squad, goals, points, time_type) values (260, 11, 1613, 1, 0, 9000);</text:p>
          </table:table-cell>
          <table:table-cell table:number-columns-repeated="1017"/>
        </table:table-row>
        <table:table-row table:style-name="ro2">
          <table:table-cell table:style-name="ce2" table:formula="of:=[.A285]+1" office:value-type="float" office:value="261">
            <text:p>261</text:p>
          </table:table-cell>
          <table:table-cell table:style-name="ce2" table:formula="of:=[.B285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14">
            <text:p>1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286] &amp; &quot;, &quot; &amp; [.B286] &amp; &quot;, &quot; &amp; [.C286] &amp; &quot;, &quot; &amp; [.D286] &amp; &quot;, &quot; &amp; [.E286] &amp; &quot;, &quot; &amp; [.F286] &amp; &quot;);&quot;" office:value-type="string" office:string-value="insert into game_score (id, matchid, squad, goals, points, time_type) values (261, 11, 52, 14, 0, 9001);">
            <text:p>insert into game_score (id, matchid, squad, goals, points, time_type) values (261, 11, 52, 14, 0, 9001);</text:p>
          </table:table-cell>
          <table:table-cell table:number-columns-repeated="1017"/>
        </table:table-row>
        <table:table-row table:style-name="ro2">
          <table:table-cell table:style-name="ce2" table:formula="of:=[.A286]+1" office:value-type="float" office:value="262">
            <text:p>262</text:p>
          </table:table-cell>
          <table:table-cell table:style-name="ce2" table:formula="of:=[.B286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4">
            <text:p>4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1">
            <text:p>9001</text:p>
          </table:table-cell>
          <table:table-cell table:style-name="ce2" table:formula="of:=&quot;insert into game_score (id, matchid, squad, goals, points, time_type) values (&quot; &amp; [.A287] &amp; &quot;, &quot; &amp; [.B287] &amp; &quot;, &quot; &amp; [.C287] &amp; &quot;, &quot; &amp; [.D287] &amp; &quot;, &quot; &amp; [.E287] &amp; &quot;, &quot; &amp; [.F287] &amp; &quot;);&quot;" office:value-type="string" office:string-value="insert into game_score (id, matchid, squad, goals, points, time_type) values (262, 11, 1613, 4, 0, 9001);">
            <text:p>insert into game_score (id, matchid, squad, goals, points, time_type) values (262, 11, 1613, 4, 0, 9001);</text:p>
          </table:table-cell>
          <table:table-cell table:number-columns-repeated="1017"/>
        </table:table-row>
        <table:table-row table:style-name="ro2">
          <table:table-cell table:style-name="ce2" table:formula="of:=[.A287]+1" office:value-type="float" office:value="263">
            <text:p>263</text:p>
          </table:table-cell>
          <table:table-cell table:style-name="ce2" table:formula="of:=[.B287]" office:value-type="float" office:value="11">
            <text:p>11</text:p>
          </table:table-cell>
          <table:table-cell table:style-name="ce2" office:value-type="float" office:value="52">
            <text:p>52</text:p>
          </table:table-cell>
          <table:table-cell table:style-name="ce2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288] &amp; &quot;, &quot; &amp; [.B288] &amp; &quot;, &quot; &amp; [.C288] &amp; &quot;, &quot; &amp; [.D288] &amp; &quot;, &quot; &amp; [.E288] &amp; &quot;, &quot; &amp; [.F288] &amp; &quot;);&quot;" office:value-type="string" office:string-value="insert into game_score (id, matchid, squad, goals, points, time_type) values (263, 11, 52, 0, 0, 9002);">
            <text:p>insert into game_score (id, matchid, squad, goals, points, time_type) values (263, 11, 52, 0, 0, 9002);</text:p>
          </table:table-cell>
          <table:table-cell table:number-columns-repeated="1017"/>
        </table:table-row>
        <table:table-row table:style-name="ro2">
          <table:table-cell table:style-name="ce2" table:formula="of:=[.A288]+1" office:value-type="float" office:value="264">
            <text:p>264</text:p>
          </table:table-cell>
          <table:table-cell table:style-name="ce2" table:formula="of:=[.B288]" office:value-type="float" office:value="11">
            <text:p>11</text:p>
          </table:table-cell>
          <table:table-cell table:style-name="ce2" office:value-type="float" office:value="1613">
            <text:p>1613</text:p>
          </table:table-cell>
          <table:table-cell table:style-name="ce2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2" office:value-type="float" office:value="9002">
            <text:p>9002</text:p>
          </table:table-cell>
          <table:table-cell table:style-name="ce2" table:formula="of:=&quot;insert into game_score (id, matchid, squad, goals, points, time_type) values (&quot; &amp; [.A289] &amp; &quot;, &quot; &amp; [.B289] &amp; &quot;, &quot; &amp; [.C289] &amp; &quot;, &quot; &amp; [.D289] &amp; &quot;, &quot; &amp; [.E289] &amp; &quot;, &quot; &amp; [.F289] &amp; &quot;);&quot;" office:value-type="string" office:string-value="insert into game_score (id, matchid, squad, goals, points, time_type) values (264, 11, 1613, 2, 0, 9002);">
            <text:p>insert into game_score (id, matchid, squad, goals, points, time_type) values (264, 11, 1613, 2, 0, 9002);</text:p>
          </table:table-cell>
          <table:table-cell table:number-columns-repeated="1017"/>
        </table:table-row>
        <table:table-row table:style-name="ro2">
          <table:table-cell table:formula="of:=[.A289]+1" office:value-type="float" office:value="265">
            <text:p>265</text:p>
          </table:table-cell>
          <table:table-cell table:formula="of:=[.B266]+1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0] &amp; &quot;, &quot; &amp; [.B290] &amp; &quot;, &quot; &amp; [.C290] &amp; &quot;, &quot; &amp; [.D290] &amp; &quot;, &quot; &amp; [.E290] &amp; &quot;, &quot; &amp; [.F290] &amp; &quot;);&quot;" office:value-type="string" office:string-value="insert into game_score (id, matchid, squad, goals, points, time_type) values (265, 12, 1, 4, 0, 1);">
            <text:p>insert into game_score (id, matchid, squad, goals, points, time_type) values (265, 12, 1, 4, 0, 1);</text:p>
          </table:table-cell>
          <table:table-cell table:number-columns-repeated="1017"/>
        </table:table-row>
        <table:table-row table:style-name="ro2">
          <table:table-cell table:formula="of:=[.A290]+1" office:value-type="float" office:value="266">
            <text:p>266</text:p>
          </table:table-cell>
          <table:table-cell table:formula="of:=[.B290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table:formula="of:=&quot;insert into game_score (id, matchid, squad, goals, points, time_type) values (&quot; &amp; [.A291] &amp; &quot;, &quot; &amp; [.B291] &amp; &quot;, &quot; &amp; [.C291] &amp; &quot;, &quot; &amp; [.D291] &amp; &quot;, &quot; &amp; [.E291] &amp; &quot;, &quot; &amp; [.F291] &amp; &quot;);&quot;" office:value-type="string" office:string-value="insert into game_score (id, matchid, squad, goals, points, time_type) values (266, 12, 27, 0, 0, 1);">
            <text:p>insert into game_score (id, matchid, squad, goals, points, time_type) values (266, 12, 27, 0, 0, 1);</text:p>
          </table:table-cell>
          <table:table-cell table:number-columns-repeated="1017"/>
        </table:table-row>
        <table:table-row table:style-name="ro2">
          <table:table-cell table:formula="of:=[.A291]+1" office:value-type="float" office:value="267">
            <text:p>267</text:p>
          </table:table-cell>
          <table:table-cell table:formula="of:=[.B291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92] &amp; &quot;, &quot; &amp; [.B292] &amp; &quot;, &quot; &amp; [.C292] &amp; &quot;, &quot; &amp; [.D292] &amp; &quot;, &quot; &amp; [.E292] &amp; &quot;, &quot; &amp; [.F292] &amp; &quot;);&quot;" office:value-type="string" office:string-value="insert into game_score (id, matchid, squad, goals, points, time_type) values (267, 12, 1, 6, 0, 2);">
            <text:p>insert into game_score (id, matchid, squad, goals, points, time_type) values (267, 12, 1, 6, 0, 2);</text:p>
          </table:table-cell>
          <table:table-cell table:number-columns-repeated="1017"/>
        </table:table-row>
        <table:table-row table:style-name="ro2">
          <table:table-cell table:formula="of:=[.A292]+1" office:value-type="float" office:value="268">
            <text:p>268</text:p>
          </table:table-cell>
          <table:table-cell table:formula="of:=[.B292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3" table:formula="of:=&quot;insert into game_score (id, matchid, squad, goals, points, time_type) values (&quot; &amp; [.A293] &amp; &quot;, &quot; &amp; [.B293] &amp; &quot;, &quot; &amp; [.C293] &amp; &quot;, &quot; &amp; [.D293] &amp; &quot;, &quot; &amp; [.E293] &amp; &quot;, &quot; &amp; [.F293] &amp; &quot;);&quot;" office:value-type="string" office:string-value="insert into game_score (id, matchid, squad, goals, points, time_type) values (268, 12, 27, 0, 0, 2);">
            <text:p>insert into game_score (id, matchid, squad, goals, points, time_type) values (268, 12, 27, 0, 0, 2);</text:p>
          </table:table-cell>
          <table:table-cell table:number-columns-repeated="1017"/>
        </table:table-row>
        <table:table-row table:style-name="ro2">
          <table:table-cell table:formula="of:=[.A293]+1" office:value-type="float" office:value="269">
            <text:p>269</text:p>
          </table:table-cell>
          <table:table-cell table:formula="of:=[.B293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94] &amp; &quot;, &quot; &amp; [.B294] &amp; &quot;, &quot; &amp; [.C294] &amp; &quot;, &quot; &amp; [.D294] &amp; &quot;, &quot; &amp; [.E294] &amp; &quot;, &quot; &amp; [.F294] &amp; &quot;);&quot;" office:value-type="string" office:string-value="insert into game_score (id, matchid, squad, goals, points, time_type) values (269, 12, 1, 6, 0, 3);">
            <text:p>insert into game_score (id, matchid, squad, goals, points, time_type) values (269, 12, 1, 6, 0, 3);</text:p>
          </table:table-cell>
          <table:table-cell table:number-columns-repeated="1017"/>
        </table:table-row>
        <table:table-row table:style-name="ro2">
          <table:table-cell table:formula="of:=[.A294]+1" office:value-type="float" office:value="270">
            <text:p>270</text:p>
          </table:table-cell>
          <table:table-cell table:formula="of:=[.B294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3">
            <text:p>3</text:p>
          </table:table-cell>
          <table:table-cell table:style-name="ce3" table:formula="of:=&quot;insert into game_score (id, matchid, squad, goals, points, time_type) values (&quot; &amp; [.A295] &amp; &quot;, &quot; &amp; [.B295] &amp; &quot;, &quot; &amp; [.C295] &amp; &quot;, &quot; &amp; [.D295] &amp; &quot;, &quot; &amp; [.E295] &amp; &quot;, &quot; &amp; [.F295] &amp; &quot;);&quot;" office:value-type="string" office:string-value="insert into game_score (id, matchid, squad, goals, points, time_type) values (270, 12, 27, 0, 0, 3);">
            <text:p>insert into game_score (id, matchid, squad, goals, points, time_type) values (270, 12, 27, 0, 0, 3);</text:p>
          </table:table-cell>
          <table:table-cell table:number-columns-repeated="1017"/>
        </table:table-row>
        <table:table-row table:style-name="ro2">
          <table:table-cell table:formula="of:=[.A295]+1" office:value-type="float" office:value="271">
            <text:p>271</text:p>
          </table:table-cell>
          <table:table-cell table:formula="of:=[.B295]" office:value-type="float" office:value="12">
            <text:p>1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96] &amp; &quot;, &quot; &amp; [.B296] &amp; &quot;, &quot; &amp; [.C296] &amp; &quot;, &quot; &amp; [.D296] &amp; &quot;, &quot; &amp; [.E296] &amp; &quot;, &quot; &amp; [.F296] &amp; &quot;);&quot;" office:value-type="string" office:string-value="insert into game_score (id, matchid, squad, goals, points, time_type) values (271, 12, 1, 1, 0, 4);">
            <text:p>insert into game_score (id, matchid, squad, goals, points, time_type) values (271, 12, 1, 1, 0, 4);</text:p>
          </table:table-cell>
          <table:table-cell table:number-columns-repeated="1017"/>
        </table:table-row>
        <table:table-row table:style-name="ro2">
          <table:table-cell table:formula="of:=[.A296]+1" office:value-type="float" office:value="272">
            <text:p>272</text:p>
          </table:table-cell>
          <table:table-cell table:formula="of:=[.B296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4">
            <text:p>4</text:p>
          </table:table-cell>
          <table:table-cell table:style-name="ce3" table:formula="of:=&quot;insert into game_score (id, matchid, squad, goals, points, time_type) values (&quot; &amp; [.A297] &amp; &quot;, &quot; &amp; [.B297] &amp; &quot;, &quot; &amp; [.C297] &amp; &quot;, &quot; &amp; [.D297] &amp; &quot;, &quot; &amp; [.E297] &amp; &quot;, &quot; &amp; [.F297] &amp; &quot;);&quot;" office:value-type="string" office:string-value="insert into game_score (id, matchid, squad, goals, points, time_type) values (272, 12, 27, 0, 0, 4);">
            <text:p>insert into game_score (id, matchid, squad, goals, points, time_type) values (272, 12, 27, 0, 0, 4);</text:p>
          </table:table-cell>
          <table:table-cell table:number-columns-repeated="1017"/>
        </table:table-row>
        <table:table-row table:style-name="ro2">
          <table:table-cell table:formula="of:=[.A297]+1" office:value-type="float" office:value="273">
            <text:p>273</text:p>
          </table:table-cell>
          <table:table-cell table:formula="of:=[.B297]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98] &amp; &quot;, &quot; &amp; [.B298] &amp; &quot;, &quot; &amp; [.C298] &amp; &quot;, &quot; &amp; [.D298] &amp; &quot;, &quot; &amp; [.E298] &amp; &quot;, &quot; &amp; [.F298] &amp; &quot;);&quot;" office:value-type="string" office:string-value="insert into game_score (id, matchid, squad, goals, points, time_type) values (273, 12, 1, 0, 0, 5);">
            <text:p>insert into game_score (id, matchid, squad, goals, points, time_type) values (273, 12, 1, 0, 0, 5);</text:p>
          </table:table-cell>
          <table:table-cell table:number-columns-repeated="1017"/>
        </table:table-row>
        <table:table-row table:style-name="ro2">
          <table:table-cell table:formula="of:=[.A298]+1" office:value-type="float" office:value="274">
            <text:p>274</text:p>
          </table:table-cell>
          <table:table-cell table:formula="of:=[.B298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5">
            <text:p>5</text:p>
          </table:table-cell>
          <table:table-cell table:style-name="ce3" table:formula="of:=&quot;insert into game_score (id, matchid, squad, goals, points, time_type) values (&quot; &amp; [.A299] &amp; &quot;, &quot; &amp; [.B299] &amp; &quot;, &quot; &amp; [.C299] &amp; &quot;, &quot; &amp; [.D299] &amp; &quot;, &quot; &amp; [.E299] &amp; &quot;, &quot; &amp; [.F299] &amp; &quot;);&quot;" office:value-type="string" office:string-value="insert into game_score (id, matchid, squad, goals, points, time_type) values (274, 12, 27, 0, 0, 5);">
            <text:p>insert into game_score (id, matchid, squad, goals, points, time_type) values (274, 12, 27, 0, 0, 5);</text:p>
          </table:table-cell>
          <table:table-cell table:number-columns-repeated="1017"/>
        </table:table-row>
        <table:table-row table:style-name="ro1">
          <table:table-cell table:formula="of:=[.A299]+1" office:value-type="float" office:value="275">
            <text:p>275</text:p>
          </table:table-cell>
          <table:table-cell table:formula="of:=[.B299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300] &amp; &quot;, &quot; &amp; [.B300] &amp; &quot;, &quot; &amp; [.C300] &amp; &quot;, &quot; &amp; [.D300] &amp; &quot;, &quot; &amp; [.E300] &amp; &quot;, &quot; &amp; [.F300] &amp; &quot;);&quot;" office:value-type="string" office:string-value="insert into game_score (id, matchid, squad, goals, points, time_type) values (275, 12, 1, null, 0, 6);">
            <text:p>insert into game_score (id, matchid, squad, goals, points, time_type) values (275, 12, 1, null, 0, 6);</text:p>
          </table:table-cell>
          <table:table-cell table:number-columns-repeated="1017"/>
        </table:table-row>
        <table:table-row table:style-name="ro1">
          <table:table-cell table:formula="of:=[.A300]+1" office:value-type="float" office:value="276">
            <text:p>276</text:p>
          </table:table-cell>
          <table:table-cell table:formula="of:=[.B300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6">
            <text:p>6</text:p>
          </table:table-cell>
          <table:table-cell table:style-name="ce3" table:formula="of:=&quot;insert into game_score (id, matchid, squad, goals, points, time_type) values (&quot; &amp; [.A301] &amp; &quot;, &quot; &amp; [.B301] &amp; &quot;, &quot; &amp; [.C301] &amp; &quot;, &quot; &amp; [.D301] &amp; &quot;, &quot; &amp; [.E301] &amp; &quot;, &quot; &amp; [.F301] &amp; &quot;);&quot;" office:value-type="string" office:string-value="insert into game_score (id, matchid, squad, goals, points, time_type) values (276, 12, 27, null, 0, 6);">
            <text:p>insert into game_score (id, matchid, squad, goals, points, time_type) values (276, 12, 27, null, 0, 6);</text:p>
          </table:table-cell>
          <table:table-cell table:number-columns-repeated="1017"/>
        </table:table-row>
        <table:table-row table:style-name="ro1">
          <table:table-cell table:formula="of:=[.A301]+1" office:value-type="float" office:value="277">
            <text:p>277</text:p>
          </table:table-cell>
          <table:table-cell table:formula="of:=[.B301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02] &amp; &quot;, &quot; &amp; [.B302] &amp; &quot;, &quot; &amp; [.C302] &amp; &quot;, &quot; &amp; [.D302] &amp; &quot;, &quot; &amp; [.E302] &amp; &quot;, &quot; &amp; [.F302] &amp; &quot;);&quot;" office:value-type="string" office:string-value="insert into game_score (id, matchid, squad, goals, points, time_type) values (277, 12, 1, null, 0, 7);">
            <text:p>insert into game_score (id, matchid, squad, goals, points, time_type) values (277, 12, 1, null, 0, 7);</text:p>
          </table:table-cell>
          <table:table-cell table:number-columns-repeated="1017"/>
        </table:table-row>
        <table:table-row table:style-name="ro1">
          <table:table-cell table:formula="of:=[.A302]+1" office:value-type="float" office:value="278">
            <text:p>278</text:p>
          </table:table-cell>
          <table:table-cell table:formula="of:=[.B302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7">
            <text:p>7</text:p>
          </table:table-cell>
          <table:table-cell table:style-name="ce3" table:formula="of:=&quot;insert into game_score (id, matchid, squad, goals, points, time_type) values (&quot; &amp; [.A303] &amp; &quot;, &quot; &amp; [.B303] &amp; &quot;, &quot; &amp; [.C303] &amp; &quot;, &quot; &amp; [.D303] &amp; &quot;, &quot; &amp; [.E303] &amp; &quot;, &quot; &amp; [.F303] &amp; &quot;);&quot;" office:value-type="string" office:string-value="insert into game_score (id, matchid, squad, goals, points, time_type) values (278, 12, 27, null, 0, 7);">
            <text:p>insert into game_score (id, matchid, squad, goals, points, time_type) values (278, 12, 27, null, 0, 7);</text:p>
          </table:table-cell>
          <table:table-cell table:number-columns-repeated="1017"/>
        </table:table-row>
        <table:table-row table:style-name="ro1">
          <table:table-cell table:formula="of:=[.A303]+1" office:value-type="float" office:value="279">
            <text:p>279</text:p>
          </table:table-cell>
          <table:table-cell table:formula="of:=[.B303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304] &amp; &quot;, &quot; &amp; [.B304] &amp; &quot;, &quot; &amp; [.C304] &amp; &quot;, &quot; &amp; [.D304] &amp; &quot;, &quot; &amp; [.E304] &amp; &quot;, &quot; &amp; [.F304] &amp; &quot;);&quot;" office:value-type="string" office:string-value="insert into game_score (id, matchid, squad, goals, points, time_type) values (279, 12, 1, null, 0, 8);">
            <text:p>insert into game_score (id, matchid, squad, goals, points, time_type) values (279, 12, 1, null, 0, 8);</text:p>
          </table:table-cell>
          <table:table-cell table:number-columns-repeated="1017"/>
        </table:table-row>
        <table:table-row table:style-name="ro1">
          <table:table-cell table:formula="of:=[.A304]+1" office:value-type="float" office:value="280">
            <text:p>280</text:p>
          </table:table-cell>
          <table:table-cell table:formula="of:=[.B304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8">
            <text:p>8</text:p>
          </table:table-cell>
          <table:table-cell table:style-name="ce3" table:formula="of:=&quot;insert into game_score (id, matchid, squad, goals, points, time_type) values (&quot; &amp; [.A305] &amp; &quot;, &quot; &amp; [.B305] &amp; &quot;, &quot; &amp; [.C305] &amp; &quot;, &quot; &amp; [.D305] &amp; &quot;, &quot; &amp; [.E305] &amp; &quot;, &quot; &amp; [.F305] &amp; &quot;);&quot;" office:value-type="string" office:string-value="insert into game_score (id, matchid, squad, goals, points, time_type) values (280, 12, 27, null, 0, 8);">
            <text:p>insert into game_score (id, matchid, squad, goals, points, time_type) values (280, 12, 27, null, 0, 8);</text:p>
          </table:table-cell>
          <table:table-cell table:number-columns-repeated="1017"/>
        </table:table-row>
        <table:table-row table:style-name="ro1">
          <table:table-cell table:formula="of:=[.A305]+1" office:value-type="float" office:value="281">
            <text:p>281</text:p>
          </table:table-cell>
          <table:table-cell table:formula="of:=[.B305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306] &amp; &quot;, &quot; &amp; [.B306] &amp; &quot;, &quot; &amp; [.C306] &amp; &quot;, &quot; &amp; [.D306] &amp; &quot;, &quot; &amp; [.E306] &amp; &quot;, &quot; &amp; [.F306] &amp; &quot;);&quot;" office:value-type="string" office:string-value="insert into game_score (id, matchid, squad, goals, points, time_type) values (281, 12, 1, null, 0, 9);">
            <text:p>insert into game_score (id, matchid, squad, goals, points, time_type) values (281, 12, 1, null, 0, 9);</text:p>
          </table:table-cell>
          <table:table-cell table:number-columns-repeated="1017"/>
        </table:table-row>
        <table:table-row table:style-name="ro1">
          <table:table-cell table:formula="of:=[.A306]+1" office:value-type="float" office:value="282">
            <text:p>282</text:p>
          </table:table-cell>
          <table:table-cell table:formula="of:=[.B306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string">
            <text:p>null</text:p>
          </table:table-cell>
          <table:table-cell office:value-type="float" office:value="0">
            <text:p>0</text:p>
          </table:table-cell>
          <table:table-cell table:style-name="ce3" office:value-type="float" office:value="9">
            <text:p>9</text:p>
          </table:table-cell>
          <table:table-cell table:style-name="ce3" table:formula="of:=&quot;insert into game_score (id, matchid, squad, goals, points, time_type) values (&quot; &amp; [.A307] &amp; &quot;, &quot; &amp; [.B307] &amp; &quot;, &quot; &amp; [.C307] &amp; &quot;, &quot; &amp; [.D307] &amp; &quot;, &quot; &amp; [.E307] &amp; &quot;, &quot; &amp; [.F307] &amp; &quot;);&quot;" office:value-type="string" office:string-value="insert into game_score (id, matchid, squad, goals, points, time_type) values (282, 12, 27, null, 0, 9);">
            <text:p>insert into game_score (id, matchid, squad, goals, points, time_type) values (282, 12, 27, null, 0, 9);</text:p>
          </table:table-cell>
          <table:table-cell table:number-columns-repeated="1017"/>
        </table:table-row>
        <table:table-row table:style-name="ro2">
          <table:table-cell table:formula="of:=[.A307]+1" office:value-type="float" office:value="283">
            <text:p>283</text:p>
          </table:table-cell>
          <table:table-cell table:formula="of:=[.B307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308] &amp; &quot;, &quot; &amp; [.B308] &amp; &quot;, &quot; &amp; [.C308] &amp; &quot;, &quot; &amp; [.D308] &amp; &quot;, &quot; &amp; [.E308] &amp; &quot;, &quot; &amp; [.F308] &amp; &quot;);&quot;" office:value-type="string" office:string-value="insert into game_score (id, matchid, squad, goals, points, time_type) values (283, 12, 1, 17, 0, 9000);">
            <text:p>insert into game_score (id, matchid, squad, goals, points, time_type) values (283, 12, 1, 17, 0, 9000);</text:p>
          </table:table-cell>
          <table:table-cell table:number-columns-repeated="1017"/>
        </table:table-row>
        <table:table-row table:style-name="ro2">
          <table:table-cell table:formula="of:=[.A308]+1" office:value-type="float" office:value="284">
            <text:p>284</text:p>
          </table:table-cell>
          <table:table-cell table:formula="of:=[.B308]" office:value-type="float" office:value="12">
            <text:p>12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0">
            <text:p>9000</text:p>
          </table:table-cell>
          <table:table-cell table:style-name="ce3" table:formula="of:=&quot;insert into game_score (id, matchid, squad, goals, points, time_type) values (&quot; &amp; [.A309] &amp; &quot;, &quot; &amp; [.B309] &amp; &quot;, &quot; &amp; [.C309] &amp; &quot;, &quot; &amp; [.D309] &amp; &quot;, &quot; &amp; [.E309] &amp; &quot;, &quot; &amp; [.F309] &amp; &quot;);&quot;" office:value-type="string" office:string-value="insert into game_score (id, matchid, squad, goals, points, time_type) values (284, 12, 27, 0, 0, 9000);">
            <text:p>insert into game_score (id, matchid, squad, goals, points, time_type) values (284, 12, 27, 0, 0, 9000);</text:p>
          </table:table-cell>
          <table:table-cell table:number-columns-repeated="1017"/>
        </table:table-row>
        <table:table-row table:style-name="ro2">
          <table:table-cell table:formula="of:=[.A309]+1" office:value-type="float" office:value="285">
            <text:p>285</text:p>
          </table:table-cell>
          <table:table-cell table:formula="of:=[.B309]"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310] &amp; &quot;, &quot; &amp; [.B310] &amp; &quot;, &quot; &amp; [.C310] &amp; &quot;, &quot; &amp; [.D310] &amp; &quot;, &quot; &amp; [.E310] &amp; &quot;, &quot; &amp; [.F310] &amp; &quot;);&quot;" office:value-type="string" office:string-value="insert into game_score (id, matchid, squad, goals, points, time_type) values (285, 12, 1, 18, 0, 9001);">
            <text:p>insert into game_score (id, matchid, squad, goals, points, time_type) values (285, 12, 1, 18, 0, 9001);</text:p>
          </table:table-cell>
          <table:table-cell table:number-columns-repeated="1017"/>
        </table:table-row>
        <table:table-row table:style-name="ro2">
          <table:table-cell table:formula="of:=[.A310]+1" office:value-type="float" office:value="286">
            <text:p>286</text:p>
          </table:table-cell>
          <table:table-cell table:formula="of:=[.B310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style-name="ce3" office:value-type="float" office:value="9001">
            <text:p>9001</text:p>
          </table:table-cell>
          <table:table-cell table:style-name="ce3" table:formula="of:=&quot;insert into game_score (id, matchid, squad, goals, points, time_type) values (&quot; &amp; [.A311] &amp; &quot;, &quot; &amp; [.B311] &amp; &quot;, &quot; &amp; [.C311] &amp; &quot;, &quot; &amp; [.D311] &amp; &quot;, &quot; &amp; [.E311] &amp; &quot;, &quot; &amp; [.F311] &amp; &quot;);&quot;" office:value-type="string" office:string-value="insert into game_score (id, matchid, squad, goals, points, time_type) values (286, 12, 27, 2, 0, 9001);">
            <text:p>insert into game_score (id, matchid, squad, goals, points, time_type) values (286, 12, 27, 2, 0, 9001);</text:p>
          </table:table-cell>
          <table:table-cell table:number-columns-repeated="1017"/>
        </table:table-row>
        <table:table-row table:style-name="ro2">
          <table:table-cell table:formula="of:=[.A311]+1" office:value-type="float" office:value="287">
            <text:p>287</text:p>
          </table:table-cell>
          <table:table-cell table:formula="of:=[.B311]" office:value-type="float" office:value="12">
            <text:p>1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3" table:formula="of:=&quot;insert into game_score (id, matchid, squad, goals, points, time_type) values (&quot; &amp; [.A312] &amp; &quot;, &quot; &amp; [.B312] &amp; &quot;, &quot; &amp; [.C312] &amp; &quot;, &quot; &amp; [.D312] &amp; &quot;, &quot; &amp; [.E312] &amp; &quot;, &quot; &amp; [.F312] &amp; &quot;);&quot;" office:value-type="string" office:string-value="insert into game_score (id, matchid, squad, goals, points, time_type) values (287, 12, 1, 0, 0, 9002);">
            <text:p>insert into game_score (id, matchid, squad, goals, points, time_type) values (287, 12, 1, 0, 0, 9002);</text:p>
          </table:table-cell>
          <table:table-cell table:number-columns-repeated="1017"/>
        </table:table-row>
        <table:table-row table:style-name="ro2">
          <table:table-cell table:formula="of:=[.A312]+1" office:value-type="float" office:value="288">
            <text:p>288</text:p>
          </table:table-cell>
          <table:table-cell table:formula="of:=[.B312]" office:value-type="float" office:value="12">
            <text:p>12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3" office:value-type="float" office:value="9002">
            <text:p>9002</text:p>
          </table:table-cell>
          <table:table-cell table:style-name="ce7" table:formula="of:=&quot;insert into game_score (id, matchid, squad, goals, points, time_type) values (&quot; &amp; [.A313] &amp; &quot;, &quot; &amp; [.B313] &amp; &quot;, &quot; &amp; [.C313] &amp; &quot;, &quot; &amp; [.D313] &amp; &quot;, &quot; &amp; [.E313] &amp; &quot;, &quot; &amp; [.F313] &amp; &quot;);&quot;" office:value-type="string" office:string-value="insert into game_score (id, matchid, squad, goals, points, time_type) values (288, 12, 27, 1, 0, 9002);">
            <text:p>insert into game_score (id, matchid, squad, goals, points, time_type) values (288, 12, 27, 1, 0, 9002);</text:p>
          </table:table-cell>
          <table:table-cell table:number-columns-repeated="1017"/>
        </table:table-row>
        <table:table-row table:style-name="ro2" table:number-rows-repeated="1048262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8000" number:language="es" number:country="GT">
      <number:number number:min-integer-digits="1"/>
    </number:number-style>
    <number:number-style style:name="N8107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7" number:language="es" number:country="GT">
      <number:text>(Q</number:text>
      <number:number number:decimal-places="0" number:min-integer-digits="1" number:grouping="true"/>
      <number:text>)</number:text>
      <style:map style:condition="value()&gt;=0" style:apply-style-name="N8107P0"/>
    </number:number-style>
    <number:number-style style:name="N8108P0" style:volatile="true" number:language="es" number:country="GT">
      <number:text>Q</number:text>
      <number:number number:decimal-places="0" number:min-integer-digits="1" number:grouping="true"/>
      <number:text> </number:text>
    </number:number-style>
    <number:number-style style:name="N8108" number:language="es" number:country="GT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8108P0"/>
    </number:number-style>
    <number:number-style style:name="N8110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0" number:language="es" number:country="GT">
      <number:text>(Q</number:text>
      <number:number number:decimal-places="2" number:min-integer-digits="1" number:grouping="true"/>
      <number:text>)</number:text>
      <style:map style:condition="value()&gt;=0" style:apply-style-name="N8110P0"/>
    </number:number-style>
    <number:number-style style:name="N8111P0" style:volatile="true" number:language="es" number:country="GT">
      <number:text>Q</number:text>
      <number:number number:decimal-places="2" number:min-integer-digits="1" number:grouping="true"/>
      <number:text> </number:text>
    </number:number-style>
    <number:number-style style:name="N8111" number:language="es" number:country="GT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8111P0"/>
    </number:number-style>
    <number:date-style style:name="N8112" number:language="es" number:country="GT">
      <number:day number:style="long"/>
      <number:text>-</number:text>
      <number:month number:textual="true"/>
      <number:text>-</number:text>
      <number:year/>
    </number:date-style>
    <number:date-style style:name="N8113" number:language="es" number:country="GT">
      <number:day number:style="long"/>
      <number:text>-</number:text>
      <number:month number:textual="true"/>
    </number:date-style>
    <number:date-style style:name="N8114" number:language="es" number:country="GT">
      <number:month number:textual="true"/>
      <number:text>-</number:text>
      <number:year/>
    </number:date-style>
    <number:date-style style:name="N8115" number:language="es" number:country="GT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es" number:country="GT">
      <number:number number:decimal-places="0" number:min-integer-digits="1" number:grouping="true"/>
      <number:text> </number:text>
    </number:number-style>
    <number:number-style style:name="N8117" number:language="es" number:country="GT">
      <number:text>(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8P0" style:volatile="true" number:language="es" number:country="GT">
      <number:number number:decimal-places="0" number:min-integer-digits="1" number:grouping="true"/>
      <number:text> </number:text>
    </number:number-style>
    <number:number-style style:name="N8118" number:language="es" number:country="GT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18P0"/>
    </number:number-style>
    <number:number-style style:name="N8120P0" style:volatile="true" number:language="es" number:country="GT">
      <number:number number:decimal-places="2" number:min-integer-digits="1" number:grouping="true"/>
      <number:text> </number:text>
    </number:number-style>
    <number:number-style style:name="N8120" number:language="es" number:country="GT">
      <number:text>(</number:text>
      <number:number number:decimal-places="2" number:min-integer-digits="1" number:grouping="true"/>
      <number:text>)</number:text>
      <style:map style:condition="value()&gt;=0" style:apply-style-name="N8120P0"/>
    </number:number-style>
    <number:number-style style:name="N8121P0" style:volatile="true" number:language="es" number:country="GT">
      <number:number number:decimal-places="2" number:min-integer-digits="1" number:grouping="true"/>
      <number:text> </number:text>
    </number:number-style>
    <number:number-style style:name="N8121" number:language="es" number:country="GT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1P0"/>
    </number:number-style>
    <number:number-style style:name="N8124P0" style:volatile="true" number:language="es" number:country="GT">
      <number:number number:decimal-places="0" number:min-integer-digits="1" number:grouping="true"/>
      <number:text> </number:text>
    </number:number-style>
    <number:number-style style:name="N8124P1" style:volatile="true" number:language="es" number:country="GT">
      <number:text> (</number:text>
      <number:number number:decimal-places="0" number:min-integer-digits="1" number:grouping="true"/>
      <number:text>)</number:text>
    </number:number-style>
    <number:number-style style:name="N8124P2" style:volatile="true" number:language="es" number:country="GT">
      <number:text> - </number:text>
    </number:number-style>
    <number:text-style style:name="N8124" number:language="es" number:country="G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es" number:country="GT">
      <number:text> Q</number:text>
      <number:number number:decimal-places="0" number:min-integer-digits="1" number:grouping="true"/>
      <number:text> </number:text>
    </number:number-style>
    <number:number-style style:name="N8128P1" style:volatile="true" number:language="es" number:country="GT">
      <number:text> Q(</number:text>
      <number:number number:decimal-places="0" number:min-integer-digits="1" number:grouping="true"/>
      <number:text>)</number:text>
    </number:number-style>
    <number:number-style style:name="N8128P2" style:volatile="true" number:language="es" number:country="GT">
      <number:text> Q- </number:text>
    </number:number-style>
    <number:text-style style:name="N8128" number:language="es" number:country="G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1P0" style:volatile="true" number:language="es" number:country="GT">
      <number:number number:decimal-places="2" number:min-integer-digits="1" number:grouping="true"/>
      <number:text> </number:text>
    </number:number-style>
    <number:number-style style:name="N8131P1" style:volatile="true" number:language="es" number:country="GT">
      <number:text> (</number:text>
      <number:number number:decimal-places="2" number:min-integer-digits="1" number:grouping="true"/>
      <number:text>)</number:text>
    </number:number-style>
    <number:number-style style:name="N8131P2" style:volatile="true" number:language="es" number:country="GT">
      <number:text> -</number:text>
      <number:number number:decimal-places="0" number:min-integer-digits="0"/>
      <number:text> </number:text>
    </number:number-style>
    <number:text-style style:name="N8131" number:language="es" number:country="GT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s" number:country="GT">
      <number:text> Q</number:text>
      <number:number number:decimal-places="2" number:min-integer-digits="1" number:grouping="true"/>
      <number:text> </number:text>
    </number:number-style>
    <number:number-style style:name="N8135P1" style:volatile="true" number:language="es" number:country="GT">
      <number:text> Q(</number:text>
      <number:number number:decimal-places="2" number:min-integer-digits="1" number:grouping="true"/>
      <number:text>)</number:text>
    </number:number-style>
    <number:number-style style:name="N8135P2" style:volatile="true" number:language="es" number:country="GT">
      <number:text> Q-</number:text>
      <number:number number:decimal-places="0" number:min-integer-digits="0"/>
      <number:text> </number:text>
    </number:number-style>
    <number:text-style style:name="N8135" number:language="es" number:country="GT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s" number:country="GT">
      <number:minutes number:style="long"/>
      <number:text>:</number:text>
      <number:seconds number:style="long"/>
    </number:time-style>
    <number:time-style style:name="N8137" number:language="es" number:country="G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s" number:country="GT">
      <number:minutes number:style="long"/>
      <number:text>:</number:text>
      <number:seconds number:style="long" number:decimal-places="1"/>
    </number:time-style>
    <number:number-style style:name="N8139" number:language="es" number:country="GT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5">05/03/2017</text:date>, <text:time>22:03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1957" style:display-name="PageStyle_195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59" style:display-name="PageStyle_1959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2" style:display-name="PageStyle_196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3" style:display-name="PageStyle_196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5" style:display-name="PageStyle_196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68" style:display-name="PageStyle_196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0" style:display-name="PageStyle_197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2" style:display-name="PageStyle_197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4" style:display-name="PageStyle_197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6" style:display-name="PageStyle_197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78" style:display-name="PageStyle_197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0" style:display-name="PageStyle_198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2" style:display-name="PageStyle_198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4" style:display-name="PageStyle_198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6" style:display-name="PageStyle_198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88" style:display-name="PageStyle_198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0" style:display-name="PageStyle_199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2" style:display-name="PageStyle_199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4" style:display-name="PageStyle_199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6" style:display-name="PageStyle_199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1998" style:display-name="PageStyle_199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0" style:display-name="PageStyle_200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2" style:display-name="PageStyle_200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4" style:display-name="PageStyle_200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6" style:display-name="PageStyle_200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08" style:display-name="PageStyle_2008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0" style:display-name="PageStyle_201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2" style:display-name="PageStyle_201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3" style:display-name="PageStyle_201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5" style:display-name="PageStyle_201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017" style:display-name="PageStyle_201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5T22:03:35</dc:date>
    <dc:creator>Esdras Salazar</dc:creator>
    <meta:generator>OpenOffice/4.1.3$Unix OpenOffice.org_project/413m1$Build-9783</meta:generator>
    <meta:editing-duration>PT2H9M37S</meta:editing-duration>
    <meta:editing-cycles>14</meta:editing-cycles>
    <meta:document-statistic meta:table-count="1" meta:cell-count="2133" meta:object-count="0"/>
  </office:meta>
</office:document-meta>
</file>